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4.205cm"/>
    </style:style>
    <style:style style:name="co13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969cm"/>
    </style:style>
    <style:style style:name="co23" style:family="table-column">
      <style:table-column-properties fo:break-before="auto" style:column-width="3.667cm"/>
    </style:style>
    <style:style style:name="co24" style:family="table-column">
      <style:table-column-properties fo:break-before="auto" style:column-width="9.407cm"/>
    </style:style>
    <style:style style:name="co6" style:family="table-column">
      <style:table-column-properties fo:break-before="auto" style:column-width="1.573cm"/>
    </style:style>
    <style:style style:name="co7" style:family="table-column">
      <style:table-column-properties fo:break-before="auto" style:column-width="9.456cm"/>
    </style:style>
    <style:style style:name="co8" style:family="table-column">
      <style:table-column-properties fo:break-before="auto" style:column-width="1.734cm"/>
    </style:style>
    <style:style style:name="co9" style:family="table-column">
      <style:table-column-properties fo:break-before="auto" style:column-width="1.958cm"/>
    </style:style>
    <style:style style:name="co10" style:family="table-column">
      <style:table-column-properties fo:break-before="auto" style:column-width="2.069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2.32cm"/>
    </style:style>
    <style:style style:name="co14" style:family="table-column">
      <style:table-column-properties fo:break-before="auto" style:column-width="1.529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471cm"/>
    </style:style>
    <style:style style:name="co18" style:family="table-column">
      <style:table-column-properties fo:break-before="auto" style:column-width="1.75cm"/>
    </style:style>
    <style:style style:name="co19" style:family="table-column">
      <style:table-column-properties fo:break-before="auto" style:column-width="4.235cm"/>
    </style:style>
    <style:style style:name="co20" style:family="table-column">
      <style:table-column-properties fo:break-before="auto" style:column-width="5.138cm"/>
    </style:style>
    <style:style style:name="co25" style:family="table-column">
      <style:table-column-properties fo:break-before="auto" style:column-width="4.039cm"/>
    </style:style>
    <style:style style:name="co26" style:family="table-column">
      <style:table-column-properties fo:break-before="auto" style:column-width="13.257cm"/>
    </style:style>
    <style:style style:name="co27" style:family="table-column">
      <style:table-column-properties fo:break-before="auto" style:column-width="5.69cm"/>
    </style:style>
    <style:style style:name="co28" style:family="table-column">
      <style:table-column-properties fo:break-before="auto" style:column-width="1.048cm"/>
    </style:style>
    <style:style style:name="co29" style:family="table-column">
      <style:table-column-properties fo:break-before="auto" style:column-width="4.064cm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96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2.369cm" fo:break-before="auto" style:use-optimal-row-height="false"/>
    </style:style>
    <style:style style:name="ro11" style:family="table-row">
      <style:table-row-properties style:row-height="1.244cm" fo:break-before="auto" style:use-optimal-row-height="false"/>
    </style:style>
    <style:style style:name="ro12" style:family="table-row">
      <style:table-row-properties style:row-height="1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31" style:family="table-cell" style:parent-style-name="Default">
      <style:table-cell-properties style:vertical-align="middle"/>
      <style:text-properties style:text-position=""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7pt" style:font-size-asian="7pt" style:font-size-complex="7pt"/>
    </style:style>
    <style:style style:name="ce17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Droid Sans Mono" fo:font-size="4pt" style:font-size-asian="4pt" style:font-size-complex="4pt"/>
    </style:style>
    <style:style style:name="ce180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fo:background-color="#7da647" style:vertical-align="middle"/>
      <style:text-properties style:text-position=""/>
    </style:style>
    <style:style style:name="ce183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50">
      <style:table-cell-properties style:vertical-align="middle"/>
      <style:text-properties style:text-position="" fo:font-size="8pt" style:font-size-asian="8pt" style:font-size-complex="8pt"/>
    </style:style>
    <style:style style:name="ce186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  <style:text-properties style:text-position=""/>
    </style:style>
    <style:style style:name="ce188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text-position="" style:font-name="Droid Sans Mono" fo:font-size="4pt" style:font-size-asian="4pt" style:font-size-complex="4pt"/>
    </style:style>
    <style:style style:name="ce4" style:family="table-cell" style:parent-style-name="Default">
      <style:table-cell-properties style:vertical-align="middle"/>
      <style:text-properties style:text-position="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60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b84700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9pt" style:font-size-asian="9pt" style:font-size-complex="9pt"/>
    </style:style>
    <style:style style:name="ce28" style:family="table-cell" style:parent-style-name="Default">
      <style:table-cell-properties fo:background-color="#94bd5e" style:vertical-align="middle"/>
      <style:text-properties fo:color="#808080" fo:font-size="9pt" style:font-size-asian="9pt" style:font-size-complex="9pt"/>
    </style:style>
    <style:style style:name="ce29" style:family="table-cell" style:parent-style-name="Default">
      <style:table-cell-properties fo:background-color="#83caff" style:vertical-align="middle"/>
      <style:text-properties fo:font-size="9pt" style:font-size-asian="9pt" style:font-size-complex="9pt"/>
    </style:style>
    <style:style style:name="ce30" style:family="table-cell" style:parent-style-name="Default">
      <style:table-cell-properties style:vertical-align="middle"/>
      <style:text-properties fo:color="#808080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style:vertical-align="middle"/>
      <style:text-properties fo:color="#808080" fo:font-size="9pt" style:font-size-asian="9pt" style:font-size-complex="9pt"/>
    </style:style>
    <style:style style:name="ce32" style:family="table-cell" style:parent-style-name="Default">
      <style:table-cell-properties fo:background-color="#94bd5e" style:vertical-align="middle"/>
      <style:text-properties fo:font-size="9pt" style:font-size-asian="9pt" style:font-size-complex="9pt"/>
    </style:style>
    <style:style style:name="ce33" style:family="table-cell" style:parent-style-name="Default">
      <style:table-cell-properties style:vertical-align="middle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vertical-align="middle"/>
      <style:text-properties fo:color="#b84700" fo:font-size="9pt" style:font-size-asian="9pt" style:font-size-complex="9pt"/>
    </style:style>
    <style:style style:name="ce35" style:family="table-cell" style:parent-style-name="Default"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60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style:text-underline-style="solid" style:text-underline-width="auto" style:text-underline-color="font-color"/>
    </style:style>
    <style:style style:name="ce39" style:family="table-cell" style:parent-style-name="Default">
      <style:table-cell-properties style:vertical-align="middle"/>
      <style:text-properties fo:color="#808080" style:text-underline-style="solid" style:text-underline-width="auto" style:text-und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808080"/>
    </style:style>
    <style:style style:name="ce41" style:family="table-cell" style:parent-style-name="Default">
      <style:table-cell-properties fo:background-color="#ffff00" style:vertical-align="middl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3" style:family="table-cell" style:parent-style-name="Default">
      <style:table-cell-properties fo:background-color="#ffff99" style:vertical-align="middle"/>
    </style:style>
    <style:style style:name="ce44" style:family="table-cell" style:parent-style-name="Default">
      <style:table-cell-properties fo:background-color="#ffff66" style:vertical-align="middl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b84700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text-underline-style="solid" style:text-underline-width="auto" style:text-underline-color="font-colo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49" style:family="table-cell" style:parent-style-name="Default">
      <style:table-cell-properties style:vertical-align="middle"/>
      <style:text-properties fo:color="#808080"/>
    </style:style>
    <style:style style:name="ce50" style:family="table-cell" style:parent-style-name="Default">
      <style:table-cell-properties fo:background-color="transparent" style:vertical-align="middle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none" style:font-size-asian="8pt" style:font-size-complex="8pt"/>
    </style:style>
    <style:style style:name="ce55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color="#b84700" fo:font-size="8pt" style:text-underline-style="none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600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7da647" style:text-align-source="fix" style:repeat-content="false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fo:background-color="#ffd32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68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84700" fo:font-size="7pt" fo:font-weight="bold" style:font-size-asian="7pt" style:font-weight-asian="bold" style:font-size-complex="7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72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73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74" style:family="table-cell" style:parent-style-name="Default" style:data-style-name="N111">
      <style:table-cell-properties fo:background-color="#00ae00"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75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76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84700" style:text-line-through-style="none" style:text-line-through-type="none" fo:font-size="10pt" style:text-underline-style="none" fo:font-weight="bold" style:font-size-asian="10pt" style:font-size-complex="10pt"/>
    </style:style>
    <style:style style:name="ce78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solid" style:text-underline-width="auto" style:text-underline-color="font-color" fo:font-weight="bold" style:font-size-asian="10pt" style:font-size-complex="10pt"/>
    </style:style>
    <style:style style:name="ce79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88" style:family="table-cell" style:parent-style-name="Default">
      <style:table-cell-properties fo:background-color="#00ae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color="#b84700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93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94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96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8" style:family="table-cell" style:parent-style-name="Default" style:data-style-name="N111">
      <style:table-cell-properties fo:background-color="#33cc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111">
      <style:table-cell-properties fo:background-color="#5c852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84700" fo:font-weight="bold" style:font-weight-asian="bold" style:font-weight-complex="bold"/>
    </style:style>
    <style:style style:name="ce101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3" style:family="table-cell" style:parent-style-name="Default" style:data-style-name="N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10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10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style:font-size-asian="9pt" style:font-size-complex="9pt"/>
    </style:style>
    <style:style style:name="ce10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84700" fo:font-size="9pt" style:font-size-asian="9pt" style:font-size-complex="9pt"/>
    </style:style>
    <style:style style:name="ce10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style:text-underline-style="solid" style:text-underline-width="auto" style:text-underline-color="font-color" style:font-size-asian="9pt" style:font-size-complex="9pt"/>
    </style:style>
    <style:style style:name="ce11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111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ce112" style:family="table-cell" style:parent-style-name="Default" style:data-style-name="N3">
      <style:table-cell-properties style:vertical-align="middle"/>
      <style:text-properties fo:font-size="8pt" style:font-size-asian="8pt" style:font-size-complex="8pt"/>
    </style:style>
    <style:style style:name="ce113" style:family="table-cell" style:parent-style-name="Default" style:data-style-name="N3">
      <style:table-cell-properties style:vertical-align="middle"/>
      <style:text-properties fo:color="#808080" fo:font-size="8pt" style:font-size-asian="8pt" style:font-size-complex="8pt"/>
    </style:style>
    <style:style style:name="ce114" style:family="table-cell" style:parent-style-name="Default" style:data-style-name="N3">
      <style:table-cell-properties fo:background-color="transparent" style:vertical-align="middle"/>
      <style:text-properties fo:font-size="8pt" style:font-size-asian="8pt" style:font-size-complex="8pt"/>
    </style:style>
    <style:style style:name="ce115" style:family="table-cell" style:parent-style-name="Default" style:data-style-name="N3">
      <style:table-cell-properties fo:background-color="transparent" style:vertical-align="middle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 style:data-style-name="N3">
      <style:table-cell-properties fo:background-color="transparent" style:vertical-align="middle"/>
      <style:text-properties fo:color="#b84700" fo:font-size="8pt" style:font-size-asian="8pt" style:font-size-complex="8pt"/>
    </style:style>
    <style:style style:name="ce117" style:family="table-cell" style:parent-style-name="Default" style:data-style-name="N3">
      <style:table-cell-properties fo:background-color="transparent" style:vertical-align="middle"/>
      <style:text-properties fo:font-size="8pt" style:text-underline-style="solid" style:text-underline-width="auto" style:text-underline-color="font-color" style:font-size-asian="8pt" style:font-size-complex="8pt"/>
    </style:style>
    <style:style style:name="ce118" style:family="table-cell" style:parent-style-name="Default" style:data-style-name="N3">
      <style:table-cell-properties fo:background-color="#94bd5e" style:vertical-align="middle"/>
      <style:text-properties fo:font-size="8pt" style:font-size-asian="8pt" style:font-size-complex="8pt"/>
    </style:style>
    <style:style style:name="ce119" style:family="table-cell" style:parent-style-name="Default" style:data-style-name="N3">
      <style:table-cell-properties fo:background-color="#7da647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3">
      <style:table-cell-properties fo:background-color="#94bd5e" style:vertical-align="middle"/>
      <style:text-properties fo:font-size="8pt" style:text-underline-style="solid" style:text-underline-width="auto" style:text-underline-color="font-color" style:font-size-asian="8pt" style:font-size-complex="8pt"/>
    </style:style>
    <style:style style:name="ce121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600"/>
    </style:style>
    <style:style style:name="ce122" style:family="table-cell" style:parent-style-name="Default" style:data-style-name="N3">
      <style:table-cell-properties fo:background-color="#7da647" style:vertical-align="middle"/>
      <style:text-properties fo:font-size="8pt" style:text-underline-style="solid" style:text-underline-width="auto" style:text-underline-color="font-color" style:font-size-asian="8pt" style:font-size-complex="8pt"/>
    </style:style>
    <style:style style:name="ce123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style:text-underline-style="solid" style:text-underline-width="auto" style:text-underline-color="font-color" fo:font-weight="bold" style:font-size-asian="7pt" style:font-style-asian="italic" style:font-weight-asian="bold" style:font-size-complex="7pt" style:font-style-complex="italic" style:font-weight-complex="bold"/>
    </style:style>
    <style:style style:name="ce124" style:family="table-cell" style:parent-style-name="Default" style:data-style-name="N3">
      <style:table-cell-properties fo:background-color="#94bd5e" style:vertical-align="middle"/>
      <style:text-properties fo:color="#b84700" fo:font-size="8pt" style:font-size-asian="8pt" style:font-size-complex="8pt"/>
    </style:style>
    <style:style style:name="ce125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fo:font-weight="bold" style:font-size-asian="7pt" style:font-style-asian="italic" style:font-weight-asian="bold" style:font-size-complex="7pt" style:font-style-complex="italic" style:font-weight-complex="600"/>
    </style:style>
    <style:style style:name="ce126" style:family="table-cell" style:parent-style-name="Default" style:data-style-name="N3">
      <style:table-cell-properties fo:background-color="#9966cc" style:vertical-align="middle"/>
      <style:text-properties fo:font-size="8pt" style:font-size-asian="8pt" style:font-size-complex="8pt"/>
    </style:style>
    <style:style style:name="ce127" style:family="table-cell" style:parent-style-name="Default" style:data-style-name="N3">
      <style:table-cell-properties fo:background-color="transparent" style:vertical-align="middle"/>
      <style:text-properties fo:color="#808080" fo:font-size="8pt" style:font-size-asian="8pt" style:font-size-complex="8pt"/>
    </style:style>
    <style:style style:name="ce128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/>
    </style:style>
    <style:style style:name="ce1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84700"/>
    </style:style>
    <style:style style:name="ce1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34" style:family="table-cell" style:parent-style-name="Default">
      <style:table-cell-properties style:vertical-align="middle"/>
      <style:text-properties style:font-name="Droid Sans Mono" fo:font-size="5pt" style:font-size-asian="5pt" style:font-size-complex="5pt"/>
    </style:style>
    <style:style style:name="ce135" style:family="table-cell" style:parent-style-name="Default">
      <style:table-cell-properties fo:border-bottom="none" fo:background-color="#99ccff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136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fo:font-weight="normal" style:font-size-asian="4pt" style:font-weight-asian="normal" style:font-size-complex="4pt" style:font-weight-complex="normal"/>
    </style:style>
    <style:style style:name="ce137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38" style:family="table-cell" style:parent-style-name="Default">
      <style:table-cell-properties fo:border-bottom="none" fo:background-color="#944794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139" style:family="table-cell" style:parent-style-name="Default">
      <style:table-cell-properties fo:background-color="#944794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40" style:family="table-cell" style:parent-style-name="Default">
      <style:table-cell-properties fo:background-color="#9966cc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4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42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4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144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145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46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style:font-name="Droid Sans Mono" fo:font-size="4pt" fo:font-weight="bold" style:font-size-asian="4pt" style:font-weight-asian="bold" style:font-size-complex="4pt" style:font-weight-complex="bold"/>
    </style:style>
    <style:style style:name="ce147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fo:color="#b84700" style:font-name="Droid Sans Mono" fo:font-size="4pt" style:font-size-asian="4pt" style:font-size-complex="4pt"/>
    </style:style>
    <style:style style:name="ce148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style:font-name="Droid Sans Mono" fo:font-size="4pt" style:text-underline-style="solid" style:text-underline-width="auto" style:text-underline-color="font-color" style:font-size-asian="4pt" style:font-size-complex="4pt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5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51" style:family="table-cell" style:parent-style-name="Default">
      <style:table-cell-properties fo:border-bottom="none" fo:background-color="#ffd320" fo:border-left="none" fo:border-right="none" fo:border-top="0.51pt solid #000000" style:vertical-align="middle"/>
      <style:text-properties fo:color="#808080" fo:font-size="8pt" style:font-size-asian="8pt" style:font-size-complex="8pt"/>
    </style:style>
    <style:style style:name="ce152" style:family="table-cell" style:parent-style-name="Default">
      <style:table-cell-properties style:vertical-align="middle"/>
      <style:text-properties fo:color="#808080" fo:font-size="8pt" style:font-size-asian="8pt" style:font-size-complex="8pt"/>
    </style:style>
    <style:style style:name="ce153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8pt" style:font-size-asian="8pt" style:font-size-complex="8pt"/>
    </style:style>
    <style:style style:name="ce155" style:family="table-cell" style:parent-style-name="Default">
      <style:table-cell-properties fo:background-color="transparent" style:vertical-align="middle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style:vertical-align="middle"/>
      <style:text-properties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>
      <style:table-cell-properties fo:background-color="transparent" style:vertical-align="middle"/>
      <style:text-properties fo:color="#b84700" fo:font-size="8pt" style:font-size-asian="8pt" style:font-size-complex="8pt"/>
    </style:style>
    <style:style style:name="ce158" style:family="table-cell" style:parent-style-name="Default">
      <style:table-cell-properties fo:background-color="transparent" style:vertical-align="middle"/>
      <style:text-properties fo:font-size="8pt" style:text-underline-style="solid" style:text-underline-width="auto" style:text-underline-color="font-color" style:font-size-asian="8pt" style:font-size-complex="8pt"/>
    </style:style>
    <style:style style:name="ce159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/>
    </style:style>
    <style:style style:name="ce160" style:family="table-cell" style:parent-style-name="Default">
      <style:table-cell-properties style:vertical-align="middle"/>
      <style:text-properties style:font-name="Calibri" style:font-name-asian="Droid Sans Fallback" style:font-name-complex="FreeSans"/>
    </style:style>
    <style:style style:name="ce161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transparent" style:vertical-align="middle"/>
      <style:text-properties fo:color="#b84700"/>
    </style:style>
    <style:style style:name="ce163" style:family="table-cell" style:parent-style-name="Default">
      <style:table-cell-properties fo:background-color="transparent" style:vertical-align="middle"/>
      <style:text-properties style:text-underline-style="solid" style:text-underline-width="auto" style:text-underline-color="font-color"/>
    </style:style>
    <style:style style:name="ce164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68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 style:data-style-name="N45">
      <style:table-cell-properties style:text-align-source="fix" style:repeat-content="false" style:vertical-align="middle"/>
      <style:paragraph-properties fo:text-align="center" fo:margin-left="0cm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84700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text-underline-style="solid" style:text-underline-width="auto" style:text-underline-color="font-color"/>
    </style:style>
    <style:style style:name="ce1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173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84700" fo:font-size="7pt" style:font-size-asian="7pt" style:font-size-complex="7pt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text-underline-style="solid" style:text-underline-width="auto" style:text-underline-color="font-color" style:font-size-asian="7pt" style:font-size-complex="7pt"/>
    </style:style>
    <style:style style:name="ce19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192" style:family="table-cell" style:parent-style-name="Default">
      <style:table-cell-properties fo:background-color="transparent" style:vertical-align="middle"/>
      <style:text-properties fo:font-size="7pt" style:font-size-asian="7pt" style:font-size-complex="7pt"/>
    </style:style>
    <style:style style:name="ce193" style:family="table-cell" style:parent-style-name="Default">
      <style:table-cell-properties fo:background-color="transparent" style:vertical-align="middle"/>
      <style:text-properties fo:font-size="7pt" fo:font-weight="bold" style:font-size-asian="7pt" style:font-weight-asian="bold" style:font-size-complex="7pt" style:font-weight-complex="bold"/>
    </style:style>
    <style:style style:name="ce194" style:family="table-cell" style:parent-style-name="Default">
      <style:table-cell-properties fo:background-color="transparent" style:vertical-align="middle"/>
      <style:text-properties fo:color="#b84700" fo:font-size="7pt" style:font-size-asian="7pt" style:font-size-complex="7pt"/>
    </style:style>
    <style:style style:name="ce195" style:family="table-cell" style:parent-style-name="Default">
      <style:table-cell-properties fo:background-color="transparent" style:vertical-align="middle"/>
      <style:text-properties fo:font-size="7pt" style:text-underline-style="solid" style:text-underline-width="auto" style:text-underline-color="font-color" style:font-size-asian="7pt" style:font-size-complex="7pt"/>
    </style:style>
    <style:style style:name="ce196" style:family="table-cell" style:parent-style-name="Default">
      <style:text-properties fo:font-size="7pt" style:font-size-asian="7pt" style:font-size-complex="7pt"/>
    </style:style>
    <style:style style:name="ce197" style:family="table-cell" style:parent-style-name="Default"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2" style:family="table-cell" style:parent-style-name="Default">
      <style:table-cell-properties fo:background-color="#5c852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03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5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20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207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</style:style>
    <style:style style:name="ce20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20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10" style:family="table-cell" style:parent-style-name="Default" style:data-style-name="N11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212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7da647" style:vertical-align="middle"/>
    </style:style>
    <style:style style:name="ce215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 style:data-style-name="N50">
      <style:table-cell-properties style:vertical-align="middle"/>
      <style:text-properties fo:font-size="8pt" style:font-size-asian="8pt" style:font-size-complex="8pt"/>
    </style:style>
    <style:style style:name="ce218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</style:style>
    <style:style style:name="ce220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Droid Sans Mono" fo:font-size="4pt" style:font-size-asian="4pt" style:font-size-complex="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88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82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62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5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5pt" style:font-size-asian="5pt" style:font-size-complex="5pt"/>
    </style:style>
    <style:style style:name="T9" style:family="text">
      <style:text-properties style:font-size-asian="7pt" style:font-size-complex="7pt"/>
    </style:style>
    <style:style style:name="T10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ronologique" table:style-name="ta1">
        <office:forms form:automatic-focus="false" form:apply-design-mode="false"/>
        <table:shapes>
          <draw:frame draw:z-index="0" draw:style-name="gr1" draw:text-style-name="P1" svg:width="30.786cm" svg:height="14.703cm" svg:x="0.09cm" svg:y="29.873cm">
            <draw:object draw:notify-on-update-of-ranges="chronologique.J1:chronologique.J1 chronologique.J2:chronologique.J56 chronologique.K1:chronologique.K1 chronologique.K2:chronologique.K56 chronologique.L1:chronologique.L1 chronologique.L2:chronologique.L5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Default"/>
        <table:table-column table:style-name="co12" table:default-cell-style-name="Default"/>
        <table:table-column table:style-name="co10" table:default-cell-style-name="ce20"/>
        <table:table-column table:style-name="co14" table:default-cell-style-name="ce20"/>
        <table:table-column table:style-name="co15" table:number-columns-repeated="2" table:default-cell-style-name="ce20"/>
        <table:table-column table:style-name="co16" table:default-cell-style-name="ce20"/>
        <table:table-column table:style-name="co17" table:number-columns-repeated="2" table:default-cell-style-name="ce20"/>
        <table:table-column table:style-name="co18" table:number-columns-repeated="8" table:default-cell-style-name="ce20"/>
        <table:table-column table:style-name="co13" table:default-cell-style-name="ce20"/>
        <table:table-column table:style-name="co19" table:default-cell-style-name="ce20"/>
        <table:table-column table:style-name="co20" table:default-cell-style-name="ce20"/>
        <table:table-column table:style-name="co13" table:default-cell-style-name="ce20"/>
        <table:table-column table:style-name="co25" table:default-cell-style-name="ce20"/>
        <table:table-column table:style-name="co13" table:default-cell-style-name="ce20"/>
        <table:table-column table:style-name="co26" table:default-cell-style-name="Default"/>
        <table:table-column table:style-name="co13" table:number-columns-repeated="995" table:default-cell-style-name="Default"/>
        <table:table-row table:style-name="ro4">
          <table:table-cell table:style-name="ce17" office:value-type="string" calcext:value-type="string">
            <text:p>num</text:p>
          </table:table-cell>
          <table:table-cell table:style-name="ce17" office:value-type="string" calcext:value-type="string">
            <text:p>exec</text:p>
          </table:table-cell>
          <table:table-cell table:style-name="ce36" office:value-type="string" calcext:value-type="string">
            <text:p>Ndocs corpus</text:p>
            <text:p><text:span text:style-name="T4">seg</text:span></text:p>
          </table:table-cell>
          <table:table-cell table:style-name="ce36" office:value-type="string" calcext:value-type="string">
            <text:p>Ndocs corpus</text:p>
            <text:p><text:span text:style-name="T4">refseg</text:span></text:p>
          </table:table-cell>
          <table:table-cell table:style-name="ce36" office:value-type="string" calcext:value-type="string">
            <text:p>Nbibl corpus</text:p>
            <text:p><text:span text:style-name="T4">refseg</text:span></text:p>
          </table:table-cell>
          <table:table-cell table:style-name="ce36" office:value-type="string" calcext:value-type="string">
            <text:p>Ndocs corpus</text:p>
            <text:p><text:span text:style-name="T4">citation</text:span></text:p>
          </table:table-cell>
          <table:table-cell table:style-name="ce36" office:value-type="string" calcext:value-type="string">
            <text:p>Nbibl corpus</text:p>
            <text:p><text:span text:style-name="T4">citation</text:span></text:p>
          </table:table-cell>
          <table:table-cell table:style-name="ce36" office:value-type="string" calcext:value-type="string">
            <text:p>eps du modèle courant</text:p>
          </table:table-cell>
          <table:table-cell table:style-name="ce57" office:value-type="string" calcext:value-type="string">
            <text:p>Rappel sur assiette vérifiable</text:p>
            <text:p><text:span text:style-name="T9">(couples sans err)</text:span></text:p>
          </table:table-cell>
          <table:table-cell table:style-name="ce17" office:value-type="string" calcext:value-type="string">
            <text:p>Rappel</text:p>
          </table:table-cell>
          <table:table-cell table:style-name="ce17" office:value-type="string" calcext:value-type="string">
            <text:p>Précision</text:p>
          </table:table-cell>
          <table:table-cell table:style-name="ce17" office:value-type="string" calcext:value-type="string">
            <text:p>F-score</text:p>
          </table:table-cell>
          <table:table-cell table:style-name="ce17" office:value-type="string" calcext:value-type="string">
            <text:p>taux docs xerr</text:p>
          </table:table-cell>
          <table:table-cell table:style-name="ce17" office:value-type="string" calcext:value-type="string">
            <text:p>taux docs vides</text:p>
          </table:table-cell>
          <table:table-cell table:style-name="ce111" office:value-type="string" calcext:value-type="string">
            <text:p>trouvées</text:p>
            <text:p>par titre</text:p>
          </table:table-cell>
          <table:table-cell table:style-name="ce111" office:value-type="string" calcext:value-type="string">
            <text:p>trouvées</text:p>
            <text:p>par vol</text:p>
          </table:table-cell>
          <table:table-cell table:style-name="ce111" office:value-type="string" calcext:value-type="string">
            <text:p>trouvées par auteurs</text:p>
            <text:p>+date</text:p>
          </table:table-cell>
          <table:table-cell table:style-name="ce121" office:value-type="string" calcext:value-type="string">
            <text:p>total</text:p>
            <text:p>trouvées</text:p>
          </table:table-cell>
          <table:table-cell table:style-name="ce123" office:value-type="string" calcext:value-type="string">
            <text:p>total</text:p>
            <text:p>générées</text:p>
          </table:table-cell>
          <table:table-cell table:style-name="ce125" office:value-type="string" calcext:value-type="string">
            <text:p>restantes</text:p>
            <text:p>non alignées</text:p>
          </table:table-cell>
          <table:table-cell table:style-name="ce123" office:value-type="string" calcext:value-type="string">
            <text:p>assiette vérifiable <text:span text:style-name="T6">(couples gold+ todo_sans_xerr)</text:span></text:p>
          </table:table-cell>
          <table:table-cell table:style-name="ce123" office:value-type="string" calcext:value-type="string">
            <text:p>total gold</text:p>
          </table:table-cell>
          <table:table-cell table:style-name="ce128" office:value-type="string" calcext:value-type="string">
            <text:p>date éval</text:p>
          </table:table-cell>
          <table:table-cell table:style-name="ce128" office:value-type="string" calcext:value-type="string">
            <text:p>commit</text:p>
          </table:table-cell>
          <table:table-cell table:style-name="ce128" office:value-type="string" calcext:value-type="string">
            <text:p>remarques</text:p>
          </table:table-cell>
          <table:table-cell table:style-name="ce128" office:value-type="string" calcext:value-type="string">
            <text:p>corpus eval</text:p>
          </table:table-cell>
          <table:table-cell table:style-name="ce164" office:value-type="string" calcext:value-type="string">
            <text:p>training time</text:p>
          </table:table-cell>
          <table:table-cell table:style-name="ce164" office:value-type="string" calcext:value-type="string">
            <text:p>analysis time</text:p>
            <text:p>(balisage)</text:p>
          </table:table-cell>
          <table:table-cell table:style-name="ce36" office:value-type="string" calcext:value-type="string">
            <text:p>fichier de log</text:p>
          </table:table-cell>
          <table:table-cell table:number-columns-repeated="995"/>
        </table:table-row>
        <table:table-row table:style-name="ro5">
          <table:table-cell table:style-name="ce18" office:value-type="float" office:value="1" calcext:value-type="float">
            <text:p>1</text:p>
          </table:table-cell>
          <table:table-cell table:style-name="ce26" office:value-type="string" calcext:value-type="string">
            <text:p>grobid 0.2.1 branche trunk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1" office:value-type="string" calcext:value-type="string">
            <text:p>10-5 CRFPP</text:p>
          </table:table-cell>
          <table:table-cell table:style-name="ce58" office:value-type="float" office:value="46.2" calcext:value-type="float">
            <text:p>46,2</text:p>
          </table:table-cell>
          <table:table-cell table:style-name="ce72" table:formula="of:=100*[.R2]/[.V2]" office:value-type="float" office:value="45.7529369222353" calcext:value-type="float">
            <text:p>45,8</text:p>
          </table:table-cell>
          <table:table-cell table:style-name="ce80" office:value-type="float" office:value="59.2" calcext:value-type="float">
            <text:p>59,2</text:p>
          </table:table-cell>
          <table:table-cell table:style-name="ce91" table:formula="of:=([.J2]+[.K2])/2" office:value-type="float" office:value="52.4764684611177" calcext:value-type="float">
            <text:p>52,5</text:p>
          </table:table-cell>
          <table:table-cell table:style-name="ce102" table:formula="of:=42/10211" office:value-type="percentage" office:value="0.0041132112427774" calcext:value-type="percentage">
            <text:p>0,41%</text:p>
          </table:table-cell>
          <table:table-cell table:style-name="ce105" table:formula="of:=908/10211" office:value-type="percentage" office:value="0.0889237097248066" calcext:value-type="percentage">
            <text:p>8,89%</text:p>
          </table:table-cell>
          <table:table-cell table:style-name="ce112" office:value-type="float" office:value="54879" calcext:value-type="float">
            <text:p>54 879</text:p>
          </table:table-cell>
          <table:table-cell table:style-name="ce112" office:value-type="float" office:value="4499" calcext:value-type="float">
            <text:p>4 499</text:p>
          </table:table-cell>
          <table:table-cell table:style-name="ce112" office:value-type="float" office:value="38386" calcext:value-type="float">
            <text:p>38 386</text:p>
          </table:table-cell>
          <table:table-cell table:style-name="ce112" office:value-type="float" office:value="98690" calcext:value-type="float">
            <text:p>98 690</text:p>
          </table:table-cell>
          <table:table-cell table:style-name="ce112" office:value-type="float" office:value="166589" calcext:value-type="float">
            <text:p>166 589</text:p>
          </table:table-cell>
          <table:table-cell table:style-name="ce112" office:value-type="float" office:value="67899" calcext:value-type="float">
            <text:p>67 899</text:p>
          </table:table-cell>
          <table:table-cell table:style-name="ce112" office:value-type="float" office:value="213569" calcext:value-type="float">
            <text:p>213 569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4-09</text:p>
          </table:table-cell>
          <table:table-cell table:style-name="ce134" office:value-type="string" calcext:value-type="string">
            <text:p>v 0.2.14</text:p>
          </table:table-cell>
          <table:table-cell table:style-name="ce150"/>
          <table:table-cell office:value-type="string" calcext:value-type="string">
            <text:p>10kELS-s1</text:p>
          </table:table-cell>
          <table:table-cell table:style-name="ce165" office:value-type="string" calcext:value-type="string">
            <text:p>-</text:p>
          </table:table-cell>
          <table:table-cell table:style-name="ce48" office:value-type="string" calcext:value-type="string">
            <text:p>?</text:p>
          </table:table-cell>
          <table:table-cell table:style-name="ce191" office:value-type="string" calcext:value-type="string">
            <text:p>/home/loth/refbib/corpus/bibistex/05_docs/s1/06b_grobid_results/gb_10kELS.log</text:p>
          </table:table-cell>
          <table:table-cell table:number-columns-repeated="995"/>
        </table:table-row>
        <table:table-row table:style-name="ro5"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grobid 0.3.0 branche segm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416" calcext:value-type="float">
            <text:p>4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1" office:value-type="string" calcext:value-type="string">
            <text:p>10-5</text:p>
          </table:table-cell>
          <table:table-cell table:style-name="ce59" office:value-type="float" office:value="60.6" calcext:value-type="float">
            <text:p>60,6</text:p>
          </table:table-cell>
          <table:table-cell table:style-name="ce72" table:formula="of:=100*[.R3]/[.V3]" office:value-type="float" office:value="57.0583490185534" calcext:value-type="float">
            <text:p>57,1</text:p>
          </table:table-cell>
          <table:table-cell table:style-name="ce81" office:value-type="float" office:value="64" calcext:value-type="float">
            <text:p>64</text:p>
          </table:table-cell>
          <table:table-cell table:style-name="ce92" table:formula="of:=([.J3]+[.K3])/2" office:value-type="float" office:value="60.5291745092767" calcext:value-type="float">
            <text:p>60,5</text:p>
          </table:table-cell>
          <table:table-cell table:style-name="ce103" table:formula="of:=503/10211" office:value-type="percentage" office:value="0.0492606013123103" calcext:value-type="percentage">
            <text:p>4,93%</text:p>
          </table:table-cell>
          <table:table-cell table:style-name="ce103" table:formula="of:=351/10211" office:value-type="percentage" office:value="0.0343746939574968" calcext:value-type="percentage">
            <text:p>3,44%</text:p>
          </table:table-cell>
          <table:table-cell table:style-name="ce112" office:value-type="float" office:value="68913" calcext:value-type="float">
            <text:p>68 913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52534" calcext:value-type="float">
            <text:p>52 534</text:p>
          </table:table-cell>
          <table:table-cell table:style-name="ce112" office:value-type="float" office:value="123076" calcext:value-type="float">
            <text:p>123 076</text:p>
          </table:table-cell>
          <table:table-cell table:style-name="ce112" office:value-type="float" office:value="192248" calcext:value-type="float">
            <text:p>192 248</text:p>
          </table:table-cell>
          <table:table-cell table:style-name="ce112" office:value-type="float" office:value="69172" calcext:value-type="float">
            <text:p>69 172</text:p>
          </table:table-cell>
          <table:table-cell table:style-name="ce112" office:value-type="float" office:value="203248" calcext:value-type="float">
            <text:p>203 248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29" office:value-type="string" calcext:value-type="string">
            <text:p>14-12</text:p>
          </table:table-cell>
          <table:table-cell table:style-name="ce135" office:value-type="string" calcext:value-type="string">
            <text:p>3b5ba53066f19f98e89b066db7a6d5c4235fb7e2</text:p>
          </table:table-cell>
          <table:table-cell table:style-name="ce151" office:value-type="string" calcext:value-type="string">
            <text:p>décomptes sans champ volume suite à ancienne syntaxe @type au lieu de la nouvelle @unit</text:p>
          </table:table-cell>
          <table:table-cell table:style-name="ce159" office:value-type="string" calcext:value-type="string">
            <text:p>10kELS-s1</text:p>
          </table:table-cell>
          <table:table-cell table:style-name="ce166" office:value-type="string" calcext:value-type="string">
            <text:p>-</text:p>
          </table:table-cell>
          <table:table-cell table:style-name="ce172" office:value-type="string" calcext:value-type="string">
            <text:p>?</text:p>
          </table:table-cell>
          <table:table-cell table:style-name="ce191" office:value-type="string" calcext:value-type="string">
            <text:p>/home/loth/refbib/corpus/bibistex/05_docs/s1/06d_groseg_results/groseg3_10kELS.log</text:p>
          </table:table-cell>
          <table:table-cell table:number-columns-repeated="995"/>
        </table:table-row>
        <table:table-row table:style-name="ro5">
          <table:table-cell table:style-name="ce18" office:value-type="float" office:value="3" calcext:value-type="float">
            <text:p>3</text:p>
          </table:table-cell>
          <table:table-cell table:style-name="ce28" office:value-type="string" calcext:value-type="string">
            <text:p>grobid 0.3.0 branche segm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416" calcext:value-type="float">
            <text:p>4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2" office:value-type="string" calcext:value-type="string">
            <text:p>10-5</text:p>
          </table:table-cell>
          <table:table-cell table:style-name="ce60" office:value-type="float" office:value="63.3" calcext:value-type="float">
            <text:p>63,3</text:p>
          </table:table-cell>
          <table:table-cell table:style-name="ce72" table:formula="of:=100*[.R4]/[.V4]" office:value-type="float" office:value="59.6920751777916" calcext:value-type="float">
            <text:p>59,7</text:p>
          </table:table-cell>
          <table:table-cell table:style-name="ce82" office:value-type="float" office:value="67" calcext:value-type="float">
            <text:p>67</text:p>
          </table:table-cell>
          <table:table-cell table:style-name="ce93" table:formula="of:=([.J4]+[.K4])/2" office:value-type="float" office:value="63.3460375888958" calcext:value-type="float">
            <text:p>63,3</text:p>
          </table:table-cell>
          <table:table-cell table:style-name="ce104" table:formula="of:=503/10211" office:value-type="percentage" office:value="0.0492606013123103" calcext:value-type="percentage">
            <text:p>4,93%</text:p>
          </table:table-cell>
          <table:table-cell table:style-name="ce104" table:formula="of:=351/10211" office:value-type="percentage" office:value="0.0343746939574968" calcext:value-type="percentage">
            <text:p>3,44%</text:p>
          </table:table-cell>
          <table:table-cell table:style-name="ce112" office:value-type="float" office:value="68695" calcext:value-type="float">
            <text:p>68 695</text:p>
          </table:table-cell>
          <table:table-cell table:style-name="ce112" office:value-type="float" office:value="5234" calcext:value-type="float">
            <text:p>5 234</text:p>
          </table:table-cell>
          <table:table-cell table:style-name="ce112" office:value-type="float" office:value="52373" calcext:value-type="float">
            <text:p>52 373</text:p>
          </table:table-cell>
          <table:table-cell table:style-name="ce112" office:value-type="float" office:value="128757" calcext:value-type="float">
            <text:p>128 757</text:p>
          </table:table-cell>
          <table:table-cell table:style-name="ce112" office:value-type="float" office:value="192248" calcext:value-type="float">
            <text:p>192 248</text:p>
          </table:table-cell>
          <table:table-cell table:style-name="ce112" office:value-type="float" office:value="63491" calcext:value-type="float">
            <text:p>63 491</text:p>
          </table:table-cell>
          <table:table-cell table:style-name="ce112" office:value-type="float" office:value="203248" calcext:value-type="float">
            <text:p>203 248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9" office:value-type="string" calcext:value-type="string">
            <text:p>15-02</text:p>
          </table:table-cell>
          <table:table-cell table:style-name="ce136" office:value-type="string" calcext:value-type="string">
            <text:p>3b5ba53066f19f98e89b066db7a6d5c4235fb7e2</text:p>
          </table:table-cell>
          <table:table-cell table:style-name="ce152"/>
          <table:table-cell table:style-name="ce49" office:value-type="string" calcext:value-type="string">
            <text:p>10kELS-s1</text:p>
          </table:table-cell>
          <table:table-cell table:style-name="ce165" office:value-type="string" calcext:value-type="string">
            <text:p>-</text:p>
          </table:table-cell>
          <table:table-cell table:style-name="ce48" office:value-type="string" calcext:value-type="string">
            <text:p>?</text:p>
          </table:table-cell>
          <table:table-cell table:style-name="ce191" office:value-type="string" calcext:value-type="string">
            <text:p>/home/loth/refbib/corpus/bibistex/05_docs/s1/06d_groseg_results/groseg3_10kELS_avec_volumes.log</text:p>
          </table:table-cell>
          <table:table-cell table:number-columns-repeated="995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26" office:value-type="string" calcext:value-type="string">
            <text:p>grobid 0.3.0 branche segm + seg-a-40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2" office:value-type="string" calcext:value-type="string">
            <text:p>10-5</text:p>
          </table:table-cell>
          <table:table-cell table:style-name="ce61" office:value-type="float" office:value="61" calcext:value-type="float">
            <text:p>61</text:p>
          </table:table-cell>
          <table:table-cell table:style-name="ce72" table:formula="of:=100*[.R5]/[.V5]" office:value-type="float" office:value="57.7574616832482" calcext:value-type="float">
            <text:p>57,8</text:p>
          </table:table-cell>
          <table:table-cell table:style-name="ce83" office:value-type="float" office:value="67.4" calcext:value-type="float">
            <text:p>67,4</text:p>
          </table:table-cell>
          <table:table-cell table:style-name="ce94" table:formula="of:=([.J5]+[.K5])/2" office:value-type="float" office:value="62.5787308416241" calcext:value-type="float">
            <text:p>62,6</text:p>
          </table:table-cell>
          <table:table-cell table:style-name="ce102" table:formula="of:=342/10211" office:value-type="percentage" office:value="0.0334932915483302" calcext:value-type="percentage">
            <text:p>3,35%</text:p>
          </table:table-cell>
          <table:table-cell table:style-name="ce102" table:formula="of:=251/10211" office:value-type="percentage" office:value="0.0245813338556459" calcext:value-type="percentage">
            <text:p>2,46%</text:p>
          </table:table-cell>
          <table:table-cell table:style-name="ce112" office:value-type="float" office:value="70995" calcext:value-type="float">
            <text:p>70 995</text:p>
          </table:table-cell>
          <table:table-cell table:style-name="ce112" office:value-type="float" office:value="7094" calcext:value-type="float">
            <text:p>7 094</text:p>
          </table:table-cell>
          <table:table-cell table:style-name="ce112" office:value-type="float" office:value="43958" calcext:value-type="float">
            <text:p>43 958</text:p>
          </table:table-cell>
          <table:table-cell table:style-name="ce112" office:value-type="float" office:value="124584" calcext:value-type="float">
            <text:p>124 584</text:p>
          </table:table-cell>
          <table:table-cell table:style-name="ce112" office:value-type="float" office:value="184952" calcext:value-type="float">
            <text:p>184 952</text:p>
          </table:table-cell>
          <table:table-cell table:style-name="ce112" office:value-type="float" office:value="60368" calcext:value-type="float">
            <text:p>60 368</text:p>
          </table:table-cell>
          <table:table-cell table:style-name="ce112" office:value-type="float" office:value="204088" calcext:value-type="float">
            <text:p>204 088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21-02</text:p>
          </table:table-cell>
          <table:table-cell table:style-name="ce137" office:value-type="string" calcext:value-type="string">
            <text:p>3b5ba53066f19f98e89b066db7a6d5c4235fb7e2</text:p>
          </table:table-cell>
          <table:table-cell table:style-name="ce150"/>
          <table:table-cell office:value-type="string" calcext:value-type="string">
            <text:p>10kELS-s1</text:p>
          </table:table-cell>
          <table:table-cell table:style-name="ce167" office:value-type="string" calcext:value-type="string">
            <text:p>5:52:44.937</text:p>
          </table:table-cell>
          <table:table-cell table:style-name="ce173" office:value-type="string" calcext:value-type="string">
            <text:p>01:49 1 cpu</text:p>
          </table:table-cell>
          <table:table-cell table:style-name="ce191" office:value-type="string" calcext:value-type="string">
            <text:p>/home/loth/refbib/analyses/08-BI-10kELS-s1-g030_avec_seg-a-40/gb_eval_08.log</text:p>
          </table:table-cell>
          <table:table-cell table:number-columns-repeated="995"/>
        </table:table-row>
        <table:table-row table:style-name="ro5">
          <table:table-cell table:style-name="ce18" office:value-type="float" office:value="5" calcext:value-type="float">
            <text:p>5</text:p>
          </table:table-cell>
          <table:table-cell table:style-name="ce27" office:value-type="string" calcext:value-type="string">
            <text:p>grobid 0.3.3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416" calcext:value-type="float">
            <text:p>4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1" office:value-type="string" calcext:value-type="string">
            <text:p>10-5</text:p>
          </table:table-cell>
          <table:table-cell table:style-name="ce62" office:value-type="float" office:value="45.6" calcext:value-type="float">
            <text:p>45,6</text:p>
          </table:table-cell>
          <table:table-cell table:style-name="ce72" table:formula="of:=100*[.R6]/[.V6]" office:value-type="float" office:value="42.3728106368972" calcext:value-type="float">
            <text:p>42,4</text:p>
          </table:table-cell>
          <table:table-cell table:style-name="ce81" office:value-type="float" office:value="68.6" calcext:value-type="float">
            <text:p>68,6</text:p>
          </table:table-cell>
          <table:table-cell table:style-name="ce92" table:formula="of:=([.J6]+[.K6])/2" office:value-type="float" office:value="55.4864053184486" calcext:value-type="float">
            <text:p>55,5</text:p>
          </table:table-cell>
          <table:table-cell table:style-name="ce103" table:formula="of:=470/10211" office:value-type="percentage" office:value="0.0460287924786994" calcext:value-type="percentage">
            <text:p>4,60%</text:p>
          </table:table-cell>
          <table:table-cell table:style-name="ce103" table:formula="of:=2243/10211" office:value-type="percentage" office:value="0.219665067084517" calcext:value-type="percentage">
            <text:p>21,97%</text:p>
          </table:table-cell>
          <table:table-cell table:style-name="ce112" office:value-type="float" office:value="49325" calcext:value-type="float">
            <text:p>49 325</text:p>
          </table:table-cell>
          <table:table-cell table:style-name="ce112" office:value-type="float" office:value="4720" calcext:value-type="float">
            <text:p>4 720</text:p>
          </table:table-cell>
          <table:table-cell table:style-name="ce112" office:value-type="float" office:value="35817" calcext:value-type="float">
            <text:p>35 817</text:p>
          </table:table-cell>
          <table:table-cell table:style-name="ce112" office:value-type="float" office:value="91399" calcext:value-type="float">
            <text:p>91 399</text:p>
          </table:table-cell>
          <table:table-cell table:style-name="ce112" office:value-type="float" office:value="133270" calcext:value-type="float">
            <text:p>133 270</text:p>
          </table:table-cell>
          <table:table-cell table:style-name="ce112" office:value-type="float" office:value="41871" calcext:value-type="float">
            <text:p>41 871</text:p>
          </table:table-cell>
          <table:table-cell table:style-name="ce112" office:value-type="float" office:value="200511" calcext:value-type="float">
            <text:p>200 511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29" office:value-type="string" calcext:value-type="string">
            <text:p>15-02</text:p>
          </table:table-cell>
          <table:table-cell table:style-name="ce138" office:value-type="string" calcext:value-type="string">
            <text:p>e839f823cfb31e17f5396eefaff550c46d6a1875</text:p>
          </table:table-cell>
          <table:table-cell table:style-name="ce153" office:value-type="string" calcext:value-type="string">
            <text:p>reste des erreurs layout et refseg</text:p>
          </table:table-cell>
          <table:table-cell table:style-name="ce159" office:value-type="string" calcext:value-type="string">
            <text:p>10kELS-s1</text:p>
          </table:table-cell>
          <table:table-cell table:style-name="ce168" office:value-type="string" calcext:value-type="string">
            <text:p>-</text:p>
          </table:table-cell>
          <table:table-cell table:style-name="ce172" office:value-type="string" calcext:value-type="string">
            <text:p>?</text:p>
          </table:table-cell>
          <table:table-cell table:style-name="ce191" office:value-type="string" calcext:value-type="string">
            <text:p>/home/loth/refbib/analyses/06-BI-10kELS-s1-g033/eval_g033_normal_s1.log</text:p>
          </table:table-cell>
          <table:table-cell table:number-columns-repeated="995"/>
        </table:table-row>
        <table:table-row table:style-name="ro5">
          <table:table-cell table:style-name="ce18" office:value-type="float" office:value="6" calcext:value-type="float">
            <text:p>6</text:p>
          </table:table-cell>
          <table:table-cell table:style-name="ce26" office:value-type="string" calcext:value-type="string">
            <text:p>grobid 0.3.3 + seg-a-4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2" office:value-type="string" calcext:value-type="string">
            <text:p>10-5</text:p>
          </table:table-cell>
          <table:table-cell table:style-name="ce61" office:value-type="float" office:value="56.6" calcext:value-type="float">
            <text:p>56,6</text:p>
          </table:table-cell>
          <table:table-cell table:style-name="ce72" table:formula="of:=100*[.R7]/[.V7]" office:value-type="float" office:value="51.4904822393858" calcext:value-type="float">
            <text:p>51,5</text:p>
          </table:table-cell>
          <table:table-cell table:style-name="ce83" office:value-type="float" office:value="68.9" calcext:value-type="float">
            <text:p>68,9</text:p>
          </table:table-cell>
          <table:table-cell table:style-name="ce79" table:formula="of:=([.J7]+[.K7])/2" office:value-type="float" office:value="60.1952411196929" calcext:value-type="float">
            <text:p>60,2</text:p>
          </table:table-cell>
          <table:table-cell table:style-name="ce105" table:formula="of:=625/10211" office:value-type="percentage" office:value="0.0612085006365684" calcext:value-type="percentage">
            <text:p>6,12%</text:p>
          </table:table-cell>
          <table:table-cell table:style-name="ce102" table:formula="of:=971/10211" office:value-type="percentage" office:value="0.0950935265889727" calcext:value-type="percentage">
            <text:p>9,51%</text:p>
          </table:table-cell>
          <table:table-cell table:style-name="ce112" office:value-type="float" office:value="61604" calcext:value-type="float">
            <text:p>61 604</text:p>
          </table:table-cell>
          <table:table-cell table:style-name="ce112" office:value-type="float" office:value="5829" calcext:value-type="float">
            <text:p>5 829</text:p>
          </table:table-cell>
          <table:table-cell table:style-name="ce112" office:value-type="float" office:value="41668" calcext:value-type="float">
            <text:p>41 668</text:p>
          </table:table-cell>
          <table:table-cell table:style-name="ce112" office:value-type="float" office:value="111066" calcext:value-type="float">
            <text:p>111 066</text:p>
          </table:table-cell>
          <table:table-cell table:style-name="ce112" office:value-type="float" office:value="161169" calcext:value-type="float">
            <text:p>161 169</text:p>
          </table:table-cell>
          <table:table-cell table:style-name="ce112" office:value-type="float" office:value="50103" calcext:value-type="float">
            <text:p>50 103</text:p>
          </table:table-cell>
          <table:table-cell table:style-name="ce112" office:value-type="float" office:value="196377" calcext:value-type="float">
            <text:p>196 377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5-02</text:p>
          </table:table-cell>
          <table:table-cell table:style-name="ce139" office:value-type="string" calcext:value-type="string">
            <text:p>e839f823cfb31e17f5396eefaff550c46d6a1875</text:p>
          </table:table-cell>
          <table:table-cell table:style-name="ce150" office:value-type="string" calcext:value-type="string">
            <text:p>reste des erreurs layout et refseg</text:p>
          </table:table-cell>
          <table:table-cell office:value-type="string" calcext:value-type="string">
            <text:p>10kELS-s1</text:p>
          </table:table-cell>
          <table:table-cell table:style-name="ce169" office:value-type="string" calcext:value-type="string">
            <text:p>0:07:44.035</text:p>
          </table:table-cell>
          <table:table-cell table:style-name="ce48" office:value-type="string" calcext:value-type="string">
            <text:p>?</text:p>
          </table:table-cell>
          <table:table-cell table:style-name="ce191" office:value-type="string" calcext:value-type="string">
            <text:p>/home/loth/refbib/analyses/07-BI-10kELS-s1-g033_avec_seg-a-40/eval_g033_avec_seg-a-40_s1.log</text:p>
          </table:table-cell>
          <table:table-cell table:number-columns-repeated="995"/>
        </table:table-row>
        <table:table-row table:style-name="ro5">
          <table:table-cell table:style-name="ce18" office:value-type="float" office:value="7" calcext:value-type="float">
            <text:p>7</text:p>
          </table:table-cell>
          <table:table-cell table:style-name="ce26" office:value-type="string" calcext:value-type="string">
            <text:p>grobid 0.3.3b (= avec seg-b-18PL)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49.8" calcext:value-type="float">
            <text:p>49,8</text:p>
          </table:table-cell>
          <table:table-cell table:style-name="ce72" table:formula="of:=100*[.R8]/[.V8]" office:value-type="float" office:value="46.5582145738102" calcext:value-type="float">
            <text:p>46,6</text:p>
          </table:table-cell>
          <table:table-cell table:style-name="ce84" office:value-type="float" office:value="69.7" calcext:value-type="float">
            <text:p>69,7</text:p>
          </table:table-cell>
          <table:table-cell table:style-name="ce79" table:formula="of:=([.J8]+[.K8])/2" office:value-type="float" office:value="58.1291072869051" calcext:value-type="float">
            <text:p>58,1</text:p>
          </table:table-cell>
          <table:table-cell table:style-name="ce102" table:formula="of:=429/10211" office:value-type="percentage" office:value="0.0420135148369406" calcext:value-type="percentage">
            <text:p>4,20%</text:p>
          </table:table-cell>
          <table:table-cell table:style-name="ce105" office:value-type="percentage" office:value="0.212124179806091" calcext:value-type="percentage">
            <text:p>21,21%</text:p>
          </table:table-cell>
          <table:table-cell table:style-name="ce112" office:value-type="float" office:value="54872" calcext:value-type="float">
            <text:p>54 872</text:p>
          </table:table-cell>
          <table:table-cell table:style-name="ce112" office:value-type="float" office:value="5146" calcext:value-type="float">
            <text:p>5 146</text:p>
          </table:table-cell>
          <table:table-cell table:style-name="ce112" office:value-type="float" office:value="38623" calcext:value-type="float">
            <text:p>38 623</text:p>
          </table:table-cell>
          <table:table-cell table:style-name="ce112" office:value-type="float" office:value="100427" calcext:value-type="float">
            <text:p>100 427</text:p>
          </table:table-cell>
          <table:table-cell table:style-name="ce112" office:value-type="float" office:value="144113" calcext:value-type="float">
            <text:p>144 113</text:p>
          </table:table-cell>
          <table:table-cell table:style-name="ce112" office:value-type="float" office:value="43686" calcext:value-type="float">
            <text:p>43 686</text:p>
          </table:table-cell>
          <table:table-cell table:style-name="ce112" office:value-type="float" office:value="201735" calcext:value-type="float">
            <text:p>201 735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20-02</text:p>
          </table:table-cell>
          <table:table-cell table:style-name="ce140" office:value-type="string" calcext:value-type="string">
            <text:p>84c52f9e54b5759e4fdfa4b6218a5a87030d53b5</text:p>
          </table:table-cell>
          <table:table-cell table:style-name="ce150" office:value-type="string" calcext:value-type="string">
            <text:p>correctifs sur gestion exceptions v.33 =&gt; v.33b</text:p>
          </table:table-cell>
          <table:table-cell office:value-type="string" calcext:value-type="string">
            <text:p>10kELS-s1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191" office:value-type="string" calcext:value-type="string">
            <text:p>/home/loth/refbib/analyses/09-BI-10kELS-s1-g033b_avec_seg-b-18_de_PL/09-seg-b-18.eval.log</text:p>
          </table:table-cell>
          <table:table-cell table:number-columns-repeated="995"/>
        </table:table-row>
        <table:table-row table:style-name="ro5">
          <table:table-cell table:style-name="ce18" office:value-type="float" office:value="8" calcext:value-type="float">
            <text:p>8</text:p>
          </table:table-cell>
          <table:table-cell table:style-name="ce26" office:value-type="string" calcext:value-type="string">
            <text:p>grobid 0.3.3c (= avec seg-c-40PL)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55.8" calcext:value-type="float">
            <text:p>55,8</text:p>
          </table:table-cell>
          <table:table-cell table:style-name="ce72" table:formula="of:=100*[.R9]/[.V9]" office:value-type="float" office:value="50.7209019851462" calcext:value-type="float">
            <text:p>50,7</text:p>
          </table:table-cell>
          <table:table-cell table:style-name="ce80" office:value-type="float" office:value="69.4" calcext:value-type="float">
            <text:p>69,4</text:p>
          </table:table-cell>
          <table:table-cell table:style-name="ce91" table:formula="of:=([.J9]+[.K9])/2" office:value-type="float" office:value="60.0604509925731" calcext:value-type="float">
            <text:p>60,1</text:p>
          </table:table-cell>
          <table:table-cell table:style-name="ce105" table:formula="of:=616/10211" office:value-type="percentage" office:value="0.0603270982274018" calcext:value-type="percentage">
            <text:p>6,03%</text:p>
          </table:table-cell>
          <table:table-cell table:style-name="ce106" office:value-type="percentage" office:value="0.11" calcext:value-type="percentage">
            <text:p>11,00%</text:p>
          </table:table-cell>
          <table:table-cell table:style-name="ce112" office:value-type="float" office:value="60447" calcext:value-type="float">
            <text:p>60 447</text:p>
          </table:table-cell>
          <table:table-cell table:style-name="ce112" office:value-type="float" office:value="5709" calcext:value-type="float">
            <text:p>5 709</text:p>
          </table:table-cell>
          <table:table-cell table:style-name="ce112" office:value-type="float" office:value="41230" calcext:value-type="float">
            <text:p>41 230</text:p>
          </table:table-cell>
          <table:table-cell table:style-name="ce112" office:value-type="float" office:value="109406" calcext:value-type="float">
            <text:p>109 406</text:p>
          </table:table-cell>
          <table:table-cell table:style-name="ce112" office:value-type="float" office:value="157751" calcext:value-type="float">
            <text:p>157 751</text:p>
          </table:table-cell>
          <table:table-cell table:style-name="ce112" office:value-type="float" office:value="48345" calcext:value-type="float">
            <text:p>48 345</text:p>
          </table:table-cell>
          <table:table-cell table:style-name="ce112" office:value-type="float" office:value="196005" calcext:value-type="float">
            <text:p>196 005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21-02</text:p>
          </table:table-cell>
          <table:table-cell table:style-name="ce141" office:value-type="string" calcext:value-type="string">
            <text:p>e848d0ebf61e6dc612a33264a11f5f0aa3713080</text:p>
          </table:table-cell>
          <table:table-cell table:style-name="ce150" office:value-type="string" calcext:value-type="string">
            <text:p>PL : annot +40 documents seg (18 précédents + 22 nouveaux)</text:p>
          </table:table-cell>
          <table:table-cell office:value-type="string" calcext:value-type="string">
            <text:p>10kELS-s1</text:p>
          </table:table-cell>
          <table:table-cell table:style-name="ce165" office:value-type="string" calcext:value-type="string">
            <text:p>-</text:p>
          </table:table-cell>
          <table:table-cell table:style-name="ce48" office:value-type="string" calcext:value-type="string">
            <text:p>?</text:p>
          </table:table-cell>
          <table:table-cell table:style-name="ce191" office:value-type="string" calcext:value-type="string">
            <text:p>/home/loth/refbib/analyses/10-BI-10kELS-s1-g033c_avec_seg-c-40PL/gb_eval_10.log</text:p>
          </table:table-cell>
          <table:table-cell table:number-columns-repeated="995"/>
        </table:table-row>
        <table:table-row table:style-name="ro5">
          <table:table-cell table:style-name="ce18" office:value-type="float" office:value="9" calcext:value-type="float">
            <text:p>9</text:p>
          </table:table-cell>
          <table:table-cell table:style-name="ce29" office:value-type="string" calcext:value-type="string">
            <text:p>grobid 0.3.3c (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57.5" calcext:value-type="float">
            <text:p>57,5</text:p>
          </table:table-cell>
          <table:table-cell table:style-name="ce72" table:formula="of:=100*[.R10]/[.V10]" office:value-type="float" office:value="52.3634458651287" calcext:value-type="float">
            <text:p>52,4</text:p>
          </table:table-cell>
          <table:table-cell table:style-name="ce80" office:value-type="float" office:value="69.2" calcext:value-type="float">
            <text:p>69,2</text:p>
          </table:table-cell>
          <table:table-cell table:style-name="ce91" table:formula="of:=([.J10]+[.K10])/2" office:value-type="float" office:value="60.7817229325644" calcext:value-type="float">
            <text:p>60,8</text:p>
          </table:table-cell>
          <table:table-cell table:style-name="ce105" table:formula="of:=573/10211" office:value-type="percentage" office:value="0.0561159533836059" calcext:value-type="percentage">
            <text:p>5,61%</text:p>
          </table:table-cell>
          <table:table-cell table:style-name="ce106" table:formula="of:=1084/10211" office:value-type="percentage" office:value="0.106160023504064" calcext:value-type="percentage">
            <text:p>10,62%</text:p>
          </table:table-cell>
          <table:table-cell table:style-name="ce112" office:value-type="float" office:value="62750" calcext:value-type="float">
            <text:p>62 750</text:p>
          </table:table-cell>
          <table:table-cell table:style-name="ce112" office:value-type="float" office:value="5889" calcext:value-type="float">
            <text:p>5 889</text:p>
          </table:table-cell>
          <table:table-cell table:style-name="ce112" office:value-type="float" office:value="42271" calcext:value-type="float">
            <text:p>42 271</text:p>
          </table:table-cell>
          <table:table-cell table:style-name="ce112" office:value-type="float" office:value="112949" calcext:value-type="float">
            <text:p>112 949</text:p>
          </table:table-cell>
          <table:table-cell table:style-name="ce112" office:value-type="float" office:value="163320" calcext:value-type="float">
            <text:p>163 320</text:p>
          </table:table-cell>
          <table:table-cell table:style-name="ce112" office:value-type="float" office:value="50371" calcext:value-type="float">
            <text:p>50 371</text:p>
          </table:table-cell>
          <table:table-cell table:style-name="ce112" office:value-type="float" office:value="196552" calcext:value-type="float">
            <text:p>196 552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21-02</text:p>
          </table:table-cell>
          <table:table-cell table:style-name="ce141" office:value-type="string" calcext:value-type="string">
            <text:p>e848d0ebf61e6dc612a33264a11f5f0aa3713080</text:p>
          </table:table-cell>
          <table:table-cell table:style-name="ce150" office:value-type="string" calcext:value-type="string">
            <text:p>g033c + seg-a-40</text:p>
          </table:table-cell>
          <table:table-cell office:value-type="string" calcext:value-type="string">
            <text:p>10kELS-s1</text:p>
          </table:table-cell>
          <table:table-cell table:style-name="ce18" office:value-type="string" calcext:value-type="string">
            <text:p>0:18:41.573</text:p>
          </table:table-cell>
          <table:table-cell table:style-name="ce174" office:value-type="string" calcext:value-type="string">
            <text:p>00:49 1 cpu</text:p>
          </table:table-cell>
          <table:table-cell table:style-name="ce191" office:value-type="string" calcext:value-type="string">
            <text:p>/home/loth/refbib/analyses/11-BI-10kELS-s1-g033c_avec_seg-a+c-80/gb_eval_11.log</text:p>
          </table:table-cell>
          <table:table-cell table:number-columns-repeated="995"/>
        </table:table-row>
        <table:table-row table:style-name="ro5">
          <table:table-cell table:style-name="ce18" office:value-type="float" office:value="10" calcext:value-type="float">
            <text:p>10</text:p>
          </table:table-cell>
          <table:table-cell table:style-name="ce26" office:value-type="string" calcext:value-type="string">
            <text:p>grobid 0.3.3c avec seg-a+c et refseg-test-2500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27 vrac</text:p>
          </table:table-cell>
          <table:table-cell office:value-type="float" office:value="2916" calcext:value-type="float">
            <text:p>2916</text:p>
          </table:table-cell>
          <table:table-cell table:number-columns-repeated="2" table:style-name="ce48" office:value-type="string" calcext:value-type="string">
            <text:p>?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32.6" calcext:value-type="float">
            <text:p>32,6</text:p>
          </table:table-cell>
          <table:table-cell table:style-name="ce72" table:formula="of:=100*[.R11]/[.V11]" office:value-type="float" office:value="30.0442276844906" calcext:value-type="float">
            <text:p>30,0</text:p>
          </table:table-cell>
          <table:table-cell table:style-name="ce80" office:value-type="float" office:value="54.4" calcext:value-type="float">
            <text:p>54,4</text:p>
          </table:table-cell>
          <table:table-cell table:style-name="ce91" table:formula="of:=([.J11]+[.K11])/2" office:value-type="float" office:value="42.2221138422453" calcext:value-type="float">
            <text:p>42,2</text:p>
          </table:table-cell>
          <table:table-cell table:style-name="ce105" table:formula="of:=529/10211" office:value-type="percentage" office:value="0.0518068749387915" calcext:value-type="percentage">
            <text:p>5,18%</text:p>
          </table:table-cell>
          <table:table-cell table:style-name="ce106" table:formula="of:=1090/10211" office:value-type="percentage" office:value="0.106747625110175" calcext:value-type="percentage">
            <text:p>10,67%</text:p>
          </table:table-cell>
          <table:table-cell table:style-name="ce112" office:value-type="float" office:value="29775" calcext:value-type="float">
            <text:p>29 775</text:p>
          </table:table-cell>
          <table:table-cell table:style-name="ce112" office:value-type="float" office:value="6983" calcext:value-type="float">
            <text:p>6 983</text:p>
          </table:table-cell>
          <table:table-cell table:style-name="ce112" office:value-type="float" office:value="24546" calcext:value-type="float">
            <text:p>24 546</text:p>
          </table:table-cell>
          <table:table-cell table:style-name="ce112" office:value-type="float" office:value="64806" calcext:value-type="float">
            <text:p>64 806</text:p>
          </table:table-cell>
          <table:table-cell table:style-name="ce112" office:value-type="float" office:value="119034" calcext:value-type="float">
            <text:p>119 034</text:p>
          </table:table-cell>
          <table:table-cell table:style-name="ce112" office:value-type="float" office:value="54228" calcext:value-type="float">
            <text:p>54 228</text:p>
          </table:table-cell>
          <table:table-cell table:style-name="ce112" office:value-type="float" office:value="199058" calcext:value-type="float">
            <text:p>199 058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03-03</text:p>
          </table:table-cell>
          <table:table-cell table:style-name="ce141" office:value-type="string" calcext:value-type="string">
            <text:p>e848d0ebf61e6dc612a33264a11f5f0aa3713080</text:p>
          </table:table-cell>
          <table:table-cell table:style-name="ce150" office:value-type="string" calcext:value-type="string">
            <text:p>1<text:span text:style-name="T10">er</text:span> essai modèle refseg, mais ragreage non vérifié : 2500 en vrac</text:p>
          </table:table-cell>
          <table:table-cell office:value-type="string" calcext:value-type="string">
            <text:p>10kELS-s1</text:p>
          </table:table-cell>
          <table:table-cell table:style-name="ce18" office:value-type="string" calcext:value-type="string">
            <text:p>0:44:58.105</text:p>
          </table:table-cell>
          <table:table-cell table:style-name="ce174" office:value-type="string" calcext:value-type="string">
            <text:p>00:47 1 client</text:p>
          </table:table-cell>
          <table:table-cell table:style-name="ce191" office:value-type="string" calcext:value-type="string">
            <text:p>/home/loth/refbib/analyses/coltrane/eval/s1-g033c_avec_refseg-test-2500/gb_s1-g033c_refseg-test.eval.log</text:p>
          </table:table-cell>
          <table:table-cell table:number-columns-repeated="995"/>
        </table:table-row>
        <table:table-row table:style-name="ro5">
          <table:table-cell table:style-name="ce18" office:value-type="float" office:value="11" calcext:value-type="float">
            <text:p>11</text:p>
          </table:table-cell>
          <table:table-cell table:style-name="ce26" office:value-type="string" calcext:value-type="string">
            <text:p>grobid 0.3.3d (=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57.4" calcext:value-type="float">
            <text:p>57,4</text:p>
          </table:table-cell>
          <table:table-cell table:style-name="ce72"/>
          <table:table-cell table:style-name="ce80" office:value-type="float" office:value="69.1" calcext:value-type="float">
            <text:p>69,1</text:p>
          </table:table-cell>
          <table:table-cell table:style-name="ce91" table:formula="of:=([.J12]+[.K12])/2" office:value-type="float" office:value="34.55" calcext:value-type="float">
            <text:p>34,6</text:p>
          </table:table-cell>
          <table:table-cell table:style-name="ce105" table:formula="of:=572/10211" office:value-type="percentage" office:value="0.0560180197825874" calcext:value-type="percentage">
            <text:p>5,60%</text:p>
          </table:table-cell>
          <table:table-cell table:style-name="ce106" table:formula="of:=1084/10211" office:value-type="percentage" office:value="0.106160023504064" calcext:value-type="percentage">
            <text:p>10,62%</text:p>
          </table:table-cell>
          <table:table-cell table:style-name="ce112" table:number-columns-repeated="7"/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2-03</text:p>
          </table:table-cell>
          <table:table-cell table:style-name="ce142" office:value-type="string" calcext:value-type="string">
            <text:p>df5644904d62bb0c34cf283e351d8f794b909058</text:p>
          </table:table-cell>
          <table:table-cell table:style-name="ce150" office:value-type="string" calcext:value-type="string">
            <text:p>Patrice a commité une nouvelle version</text:p>
          </table:table-cell>
          <table:table-cell office:value-type="string" calcext:value-type="string">
            <text:p>10kELS-s1</text:p>
          </table:table-cell>
          <table:table-cell table:style-name="ce18" office:value-type="string" calcext:value-type="string">
            <text:p>0:21:38.213</text:p>
          </table:table-cell>
          <table:table-cell table:style-name="ce174" office:value-type="string" calcext:value-type="string">
            <text:p>00:14 9 clients</text:p>
          </table:table-cell>
          <table:table-cell table:style-name="ce191" office:value-type="string" calcext:value-type="string">
            <text:p>?????????</text:p>
          </table:table-cell>
          <table:table-cell table:number-columns-repeated="995"/>
        </table:table-row>
        <table:table-row table:style-name="ro5">
          <table:table-cell table:style-name="ce18" office:value-type="float" office:value="12" calcext:value-type="float">
            <text:p>12</text:p>
          </table:table-cell>
          <table:table-cell table:style-name="ce30" office:value-type="string" calcext:value-type="string">
            <text:p>grobid 0.3.3d (=avec seg-d-51PL)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416" calcext:value-type="float">
            <text:p>416</text:p>
          </table:table-cell>
          <table:table-cell table:style-name="ce49" office:value-type="float" office:value="357" calcext:value-type="float">
            <text:p>357</text:p>
          </table:table-cell>
          <table:table-cell table:style-name="ce49" office:value-type="float" office:value="4092" calcext:value-type="float">
            <text:p>4092</text:p>
          </table:table-cell>
          <table:table-cell table:style-name="ce53" office:value-type="string" calcext:value-type="string">
            <text:p>10-5</text:p>
          </table:table-cell>
          <table:table-cell table:style-name="ce64" office:value-type="float" office:value="55.5" calcext:value-type="float">
            <text:p>55,5</text:p>
          </table:table-cell>
          <table:table-cell table:style-name="ce72"/>
          <table:table-cell table:style-name="ce85" office:value-type="float" office:value="69.6" calcext:value-type="float">
            <text:p>69,6</text:p>
          </table:table-cell>
          <table:table-cell table:style-name="ce95" table:formula="of:=([.J13]+[.K13])/2" office:value-type="float" office:value="34.8" calcext:value-type="float">
            <text:p>34,8</text:p>
          </table:table-cell>
          <table:table-cell table:style-name="ce104" table:formula="of:=607/10211" office:value-type="percentage" office:value="0.0594456958182352" calcext:value-type="percentage">
            <text:p>5,94%</text:p>
          </table:table-cell>
          <table:table-cell table:style-name="ce110" table:formula="of:=1423/10211" office:value-type="percentage" office:value="0.139359514249339" calcext:value-type="percentage">
            <text:p>13,94%</text:p>
          </table:table-cell>
          <table:table-cell table:style-name="ce113" table:number-columns-repeated="7"/>
          <table:table-cell table:style-name="ce112" office:value-type="float" office:value="215702" calcext:value-type="float">
            <text:p>215 702</text:p>
          </table:table-cell>
          <table:table-cell table:style-name="ce19" office:value-type="string" calcext:value-type="string">
            <text:p>12-03</text:p>
          </table:table-cell>
          <table:table-cell table:style-name="ce143" office:value-type="string" calcext:value-type="string">
            <text:p>df5644904d62bb0c34cf283e351d8f794b909058</text:p>
          </table:table-cell>
          <table:table-cell table:style-name="ce152" office:value-type="string" calcext:value-type="string">
            <text:p>Patrice avait ajouté 11 documents seg non utilisés dans le modèle précédent</text:p>
          </table:table-cell>
          <table:table-cell table:style-name="ce49" office:value-type="string" calcext:value-type="string">
            <text:p>10kELS-s1</text:p>
          </table:table-cell>
          <table:table-cell table:style-name="ce19" office:value-type="string" calcext:value-type="string">
            <text:p>0:21:45.544</text:p>
          </table:table-cell>
          <table:table-cell table:style-name="ce175"/>
          <table:table-cell table:style-name="ce191" office:value-type="string" calcext:value-type="string">
            <text:p>?????????</text:p>
          </table:table-cell>
          <table:table-cell table:number-columns-repeated="995"/>
        </table:table-row>
        <table:table-row table:style-name="ro5">
          <table:table-cell table:style-name="ce18" office:value-type="float" office:value="13" calcext:value-type="float">
            <text:p>13</text:p>
          </table:table-cell>
          <table:table-cell table:style-name="ce26" office:value-type="string" calcext:value-type="string">
            <text:p>grobid 0.3.3d (=avec seg-a+d)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61" office:value-type="float" office:value="57.7" calcext:value-type="float">
            <text:p>57,7</text:p>
          </table:table-cell>
          <table:table-cell table:style-name="ce72"/>
          <table:table-cell table:style-name="ce80" office:value-type="float" office:value="69.2" calcext:value-type="float">
            <text:p>69,2</text:p>
          </table:table-cell>
          <table:table-cell table:style-name="ce91" table:formula="of:=([.J14]+[.K14])/2" office:value-type="float" office:value="34.6" calcext:value-type="float">
            <text:p>34,6</text:p>
          </table:table-cell>
          <table:table-cell table:style-name="ce105" table:formula="of:=604/10211" office:value-type="percentage" office:value="0.0591518950151797" calcext:value-type="percentage">
            <text:p>5,92%</text:p>
          </table:table-cell>
          <table:table-cell table:style-name="ce106" table:formula="of:=1069/10211" office:value-type="percentage" office:value="0.104691019488787" calcext:value-type="percentage">
            <text:p>10,47%</text:p>
          </table:table-cell>
          <table:table-cell table:style-name="ce112" table:number-columns-repeated="7"/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2-03</text:p>
          </table:table-cell>
          <table:table-cell table:style-name="ce142" office:value-type="string" calcext:value-type="string">
            <text:p>df5644904d62bb0c34cf283e351d8f794b909058</text:p>
          </table:table-cell>
          <table:table-cell table:style-name="ce150" office:value-type="string" calcext:value-type="string">
            <text:p>Les deux ensemble</text:p>
          </table:table-cell>
          <table:table-cell office:value-type="string" calcext:value-type="string">
            <text:p>10kELS-s1</text:p>
          </table:table-cell>
          <table:table-cell table:style-name="ce18" office:value-type="string" calcext:value-type="string">
            <text:p>0:25:29.973</text:p>
          </table:table-cell>
          <table:table-cell table:style-name="ce174" office:value-type="string" calcext:value-type="string">
            <text:p>00:13 9 clients</text:p>
          </table:table-cell>
          <table:table-cell table:style-name="ce191" office:value-type="string" calcext:value-type="string">
            <text:p>?????????</text:p>
          </table:table-cell>
          <table:table-cell table:number-columns-repeated="995"/>
        </table:table-row>
        <table:table-row table:style-name="ro5">
          <table:table-cell table:style-name="ce18" office:value-type="float" office:value="14" calcext:value-type="float">
            <text:p>14</text:p>
          </table:table-cell>
          <table:table-cell table:style-name="ce26" office:value-type="string" calcext:value-type="string">
            <text:p>grobid 0.3.3d (=avec seg-a+c et refseg-bcor-25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54.6" calcext:value-type="float">
            <text:p>54,6</text:p>
          </table:table-cell>
          <table:table-cell table:style-name="ce72" table:formula="of:=100*[.R15]/[.V15]" office:value-type="float" office:value="53.002753799223" calcext:value-type="float">
            <text:p>53,0</text:p>
          </table:table-cell>
          <table:table-cell table:style-name="ce80" office:value-type="float" office:value="60.9" calcext:value-type="float">
            <text:p>60,9</text:p>
          </table:table-cell>
          <table:table-cell table:style-name="ce91" table:formula="of:=([.J15]+[.K15])/2" office:value-type="float" office:value="56.9513768996115" calcext:value-type="float">
            <text:p>57,0</text:p>
          </table:table-cell>
          <table:table-cell table:style-name="ce102" table:formula="of:=158/10211" office:value-type="percentage" office:value="0.0154735089609245" calcext:value-type="percentage">
            <text:p>1,55%</text:p>
          </table:table-cell>
          <table:table-cell table:style-name="ce106" table:formula="of:=1145/10211" office:value-type="percentage" office:value="0.112133973166193" calcext:value-type="percentage">
            <text:p>11,21%</text:p>
          </table:table-cell>
          <table:table-cell table:style-name="ce112" office:value-type="float" office:value="56783" calcext:value-type="float">
            <text:p>56 783</text:p>
          </table:table-cell>
          <table:table-cell table:style-name="ce112" office:value-type="float" office:value="8066" calcext:value-type="float">
            <text:p>8 066</text:p>
          </table:table-cell>
          <table:table-cell table:style-name="ce112" office:value-type="float" office:value="48885" calcext:value-type="float">
            <text:p>48 885</text:p>
          </table:table-cell>
          <table:table-cell table:style-name="ce112" office:value-type="float" office:value="114328" calcext:value-type="float">
            <text:p>114 328</text:p>
          </table:table-cell>
          <table:table-cell table:style-name="ce112" office:value-type="float" office:value="187723" calcext:value-type="float">
            <text:p>187 723</text:p>
          </table:table-cell>
          <table:table-cell table:style-name="ce112" office:value-type="float" office:value="73395" calcext:value-type="float">
            <text:p>73 395</text:p>
          </table:table-cell>
          <table:table-cell table:style-name="ce112" office:value-type="float" office:value="209488" calcext:value-type="float">
            <text:p>209 488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4-03</text:p>
          </table:table-cell>
          <table:table-cell table:style-name="ce142" office:value-type="string" calcext:value-type="string">
            <text:p>df5644904d62bb0c34cf283e351d8f794b909058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d_avec_refseg-bcor-25/gb_eval_s1-g033d_refseg-bcor-25.log</text:p>
          </table:table-cell>
          <table:table-cell table:number-columns-repeated="995"/>
        </table:table-row>
        <table:table-row table:style-name="ro5">
          <table:table-cell table:style-name="ce18" office:value-type="float" office:value="15" calcext:value-type="float">
            <text:p>15</text:p>
          </table:table-cell>
          <table:table-cell table:style-name="ce26" office:value-type="string" calcext:value-type="string">
            <text:p>grobid 0.3.3d (=avec seg-a+c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1" office:value-type="string" calcext:value-type="string">
            <text:p>10-4</text:p>
          </table:table-cell>
          <table:table-cell table:style-name="ce65" office:value-type="float" office:value="61.8" calcext:value-type="float">
            <text:p>61,8</text:p>
          </table:table-cell>
          <table:table-cell table:style-name="ce72" table:formula="of:=100*[.R16]/[.V16]" office:value-type="float" office:value="59.1821123587171" calcext:value-type="float">
            <text:p>59,2</text:p>
          </table:table-cell>
          <table:table-cell table:style-name="ce80" office:value-type="float" office:value="62.2" calcext:value-type="float">
            <text:p>62,2</text:p>
          </table:table-cell>
          <table:table-cell table:style-name="ce91" table:formula="of:=([.J16]+[.K16])/2" office:value-type="float" office:value="60.6910561793586" calcext:value-type="float">
            <text:p>60,7</text:p>
          </table:table-cell>
          <table:table-cell table:style-name="ce105" table:formula="of:=228/10211" office:value-type="percentage" office:value="0.0223288610322202" calcext:value-type="percentage">
            <text:p>2,23%</text:p>
          </table:table-cell>
          <table:table-cell table:style-name="ce106" table:formula="of:=1114/10211" office:value-type="percentage" office:value="0.10909803153462" calcext:value-type="percentage">
            <text:p>10,91%</text:p>
          </table:table-cell>
          <table:table-cell table:style-name="ce112" office:value-type="float" office:value="67802" calcext:value-type="float">
            <text:p>67 802</text:p>
          </table:table-cell>
          <table:table-cell table:style-name="ce112" office:value-type="float" office:value="7768" calcext:value-type="float">
            <text:p>7 768</text:p>
          </table:table-cell>
          <table:table-cell table:style-name="ce112" office:value-type="float" office:value="51309" calcext:value-type="float">
            <text:p>51 309</text:p>
          </table:table-cell>
          <table:table-cell table:style-name="ce112" office:value-type="float" office:value="127657" calcext:value-type="float">
            <text:p>127 657</text:p>
          </table:table-cell>
          <table:table-cell table:style-name="ce112" office:value-type="float" office:value="205232" calcext:value-type="float">
            <text:p>205 232</text:p>
          </table:table-cell>
          <table:table-cell table:style-name="ce112" office:value-type="float" office:value="77575" calcext:value-type="float">
            <text:p>77 575</text:p>
          </table:table-cell>
          <table:table-cell table:style-name="ce112" office:value-type="float" office:value="206638" calcext:value-type="float">
            <text:p>206 638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5-03</text:p>
          </table:table-cell>
          <table:table-cell table:style-name="ce142" office:value-type="string" calcext:value-type="string">
            <text:p>df5644904d62bb0c34cf283e351d8f794b909058</text:p>
          </table:table-cell>
          <table:table-cell table:style-name="ce150"/>
          <table:table-cell table:style-name="ce160"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d.e-4_avec_refseg-bcor-25/gb_eval_s1-g033de-4_refseg-bcor-25.log</text:p>
          </table:table-cell>
          <table:table-cell table:number-columns-repeated="995"/>
        </table:table-row>
        <table:table-row table:style-name="ro5">
          <table:table-cell table:style-name="ce18" office:value-type="float" office:value="16" calcext:value-type="float">
            <text:p>16</text:p>
          </table:table-cell>
          <table:table-cell table:style-name="ce26" office:value-type="string" calcext:value-type="string">
            <text:p>grobid 0.3.3d (=avec seg-a+c et refseg-bcor-25 et eps 10-3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3</text:p>
          </table:table-cell>
          <table:table-cell table:style-name="ce58" office:value-type="float" office:value="60.3" calcext:value-type="float">
            <text:p>60,3</text:p>
          </table:table-cell>
          <table:table-cell table:style-name="ce72" table:formula="of:=100*[.R17]/[.V17]" office:value-type="float" office:value="57.7379903756108" calcext:value-type="float">
            <text:p>57,7</text:p>
          </table:table-cell>
          <table:table-cell table:style-name="ce80" office:value-type="float" office:value="66.9" calcext:value-type="float">
            <text:p>66,9</text:p>
          </table:table-cell>
          <table:table-cell table:style-name="ce91" table:formula="of:=([.J17]+[.K17])/2" office:value-type="float" office:value="62.3189951878054" calcext:value-type="float">
            <text:p>62,3</text:p>
          </table:table-cell>
          <table:table-cell table:style-name="ce105" table:formula="of:=223/10211" office:value-type="percentage" office:value="0.0218391930271276" calcext:value-type="percentage">
            <text:p>2,18%</text:p>
          </table:table-cell>
          <table:table-cell table:style-name="ce106" table:formula="of:=1138/10211" office:value-type="percentage" office:value="0.111448437959064" calcext:value-type="percentage">
            <text:p>11,14%</text:p>
          </table:table-cell>
          <table:table-cell table:style-name="ce112" office:value-type="float" office:value="66003" calcext:value-type="float">
            <text:p>66 003</text:p>
          </table:table-cell>
          <table:table-cell table:style-name="ce112" office:value-type="float" office:value="7281" calcext:value-type="float">
            <text:p>7 281</text:p>
          </table:table-cell>
          <table:table-cell table:style-name="ce112" office:value-type="float" office:value="50310" calcext:value-type="float">
            <text:p>50 310</text:p>
          </table:table-cell>
          <table:table-cell table:style-name="ce112" office:value-type="float" office:value="124542" calcext:value-type="float">
            <text:p>124 542</text:p>
          </table:table-cell>
          <table:table-cell table:style-name="ce112" office:value-type="float" office:value="186193" calcext:value-type="float">
            <text:p>186 193</text:p>
          </table:table-cell>
          <table:table-cell table:style-name="ce112" office:value-type="float" office:value="61651" calcext:value-type="float">
            <text:p>61 651</text:p>
          </table:table-cell>
          <table:table-cell table:style-name="ce112" office:value-type="float" office:value="206608" calcext:value-type="float">
            <text:p>206 608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5-03</text:p>
          </table:table-cell>
          <table:table-cell table:style-name="ce142" office:value-type="string" calcext:value-type="string">
            <text:p>df5644904d62bb0c34cf283e351d8f794b909058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d.e-3_avec_refseg-bcor-25/gb_eval_s1-g033de-3_refseg-bcor-25.log</text:p>
          </table:table-cell>
          <table:table-cell table:number-columns-repeated="995"/>
        </table:table-row>
        <table:table-row table:style-name="ro5">
          <table:table-cell table:style-name="ce18" office:value-type="float" office:value="17" calcext:value-type="float">
            <text:p>17</text:p>
          </table:table-cell>
          <table:table-cell table:style-name="ce26" office:value-type="string" calcext:value-type="string">
            <text:p>grobid 0.3.3d (=avec seg-a+d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4" office:value-type="string" calcext:value-type="string">
            <text:p>10-4</text:p>
          </table:table-cell>
          <table:table-cell table:style-name="ce66" office:value-type="float" office:value="61.8" calcext:value-type="float">
            <text:p>61,8</text:p>
          </table:table-cell>
          <table:table-cell table:style-name="ce72" table:formula="of:=100*[.R18]/[.V18]" office:value-type="float" office:value="59.2915225635367" calcext:value-type="float">
            <text:p>59,3</text:p>
          </table:table-cell>
          <table:table-cell table:style-name="ce86" office:value-type="float" office:value="62.2" calcext:value-type="float">
            <text:p>62,2</text:p>
          </table:table-cell>
          <table:table-cell table:style-name="ce96" table:formula="of:=([.J18]+[.K18])/2" office:value-type="float" office:value="60.7457612817684" calcext:value-type="float">
            <text:p>60,7</text:p>
          </table:table-cell>
          <table:table-cell table:style-name="ce105" table:formula="of:=228/10211" office:value-type="percentage" office:value="0.0223288610322202" calcext:value-type="percentage">
            <text:p>2,23%</text:p>
          </table:table-cell>
          <table:table-cell table:style-name="ce106" table:formula="of:=1419/10211" office:value-type="percentage" office:value="0.138967779845265" calcext:value-type="percentage">
            <text:p>13,90%</text:p>
          </table:table-cell>
          <table:table-cell table:style-name="ce112" office:value-type="float" office:value="67956" calcext:value-type="float">
            <text:p>67 956</text:p>
          </table:table-cell>
          <table:table-cell table:style-name="ce112" office:value-type="float" office:value="7842" calcext:value-type="float">
            <text:p>7 842</text:p>
          </table:table-cell>
          <table:table-cell table:style-name="ce112" office:value-type="float" office:value="51319" calcext:value-type="float">
            <text:p>51 319</text:p>
          </table:table-cell>
          <table:table-cell table:style-name="ce112" office:value-type="float" office:value="127893" calcext:value-type="float">
            <text:p>127 893</text:p>
          </table:table-cell>
          <table:table-cell table:style-name="ce112" office:value-type="float" office:value="205593" calcext:value-type="float">
            <text:p>205 593</text:p>
          </table:table-cell>
          <table:table-cell table:style-name="ce112" office:value-type="float" office:value="77700" calcext:value-type="float">
            <text:p>77 700</text:p>
          </table:table-cell>
          <table:table-cell table:style-name="ce112" office:value-type="float" office:value="206921" calcext:value-type="float">
            <text:p>206 921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5-03</text:p>
          </table:table-cell>
          <table:table-cell table:style-name="ce142" office:value-type="string" calcext:value-type="string">
            <text:p>df5644904d62bb0c34cf283e351d8f794b909058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d.e-4_avec_refseg-bcor-25_et_seg-a+d-131/gb_eval_s1-g033d.e-4_refseg-bcor-25_et_seg-a+d-131.log</text:p>
          </table:table-cell>
          <table:table-cell table:number-columns-repeated="995"/>
        </table:table-row>
        <table:table-row table:style-name="ro5">
          <table:table-cell table:style-name="ce18" office:value-type="float" office:value="18" calcext:value-type="float">
            <text:p>18</text:p>
          </table:table-cell>
          <table:table-cell table:style-name="ce26" office:value-type="string" calcext:value-type="string">
            <text:p>grobid 0.3.3d (=avec seg-a+d et refseg-init_with_devel_bcor_et_seg-a+d)</text:p>
          </table:table-cell>
          <table:table-cell office:value-type="float" office:value="120" calcext:value-type="float">
            <text:p>120</text:p>
          </table:table-cell>
          <table:table-cell table:style-name="ce37" office:value-type="string" calcext:value-type="string">
            <text:p>19 + 25dev</text:p>
          </table:table-cell>
          <table:table-cell table:style-name="ce37" office:value-type="string" calcext:value-type="string">
            <text:p>416+999dev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59.6" calcext:value-type="float">
            <text:p>59,6</text:p>
          </table:table-cell>
          <table:table-cell table:style-name="ce72" table:formula="of:=100*[.R19]/[.V19]" office:value-type="float" office:value="54.1316260396288" calcext:value-type="float">
            <text:p>54,1</text:p>
          </table:table-cell>
          <table:table-cell table:style-name="ce80" office:value-type="float" office:value="67.9" calcext:value-type="float">
            <text:p>67,9</text:p>
          </table:table-cell>
          <table:table-cell table:style-name="ce79" table:formula="of:=([.J19]+[.K19])/2" office:value-type="float" office:value="61.0158130198144" calcext:value-type="float">
            <text:p>61,0</text:p>
          </table:table-cell>
          <table:table-cell table:style-name="ce105" table:formula="of:=583/10211" office:value-type="percentage" office:value="0.057095289393791" calcext:value-type="percentage">
            <text:p>5,71%</text:p>
          </table:table-cell>
          <table:table-cell table:style-name="ce106" table:formula="of:=1068/10211" office:value-type="percentage" office:value="0.104593085887768" calcext:value-type="percentage">
            <text:p>10,46%</text:p>
          </table:table-cell>
          <table:table-cell table:style-name="ce112" office:value-type="float" office:value="65370" calcext:value-type="float">
            <text:p>65 370</text:p>
          </table:table-cell>
          <table:table-cell table:style-name="ce112" office:value-type="float" office:value="6213" calcext:value-type="float">
            <text:p>6 213</text:p>
          </table:table-cell>
          <table:table-cell table:style-name="ce112" office:value-type="float" office:value="43311" calcext:value-type="float">
            <text:p>43 311</text:p>
          </table:table-cell>
          <table:table-cell table:style-name="ce112" office:value-type="float" office:value="116763" calcext:value-type="float">
            <text:p>116 763</text:p>
          </table:table-cell>
          <table:table-cell table:style-name="ce112" office:value-type="float" office:value="171842" calcext:value-type="float">
            <text:p>171 842</text:p>
          </table:table-cell>
          <table:table-cell table:style-name="ce112" office:value-type="float" office:value="55079" calcext:value-type="float">
            <text:p>55 079</text:p>
          </table:table-cell>
          <table:table-cell table:style-name="ce112" office:value-type="float" office:value="195999" calcext:value-type="float">
            <text:p>195 999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15-03</text:p>
          </table:table-cell>
          <table:table-cell table:style-name="ce142" office:value-type="string" calcext:value-type="string">
            <text:p>df5644904d62bb0c34cf283e351d8f794b909058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d_avec_refseg-init_with_devel_bcor_et_seg-a+d/gb_eval_s1-g033d_.log</text:p>
          </table:table-cell>
          <table:table-cell table:number-columns-repeated="995"/>
        </table:table-row>
        <table:table-row table:style-name="ro5">
          <table:table-cell table:style-name="ce19" office:value-type="float" office:value="19" calcext:value-type="float">
            <text:p>19</text:p>
          </table:table-cell>
          <table:table-cell table:style-name="ce31" office:value-type="string" calcext:value-type="string">
            <text:p>grobid 0.3.3e (nouvelles feats refseg + nvx training PL seg 91=&gt;121 ; refseg 19=&gt;31)</text:p>
          </table:table-cell>
          <table:table-cell table:style-name="ce40" office:value-type="string" calcext:value-type="string">
            <text:p>121 (<text:span text:style-name="T5">120</text:span>)</text:p>
          </table:table-cell>
          <table:table-cell table:style-name="ce40" office:value-type="string" calcext:value-type="string">
            <text:p>31 (<text:span text:style-name="T5">16</text:span>)</text:p>
          </table:table-cell>
          <table:table-cell table:style-name="ce40" office:value-type="string" calcext:value-type="string">
            <text:p>684(<text:span text:style-name="T5">414</text:span>)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3" office:value-type="string" calcext:value-type="string">
            <text:p>10-5</text:p>
          </table:table-cell>
          <table:table-cell table:style-name="ce67" office:value-type="float" office:value="62.2" calcext:value-type="float">
            <text:p>62,2</text:p>
          </table:table-cell>
          <table:table-cell table:style-name="ce72" table:formula="of:=100*[.R20]/[.V20]" office:value-type="float" office:value="57.7083198115919" calcext:value-type="float">
            <text:p>57,7</text:p>
          </table:table-cell>
          <table:table-cell table:style-name="ce87" office:value-type="float" office:value="69.4" calcext:value-type="float">
            <text:p>69,4</text:p>
          </table:table-cell>
          <table:table-cell table:style-name="ce97" table:formula="of:=([.J20]+[.K20])/2" office:value-type="float" office:value="63.554159905796" calcext:value-type="float">
            <text:p>63,6</text:p>
          </table:table-cell>
          <table:table-cell table:style-name="ce104" table:formula="of:=442/10211" office:value-type="percentage" office:value="0.0432866516501812" calcext:value-type="percentage">
            <text:p>4,33%</text:p>
          </table:table-cell>
          <table:table-cell table:style-name="ce110" table:formula="of:=1217/10211" office:value-type="percentage" office:value="0.119185192439526" calcext:value-type="percentage">
            <text:p>11,92%</text:p>
          </table:table-cell>
          <table:table-cell table:style-name="ce113" office:value-type="float" office:value="70227" calcext:value-type="float">
            <text:p>70 227</text:p>
          </table:table-cell>
          <table:table-cell table:style-name="ce113" office:value-type="float" office:value="5063" calcext:value-type="float">
            <text:p>5 063</text:p>
          </table:table-cell>
          <table:table-cell table:style-name="ce113" office:value-type="float" office:value="47832" calcext:value-type="float">
            <text:p>47 832</text:p>
          </table:table-cell>
          <table:table-cell table:style-name="ce113" office:value-type="float" office:value="124478" calcext:value-type="float">
            <text:p>124 478</text:p>
          </table:table-cell>
          <table:table-cell table:style-name="ce113" office:value-type="float" office:value="179302" calcext:value-type="float">
            <text:p>179 302</text:p>
          </table:table-cell>
          <table:table-cell table:style-name="ce113" office:value-type="float" office:value="54824" calcext:value-type="float">
            <text:p>54 824</text:p>
          </table:table-cell>
          <table:table-cell table:style-name="ce127" office:value-type="float" office:value="200001" calcext:value-type="float">
            <text:p>200 001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9" office:value-type="string" calcext:value-type="string">
            <text:p>23-03</text:p>
          </table:table-cell>
          <table:table-cell table:style-name="ce144" office:value-type="string" calcext:value-type="string">
            <text:p>30305f9165917db1becb714318e622b55a1cd7ba</text:p>
          </table:table-cell>
          <table:table-cell table:style-name="ce152" office:value-type="string" calcext:value-type="string">
            <text:p>rationalisation features refseg ET</text:p>
            <text:p>tentative de correction du bug des ID XML (mais il y en a quand même au final)</text:p>
          </table:table-cell>
          <table:table-cell table:style-name="ce49" office:value-type="string" calcext:value-type="string">
            <text:p>10kELS-s1</text:p>
          </table:table-cell>
          <table:table-cell table:style-name="ce85" office:value-type="string" calcext:value-type="string">
            <text:p>-</text:p>
          </table:table-cell>
          <table:table-cell table:style-name="ce174" office:value-type="string" calcext:value-type="string">
            <text:p>00:15 6 clients</text:p>
          </table:table-cell>
          <table:table-cell table:style-name="ce191" office:value-type="string" calcext:value-type="string">
            <text:p>/home/loth/refbib/analyses/coltrane/eval/s1-g033e_avec_vanilla/gb_eval_s1-g033e_vanilla.log</text:p>
          </table:table-cell>
          <table:table-cell table:number-columns-repeated="995"/>
        </table:table-row>
        <table:table-row table:style-name="ro6">
          <table:table-cell table:style-name="ce18" office:value-type="float" office:value="20" calcext:value-type="float">
            <text:p>20</text:p>
          </table:table-cell>
          <table:table-cell table:style-name="ce26" office:value-type="string" calcext:value-type="string">
            <text:p>grobid 0.3.3e + seg-a-40</text:p>
          </table:table-cell>
          <table:table-cell table:style-name="ce41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63.2" calcext:value-type="float">
            <text:p>63,2</text:p>
          </table:table-cell>
          <table:table-cell table:style-name="ce72" table:formula="of:=100*[.R21]/[.V21]" office:value-type="float" office:value="58.7926862059693" calcext:value-type="float">
            <text:p>58,8</text:p>
          </table:table-cell>
          <table:table-cell table:style-name="ce80" office:value-type="float" office:value="69.5" calcext:value-type="float">
            <text:p>69,5</text:p>
          </table:table-cell>
          <table:table-cell table:style-name="ce79" table:formula="of:=([.J21]+[.K21])/2" office:value-type="float" office:value="64.1463431029847" calcext:value-type="float">
            <text:p>64,1</text:p>
          </table:table-cell>
          <table:table-cell table:style-name="ce105" table:formula="of:=466/10211" office:value-type="percentage" office:value="0.0456370580746254" calcext:value-type="percentage">
            <text:p>4,56%</text:p>
          </table:table-cell>
          <table:table-cell table:style-name="ce102" table:formula="of:=871/10211" office:value-type="percentage" office:value="0.0853001664871217" calcext:value-type="percentage">
            <text:p>8,53%</text:p>
          </table:table-cell>
          <table:table-cell table:style-name="ce112" office:value-type="float" office:value="71653" calcext:value-type="float">
            <text:p>71 653</text:p>
          </table:table-cell>
          <table:table-cell table:style-name="ce112" office:value-type="float" office:value="5176" calcext:value-type="float">
            <text:p>5 176</text:p>
          </table:table-cell>
          <table:table-cell table:style-name="ce112" office:value-type="float" office:value="48668" calcext:value-type="float">
            <text:p>48 668</text:p>
          </table:table-cell>
          <table:table-cell table:style-name="ce112" office:value-type="float" office:value="126817" calcext:value-type="float">
            <text:p>126 817</text:p>
          </table:table-cell>
          <table:table-cell table:style-name="ce112" office:value-type="float" office:value="182479" calcext:value-type="float">
            <text:p>182 479</text:p>
          </table:table-cell>
          <table:table-cell table:style-name="ce112" office:value-type="float" office:value="55662" calcext:value-type="float">
            <text:p>55 662</text:p>
          </table:table-cell>
          <table:table-cell table:style-name="ce114" office:value-type="float" office:value="200601" calcext:value-type="float">
            <text:p>200 601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27-03</text:p>
          </table:table-cell>
          <table:table-cell table:style-name="ce144" office:value-type="string" calcext:value-type="string">
            <text:p>30305f9165917db1becb714318e622b55a1cd7ba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e.e-5_avec_seg-a-40.flux_gb033e/gb_eval_s1-g033e.e-5_seg-a-40.flux_gb033e.log</text:p>
          </table:table-cell>
          <table:table-cell table:number-columns-repeated="995"/>
        </table:table-row>
        <table:table-row table:style-name="ro6">
          <table:table-cell table:style-name="ce18" office:value-type="string" calcext:value-type="string">
            <text:p>21a</text:p>
          </table:table-cell>
          <table:table-cell table:style-name="ce26" office:value-type="string" calcext:value-type="string">
            <text:p>grobid 0.3.3e + refseg-bcor-25 <text:span text:style-name="T3">avec anciens &lt;lb/&gt;</text:span></text:p>
          </table:table-cell>
          <table:table-cell table:style-name="ce41" office:value-type="float" office:value="120" calcext:value-type="float">
            <text:p>120</text:p>
          </table:table-cell>
          <table:table-cell table:style-name="ce42" office:value-type="string" calcext:value-type="string">
            <text:p>41<text:span text:style-name="T6"> =16+25</text:span></text:p>
          </table:table-cell>
          <table:table-cell table:style-name="ce42" office:value-type="float" office:value="997" calcext:value-type="float">
            <text:p>997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58" office:value-type="float" office:value="63.6" calcext:value-type="float">
            <text:p>63,6</text:p>
          </table:table-cell>
          <table:table-cell table:style-name="ce72" table:formula="of:=100*[.R22]/[.V22]" office:value-type="float" office:value="58.2243094639827" calcext:value-type="float">
            <text:p>58,2</text:p>
          </table:table-cell>
          <table:table-cell table:style-name="ce84" office:value-type="float" office:value="72.6" calcext:value-type="float">
            <text:p>72,6</text:p>
          </table:table-cell>
          <table:table-cell table:style-name="ce79" table:formula="of:=([.J22]+[.K22])/2" office:value-type="float" office:value="65.4121547319914" calcext:value-type="float">
            <text:p>65,4</text:p>
          </table:table-cell>
          <table:table-cell table:style-name="ce105" table:formula="of:=571/10211" office:value-type="percentage" office:value="0.0559200861815689" calcext:value-type="percentage">
            <text:p>5,59%</text:p>
          </table:table-cell>
          <table:table-cell table:style-name="ce106" table:formula="of:=1242/10211" office:value-type="percentage" office:value="0.121633532464989" calcext:value-type="percentage">
            <text:p>12,16%</text:p>
          </table:table-cell>
          <table:table-cell table:style-name="ce112" office:value-type="float" office:value="70723" calcext:value-type="float">
            <text:p>70 723</text:p>
          </table:table-cell>
          <table:table-cell table:style-name="ce112" office:value-type="float" office:value="5287" calcext:value-type="float">
            <text:p>5 287</text:p>
          </table:table-cell>
          <table:table-cell table:style-name="ce112" office:value-type="float" office:value="48236" calcext:value-type="float">
            <text:p>48 236</text:p>
          </table:table-cell>
          <table:table-cell table:style-name="ce112" office:value-type="float" office:value="125591" calcext:value-type="float">
            <text:p>125 591</text:p>
          </table:table-cell>
          <table:table-cell table:style-name="ce112" office:value-type="float" office:value="173043" calcext:value-type="float">
            <text:p>173 043</text:p>
          </table:table-cell>
          <table:table-cell table:style-name="ce112" office:value-type="float" office:value="47452" calcext:value-type="float">
            <text:p>47 452</text:p>
          </table:table-cell>
          <table:table-cell table:style-name="ce114" office:value-type="float" office:value="197488" calcext:value-type="float">
            <text:p>197 488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27-03</text:p>
          </table:table-cell>
          <table:table-cell table:style-name="ce144" office:value-type="string" calcext:value-type="string">
            <text:p>30305f9165917db1becb714318e622b55a1cd7ba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e_avec_refseg-bcor-25-flux_g033e-avec_lb/gb_eval_s1-g033e_refseg-bcor-25-flux_g033e-avec_lb.log</text:p>
          </table:table-cell>
          <table:table-cell table:number-columns-repeated="995"/>
        </table:table-row>
        <table:table-row table:style-name="ro6">
          <table:table-cell table:style-name="ce18" office:value-type="string" calcext:value-type="string">
            <text:p>21b</text:p>
          </table:table-cell>
          <table:table-cell table:style-name="ce32" office:value-type="string" calcext:value-type="string">
            <text:p>grobid 0.3.3e + refseg-bcor-25 sans &lt;lb/&gt;</text:p>
          </table:table-cell>
          <table:table-cell table:style-name="ce41" office:value-type="float" office:value="120" calcext:value-type="float">
            <text:p>120</text:p>
          </table:table-cell>
          <table:table-cell table:style-name="ce42" office:value-type="string" calcext:value-type="string">
            <text:p>41<text:span text:style-name="T6"> =16+25</text:span></text:p>
          </table:table-cell>
          <table:table-cell table:style-name="ce42" office:value-type="float" office:value="997" calcext:value-type="float">
            <text:p>997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61" office:value-type="float" office:value="64.8" calcext:value-type="float">
            <text:p>64,8</text:p>
          </table:table-cell>
          <table:table-cell table:style-name="ce72" table:formula="of:=100*[.R23]/[.V23]" office:value-type="float" office:value="59.541867947446" calcext:value-type="float">
            <text:p>59,5</text:p>
          </table:table-cell>
          <table:table-cell table:style-name="ce83" office:value-type="float" office:value="72.1" calcext:value-type="float">
            <text:p>72,1</text:p>
          </table:table-cell>
          <table:table-cell table:style-name="ce79" table:formula="of:=([.J23]+[.K23])/2" office:value-type="float" office:value="65.820933973723" calcext:value-type="float">
            <text:p>65,8</text:p>
          </table:table-cell>
          <table:table-cell table:style-name="ce105" table:formula="of:=533/10211" office:value-type="percentage" office:value="0.0521986093428655" calcext:value-type="percentage">
            <text:p>5,22%</text:p>
          </table:table-cell>
          <table:table-cell table:style-name="ce106" table:formula="of:=1234/10211" office:value-type="percentage" office:value="0.120850063656841" calcext:value-type="percentage">
            <text:p>12,09%</text:p>
          </table:table-cell>
          <table:table-cell table:style-name="ce112" office:value-type="float" office:value="72802" calcext:value-type="float">
            <text:p>72 802</text:p>
          </table:table-cell>
          <table:table-cell table:style-name="ce112" office:value-type="float" office:value="5371" calcext:value-type="float">
            <text:p>5 371</text:p>
          </table:table-cell>
          <table:table-cell table:style-name="ce112" office:value-type="float" office:value="49115" calcext:value-type="float">
            <text:p>49 115</text:p>
          </table:table-cell>
          <table:table-cell table:style-name="ce112" office:value-type="float" office:value="128433" calcext:value-type="float">
            <text:p>128 433</text:p>
          </table:table-cell>
          <table:table-cell table:style-name="ce112" office:value-type="float" office:value="178207" calcext:value-type="float">
            <text:p>178 207</text:p>
          </table:table-cell>
          <table:table-cell table:style-name="ce112" office:value-type="float" office:value="49774" calcext:value-type="float">
            <text:p>49 774</text:p>
          </table:table-cell>
          <table:table-cell table:style-name="ce114" office:value-type="float" office:value="198235" calcext:value-type="float">
            <text:p>198 235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26-03</text:p>
          </table:table-cell>
          <table:table-cell table:style-name="ce144" office:value-type="string" calcext:value-type="string">
            <text:p>30305f9165917db1becb714318e622b55a1cd7ba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e.e-5_avec_refseg-bcor-25-flux_g033e-sans_lb/gb_eval_s1-g033e.e-5_refseg-bcor-25-flux_g033e-sans_lb.log</text:p>
          </table:table-cell>
          <table:table-cell table:number-columns-repeated="995"/>
        </table:table-row>
        <table:table-row table:style-name="ro6">
          <table:table-cell table:style-name="ce18" office:value-type="float" office:value="22" calcext:value-type="float">
            <text:p>22</text:p>
          </table:table-cell>
          <table:table-cell table:style-name="ce26" office:value-type="string" calcext:value-type="string">
            <text:p>grobid 0.3.3e + seg-a-40 + refseg-bcor-25</text:p>
          </table:table-cell>
          <table:table-cell table:style-name="ce41" office:value-type="float" office:value="160" calcext:value-type="float">
            <text:p>160</text:p>
          </table:table-cell>
          <table:table-cell table:style-name="ce42" office:value-type="string" calcext:value-type="string">
            <text:p>41<text:span text:style-name="T6"> =16+25</text:span></text:p>
          </table:table-cell>
          <table:table-cell office:value-type="float" office:value="997" calcext:value-type="float">
            <text:p>997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65" office:value-type="float" office:value="66.2" calcext:value-type="float">
            <text:p>66,2</text:p>
          </table:table-cell>
          <table:table-cell table:style-name="ce72" table:formula="of:=100*[.R24]/[.V24]" office:value-type="float" office:value="60.6419968289585" calcext:value-type="float">
            <text:p>60,6</text:p>
          </table:table-cell>
          <table:table-cell table:style-name="ce83" office:value-type="float" office:value="71.9" calcext:value-type="float">
            <text:p>71,9</text:p>
          </table:table-cell>
          <table:table-cell table:style-name="ce94" table:formula="of:=([.J24]+[.K24])/2" office:value-type="float" office:value="66.2709984144792" calcext:value-type="float">
            <text:p>66,3</text:p>
          </table:table-cell>
          <table:table-cell table:style-name="ce105" table:formula="of:=574/10211" office:value-type="percentage" office:value="0.0562138869846244" calcext:value-type="percentage">
            <text:p>5,62%</text:p>
          </table:table-cell>
          <table:table-cell table:style-name="ce106" table:formula="of:=890/10211" office:value-type="percentage" office:value="0.0871609049064734" calcext:value-type="percentage">
            <text:p>8,72%</text:p>
          </table:table-cell>
          <table:table-cell table:style-name="ce112" office:value-type="float" office:value="74354" calcext:value-type="float">
            <text:p>74 354</text:p>
          </table:table-cell>
          <table:table-cell table:style-name="ce112" office:value-type="float" office:value="5486" calcext:value-type="float">
            <text:p>5 486</text:p>
          </table:table-cell>
          <table:table-cell table:style-name="ce112" office:value-type="float" office:value="49846" calcext:value-type="float">
            <text:p>49 846</text:p>
          </table:table-cell>
          <table:table-cell table:style-name="ce112" office:value-type="float" office:value="130806" calcext:value-type="float">
            <text:p>130 806</text:p>
          </table:table-cell>
          <table:table-cell table:style-name="ce112" office:value-type="float" office:value="181855" calcext:value-type="float">
            <text:p>181 855</text:p>
          </table:table-cell>
          <table:table-cell table:style-name="ce112" office:value-type="float" office:value="51049" calcext:value-type="float">
            <text:p>51 049</text:p>
          </table:table-cell>
          <table:table-cell table:style-name="ce114" office:value-type="float" office:value="197552" calcext:value-type="float">
            <text:p>197 552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27-03</text:p>
          </table:table-cell>
          <table:table-cell table:style-name="ce144" office:value-type="string" calcext:value-type="string">
            <text:p>30305f9165917db1becb714318e622b55a1cd7ba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e.e-5_avec_seg-a-40_et_refseg-bcor-25-flux_g033e-sans_lb/gb_eval_s1-g033e.e-5_seg-a-40_et_refseg-bcor-25-flux_g033e-sans_lb.log</text:p>
          </table:table-cell>
          <table:table-cell table:number-columns-repeated="995"/>
        </table:table-row>
        <table:table-row table:style-name="ro10">
          <table:table-cell table:number-columns-repeated="1024"/>
        </table:table-row>
        <table:table-row table:style-name="ro6">
          <table:table-cell office:value-type="string" calcext:value-type="string">
            <text:p>AVEC EVALUATEUR V.0.6 : debug décompte des empty (+ 9 % docs empty), prise en compte assiette à part du total gold (distinguo rappel réel / rappel sur assiette), meilleure correction namespaces (errs xml gold de 12 à 0, total K 214965 à 215702, R+0.1, P+0.3), skip desaccentuation (- 1/1000 lignes reco)</text:p>
          </table:table-cell>
          <table:table-cell table:number-columns-repeated="1023"/>
        </table:table-row>
        <table:table-row table:style-name="ro11">
          <table:table-cell table:style-name="ce17" office:value-type="string" calcext:value-type="string">
            <text:p>num</text:p>
          </table:table-cell>
          <table:table-cell table:style-name="ce17" office:value-type="string" calcext:value-type="string">
            <text:p>exec</text:p>
          </table:table-cell>
          <table:table-cell table:style-name="ce36" office:value-type="string" calcext:value-type="string">
            <text:p>Ndocs corpus</text:p>
            <text:p><text:span text:style-name="T4">seg</text:span></text:p>
          </table:table-cell>
          <table:table-cell table:style-name="ce36" office:value-type="string" calcext:value-type="string">
            <text:p>Ndocs corpus</text:p>
            <text:p><text:span text:style-name="T4">refseg</text:span></text:p>
          </table:table-cell>
          <table:table-cell table:style-name="ce36" office:value-type="string" calcext:value-type="string">
            <text:p>Nbibl corpus</text:p>
            <text:p><text:span text:style-name="T4">refseg</text:span></text:p>
          </table:table-cell>
          <table:table-cell table:style-name="ce36" office:value-type="string" calcext:value-type="string">
            <text:p>Ndocs corpus</text:p>
            <text:p><text:span text:style-name="T4">citation</text:span></text:p>
          </table:table-cell>
          <table:table-cell table:style-name="ce36" office:value-type="string" calcext:value-type="string">
            <text:p>Nbibl corpus</text:p>
            <text:p><text:span text:style-name="T4">citation</text:span></text:p>
          </table:table-cell>
          <table:table-cell table:style-name="ce36" office:value-type="string" calcext:value-type="string">
            <text:p>eps du modèle courant</text:p>
          </table:table-cell>
          <table:table-cell table:style-name="ce36" office:value-type="string" calcext:value-type="string">
            <text:p>Rappel sur assiette vérifiable</text:p>
            <text:p><text:span text:style-name="T7">(couples sans err)</text:span></text:p>
          </table:table-cell>
          <table:table-cell table:style-name="ce17" office:value-type="string" calcext:value-type="string">
            <text:p>Rappel réel</text:p>
          </table:table-cell>
          <table:table-cell table:style-name="ce17" office:value-type="string" calcext:value-type="string">
            <text:p>Précision</text:p>
          </table:table-cell>
          <table:table-cell table:style-name="ce17" office:value-type="string" calcext:value-type="string">
            <text:p>F-score</text:p>
          </table:table-cell>
          <table:table-cell table:style-name="ce17" office:value-type="string" calcext:value-type="string">
            <text:p>taux docs xerr</text:p>
          </table:table-cell>
          <table:table-cell table:style-name="ce17" office:value-type="string" calcext:value-type="string">
            <text:p>taux docs vides</text:p>
          </table:table-cell>
          <table:table-cell table:style-name="ce111" office:value-type="string" calcext:value-type="string">
            <text:p>trouvées</text:p>
            <text:p>par titre</text:p>
          </table:table-cell>
          <table:table-cell table:style-name="ce111" office:value-type="string" calcext:value-type="string">
            <text:p>trouvées</text:p>
            <text:p>par vol</text:p>
          </table:table-cell>
          <table:table-cell table:style-name="ce111" office:value-type="string" calcext:value-type="string">
            <text:p>trouvées par auteurs</text:p>
            <text:p>+date</text:p>
          </table:table-cell>
          <table:table-cell table:style-name="ce121" office:value-type="string" calcext:value-type="string">
            <text:p>total</text:p>
            <text:p>trouvées</text:p>
          </table:table-cell>
          <table:table-cell table:style-name="ce123" office:value-type="string" calcext:value-type="string">
            <text:p>total</text:p>
            <text:p>générées</text:p>
          </table:table-cell>
          <table:table-cell table:style-name="ce125" office:value-type="string" calcext:value-type="string">
            <text:p>restantes</text:p>
            <text:p>non alignées</text:p>
          </table:table-cell>
          <table:table-cell table:style-name="ce123" office:value-type="string" calcext:value-type="string">
            <text:p>assiette vérifiable <text:span text:style-name="T6">(couples gold+ todo_sans_xerr)</text:span></text:p>
          </table:table-cell>
          <table:table-cell table:style-name="ce123" office:value-type="string" calcext:value-type="string">
            <text:p>total gold</text:p>
          </table:table-cell>
          <table:table-cell table:style-name="ce128" office:value-type="string" calcext:value-type="string">
            <text:p>date éval</text:p>
          </table:table-cell>
          <table:table-cell table:style-name="ce128" office:value-type="string" calcext:value-type="string">
            <text:p>commit</text:p>
          </table:table-cell>
          <table:table-cell table:style-name="ce128" office:value-type="string" calcext:value-type="string">
            <text:p>remarques</text:p>
          </table:table-cell>
          <table:table-cell table:style-name="ce128" office:value-type="string" calcext:value-type="string">
            <text:p>corpus eval</text:p>
          </table:table-cell>
          <table:table-cell table:style-name="ce164" office:value-type="string" calcext:value-type="string">
            <text:p>training time</text:p>
          </table:table-cell>
          <table:table-cell table:style-name="ce164" office:value-type="string" calcext:value-type="string">
            <text:p>analysis time</text:p>
            <text:p>(balisage)</text:p>
          </table:table-cell>
          <table:table-cell table:style-name="ce36" office:value-type="string" calcext:value-type="string">
            <text:p>fichier de log</text:p>
          </table:table-cell>
          <table:table-cell table:number-columns-repeated="995"/>
        </table:table-row>
        <table:table-row table:style-name="ro6">
          <table:table-cell table:style-name="ce18" office:value-type="float" office:value="22" calcext:value-type="float">
            <text:p>22</text:p>
          </table:table-cell>
          <table:table-cell table:style-name="ce26" office:value-type="string" calcext:value-type="string">
            <text:p>grobid 0.3.3e + seg-a-40 + refseg-bcor-25</text:p>
          </table:table-cell>
          <table:table-cell table:style-name="ce41" office:value-type="float" office:value="160" calcext:value-type="float">
            <text:p>160</text:p>
          </table:table-cell>
          <table:table-cell table:style-name="ce42" office:value-type="string" calcext:value-type="string">
            <text:p>41<text:span text:style-name="T6"> =16+25</text:span></text:p>
          </table:table-cell>
          <table:table-cell office:value-type="float" office:value="997" calcext:value-type="float">
            <text:p>997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52" office:value-type="string" calcext:value-type="string">
            <text:p>10-5</text:p>
          </table:table-cell>
          <table:table-cell table:style-name="ce68" office:value-type="float" office:value="66.2" calcext:value-type="float">
            <text:p>66,2</text:p>
          </table:table-cell>
          <table:table-cell table:style-name="ce72" office:value-type="float" office:value="60.8" calcext:value-type="float">
            <text:p>60,8</text:p>
          </table:table-cell>
          <table:table-cell table:style-name="ce83" office:value-type="float" office:value="72.1" calcext:value-type="float">
            <text:p>72,1</text:p>
          </table:table-cell>
          <table:table-cell table:style-name="ce79" table:formula="of:=([.J28]+[.K28])/2" office:value-type="float" office:value="66.45" calcext:value-type="float">
            <text:p>66,5</text:p>
          </table:table-cell>
          <table:table-cell table:style-name="ce105" table:formula="of:=574/10211" office:value-type="percentage" office:value="0.0562138869846244" calcext:value-type="percentage">
            <text:p>5,62%</text:p>
          </table:table-cell>
          <table:table-cell table:style-name="ce106" table:formula="of:=967/10211" office:value-type="percentage" office:value="0.0947017921848986" calcext:value-type="percentage">
            <text:p>9,47%</text:p>
          </table:table-cell>
          <table:table-cell table:style-name="ce112" office:value-type="float" office:value="74802" calcext:value-type="float">
            <text:p>74 802</text:p>
          </table:table-cell>
          <table:table-cell table:style-name="ce112" office:value-type="float" office:value="5557" calcext:value-type="float">
            <text:p>5 557</text:p>
          </table:table-cell>
          <table:table-cell table:style-name="ce112" office:value-type="float" office:value="49716" calcext:value-type="float">
            <text:p>49 716</text:p>
          </table:table-cell>
          <table:table-cell table:style-name="ce112" office:value-type="float" office:value="131199" calcext:value-type="float">
            <text:p>131 199</text:p>
          </table:table-cell>
          <table:table-cell table:style-name="ce112" office:value-type="float" office:value="181855" calcext:value-type="float">
            <text:p>181 855</text:p>
          </table:table-cell>
          <table:table-cell table:style-name="ce112" office:value-type="float" office:value="50656" calcext:value-type="float">
            <text:p>50 656</text:p>
          </table:table-cell>
          <table:table-cell table:style-name="ce114" office:value-type="float" office:value="198289" calcext:value-type="float">
            <text:p>198 289</text:p>
          </table:table-cell>
          <table:table-cell table:style-name="ce112" office:value-type="float" office:value="215702" calcext:value-type="float">
            <text:p>215 702</text:p>
          </table:table-cell>
          <table:table-cell table:style-name="ce18" office:value-type="string" calcext:value-type="string">
            <text:p>09-04</text:p>
          </table:table-cell>
          <table:table-cell table:style-name="ce144" office:value-type="string" calcext:value-type="string">
            <text:p>30305f9165917db1becb714318e622b55a1cd7ba</text:p>
          </table:table-cell>
          <table:table-cell table:style-name="ce150"/>
          <table:table-cell office:value-type="string" calcext:value-type="string">
            <text:p>10kELS-s1</text:p>
          </table:table-cell>
          <table:table-cell/>
          <table:table-cell table:style-name="ce174"/>
          <table:table-cell table:style-name="ce191" office:value-type="string" calcext:value-type="string">
            <text:p>/home/loth/refbib/analyses/coltrane/eval/s1-g033e.e-5_avec_seg-a-40_et_refseg-bcor-25-flux_g033e-sans_lb/gb_eval_s1-g033e.e-5_seg-a-40_et_refseg-bcor-25-flux_g033e-sans_lb.log</text:p>
          </table:table-cell>
          <table:table-cell table:number-columns-repeated="995"/>
        </table:table-row>
        <table:table-row table:style-name="ro6">
          <table:table-cell table:style-name="ce18" office:value-type="float" office:value="23" calcext:value-type="float">
            <text:p>23</text:p>
          </table:table-cell>
          <table:table-cell table:style-name="ce26" office:value-type="string" calcext:value-type="string">
            <text:p>grobid 0.3.4a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73" calcext:value-type="float">
            <text:p>473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2.8" calcext:value-type="float">
            <text:p>62,8</text:p>
          </table:table-cell>
          <table:table-cell table:style-name="ce73" office:value-type="float" office:value="62.8" calcext:value-type="float">
            <text:p>62,8</text:p>
          </table:table-cell>
          <table:table-cell table:style-name="ce83" office:value-type="float" office:value="69.8" calcext:value-type="float">
            <text:p>69,8</text:p>
          </table:table-cell>
          <table:table-cell table:style-name="ce79" table:formula="of:=([.J29]+[.K29])/2" office:value-type="float" office:value="66.3" calcext:value-type="float">
            <text:p>66,3</text:p>
          </table:table-cell>
          <table:table-cell table:style-name="ce102" table:formula="of:=2/10211" office:value-type="percentage" office:value="0.000195867202037019" calcext:value-type="percentage">
            <text:p>0,02%</text:p>
          </table:table-cell>
          <table:table-cell table:style-name="ce106" table:formula="of:=1334/10211" office:value-type="percentage" office:value="0.130643423758692" calcext:value-type="percentage">
            <text:p>13,06%</text:p>
          </table:table-cell>
          <table:table-cell table:style-name="ce114" office:value-type="float" office:value="76937" calcext:value-type="float">
            <text:p>76 937</text:p>
          </table:table-cell>
          <table:table-cell table:style-name="ce114" office:value-type="float" office:value="5487" calcext:value-type="float">
            <text:p>5 487</text:p>
          </table:table-cell>
          <table:table-cell table:style-name="ce114" office:value-type="float" office:value="51937" calcext:value-type="float">
            <text:p>51 937</text:p>
          </table:table-cell>
          <table:table-cell table:style-name="ce114" office:value-type="float" office:value="135512" calcext:value-type="float">
            <text:p>135 512</text:p>
          </table:table-cell>
          <table:table-cell table:style-name="ce114" office:value-type="float" office:value="194177" calcext:value-type="float">
            <text:p>194 177</text:p>
          </table:table-cell>
          <table:table-cell table:style-name="ce114" office:value-type="float" office:value="58665" calcext:value-type="float">
            <text:p>58 665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10-04</text:p>
          </table:table-cell>
          <table:table-cell table:style-name="ce145" office:value-type="string" calcext:value-type="string">
            <office:annotation office:display="true" draw:style-name="gr2" draw:text-style-name="P3" svg:width="4.383cm" svg:height="0.907cm" svg:x="54.559cm" svg:y="14.168cm" draw:caption-point-x="-0.42cm" draw:caption-point-y="3.646cm">
              <dc:creator>RL</dc:creator>
              <dc:date>2015-04-17T00:00:00</dc:date>
              <text:p text:style-name="P2"><text:span text:style-name="T1">soit </text:span><text:span text:style-name="T2">juste avant</text:span><text:span text:style-name="T1"> le merge de LINEINDENT dans refseg</text:span></text:p>
            </office:annotation>
            <text:p>9e6c365df054c948bb2f396c17027f6aa125af8f</text:p>
          </table:table-cell>
          <table:table-cell table:style-name="ce155" office:value-type="string" calcext:value-type="string">
            <text:p>le commit 9e6c365 apporte bien une baisse radicale du nombre de XML erronés =&gt; l'assiette rejoint presque la base total gold</text:p>
          </table:table-cell>
          <table:table-cell table:style-name="ce50" office:value-type="string" calcext:value-type="string">
            <text:p>10kELS-s1</text:p>
          </table:table-cell>
          <table:table-cell table:style-name="ce165" office:value-type="string" calcext:value-type="string">
            <text:p>-</text:p>
          </table:table-cell>
          <table:table-cell table:style-name="ce174" office:value-type="string" calcext:value-type="string">
            <text:p>00:16 5 clients</text:p>
          </table:table-cell>
          <table:table-cell table:style-name="ce192" office:value-type="string" calcext:value-type="string">
            <text:p>/home/loth/refbib/analyses/coltrane/eval/s1-g034a_avec_vanilla/gb_eval_s1-g034a_vanilla.log</text:p>
          </table:table-cell>
          <table:table-cell table:number-columns-repeated="995"/>
        </table:table-row>
        <table:table-row table:style-name="ro6">
          <table:table-cell table:style-name="ce21" office:value-type="float" office:value="24" calcext:value-type="float">
            <office:annotation office:display="true" draw:style-name="gr2" draw:text-style-name="P3" svg:width="7.9cm" svg:height="1.26cm" svg:x="1.563cm" svg:y="13.832cm" draw:caption-point-x="0cm" draw:caption-point-y="4.434cm">
              <dc:creator>RL</dc:creator>
              <dc:date>2015-04-20T00:00:00</dc:date>
              <text:p text:style-name="P2"><text:span text:style-name="T1">24-26 : je refais les tests 20 à 22 avec la nouvelle version de l'évaluateur pour « recalibrer » </text:span></text:p>
              <text:p text:style-name="P2"><text:span text:style-name="T1">(savoir où on en est dans les gains relatifs)</text:span></text:p>
            </office:annotation>
            <text:p>24</text:p>
          </table:table-cell>
          <table:table-cell table:style-name="ce26" office:value-type="string" calcext:value-type="string">
            <text:p>grobid 0.3.4a + seg-a-40</text:p>
          </table:table-cell>
          <table:table-cell office:value-type="float" office:value="160" calcext:value-type="float">
            <text:p>160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3.6" calcext:value-type="float">
            <text:p>63,6</text:p>
          </table:table-cell>
          <table:table-cell table:style-name="ce73" office:value-type="float" office:value="63.7" calcext:value-type="float">
            <text:p>63,7</text:p>
          </table:table-cell>
          <table:table-cell table:style-name="ce83" office:value-type="float" office:value="70" calcext:value-type="float">
            <text:p>70</text:p>
          </table:table-cell>
          <table:table-cell table:style-name="ce79" table:formula="of:=([.J30]+[.K30])/2" office:value-type="float" office:value="66.85" calcext:value-type="float">
            <text:p>66,9</text:p>
          </table:table-cell>
          <table:table-cell table:style-name="ce18" office:value-type="string" calcext:value-type="string">
            <text:p>-</text:p>
          </table:table-cell>
          <table:table-cell table:style-name="ce106" table:formula="of:=983/10211" office:value-type="percentage" office:value="0.0962687298011948" calcext:value-type="percentage">
            <text:p>9,63%</text:p>
          </table:table-cell>
          <table:table-cell table:style-name="ce114" office:value-type="float" office:value="78156" calcext:value-type="float">
            <text:p>78 156</text:p>
          </table:table-cell>
          <table:table-cell table:style-name="ce114" office:value-type="float" office:value="5559" calcext:value-type="float">
            <text:p>5 559</text:p>
          </table:table-cell>
          <table:table-cell table:style-name="ce114" office:value-type="float" office:value="52427" calcext:value-type="float">
            <text:p>52 427</text:p>
          </table:table-cell>
          <table:table-cell table:style-name="ce114" office:value-type="float" office:value="137294" calcext:value-type="float">
            <text:p>137 294</text:p>
          </table:table-cell>
          <table:table-cell table:style-name="ce114" office:value-type="float" office:value="196059" calcext:value-type="float">
            <text:p>196 059</text:p>
          </table:table-cell>
          <table:table-cell table:style-name="ce114" office:value-type="float" office:value="58765" calcext:value-type="float">
            <text:p>58 765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10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/>
          <table:table-cell table:style-name="ce50" office:value-type="string" calcext:value-type="string">
            <text:p>10kELS-s1</text:p>
          </table:table-cell>
          <table:table-cell table:style-name="ce18" office:value-type="string" calcext:value-type="string">
            <text:p>0:23:50.385</text:p>
          </table:table-cell>
          <table:table-cell table:style-name="ce174" office:value-type="string" calcext:value-type="string">
            <text:p>00:14 5 clients</text:p>
          </table:table-cell>
          <table:table-cell table:style-name="ce192" office:value-type="string" calcext:value-type="string">
            <text:p>/home/loth/refbib/analyses/coltrane/eval/s1-g034a.e-5_avec_seg-a-40.flux_gb033e/gb_eval_s1-g034a.e-5_seg-a-40.flux_gb033e.log</text:p>
          </table:table-cell>
          <table:table-cell table:number-columns-repeated="995"/>
        </table:table-row>
        <table:table-row table:style-name="ro6">
          <table:table-cell table:style-name="ce21" office:value-type="string" calcext:value-type="string">
            <text:p>25a</text:p>
          </table:table-cell>
          <table:table-cell table:style-name="ce26" office:value-type="string" calcext:value-type="string">
            <text:p>grobid 0.3.4a + refseg-bcor-25 avec &lt;lb/&gt;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3.6" calcext:value-type="float">
            <text:p>63,6</text:p>
          </table:table-cell>
          <table:table-cell table:style-name="ce73" office:value-type="float" office:value="63.6" calcext:value-type="float">
            <text:p>63,6</text:p>
          </table:table-cell>
          <table:table-cell table:style-name="ce84" office:value-type="float" office:value="73.5" calcext:value-type="float">
            <text:p>73,5</text:p>
          </table:table-cell>
          <table:table-cell table:style-name="ce79" table:formula="of:=([.J31]+[.K31])/2" office:value-type="float" office:value="68.55" calcext:value-type="float">
            <text:p>68,6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1342/10211" office:value-type="percentage" office:value="0.13142689256684" calcext:value-type="percentage">
            <text:p>13,14%</text:p>
          </table:table-cell>
          <table:table-cell table:style-name="ce114" office:value-type="float" office:value="76210" calcext:value-type="float">
            <text:p>76 210</text:p>
          </table:table-cell>
          <table:table-cell table:style-name="ce114" office:value-type="float" office:value="5550" calcext:value-type="float">
            <text:p>5 550</text:p>
          </table:table-cell>
          <table:table-cell table:style-name="ce114" office:value-type="float" office:value="54047" calcext:value-type="float">
            <text:p>54 047</text:p>
          </table:table-cell>
          <table:table-cell table:style-name="ce114" office:value-type="float" office:value="137171" calcext:value-type="float">
            <text:p>137 171</text:p>
          </table:table-cell>
          <table:table-cell table:style-name="ce114" office:value-type="float" office:value="186670" calcext:value-type="float">
            <text:p>186 670</text:p>
          </table:table-cell>
          <table:table-cell table:style-name="ce118" office:value-type="float" office:value="49499" calcext:value-type="float">
            <text:p>49 499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14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Default"/>
          <table:table-cell table:style-name="ce50" office:value-type="string" calcext:value-type="string">
            <text:p>10kELS-s1</text:p>
          </table:table-cell>
          <table:table-cell table:style-name="ce18" office:value-type="string" calcext:value-type="string">
            <text:p>0:51:46.625</text:p>
          </table:table-cell>
          <table:table-cell table:style-name="ce174" office:value-type="string" calcext:value-type="string">
            <text:p>00:17 5 clients</text:p>
          </table:table-cell>
          <table:table-cell table:style-name="ce192" office:value-type="string" calcext:value-type="string">
            <text:p>/home/loth/refbib/analyses/coltrane/eval/s1-g034a.e-5_avec_refseg-bcor-25-flux_g033e-avec_lb/gb_eval_s1-g034a.e-5_refseg-bcor-25-flux_g033e-avec_lb.log</text:p>
          </table:table-cell>
          <table:table-cell table:number-columns-repeated="995"/>
        </table:table-row>
        <table:table-row table:style-name="ro6">
          <table:table-cell table:style-name="ce21" office:value-type="string" calcext:value-type="string">
            <text:p>25b</text:p>
          </table:table-cell>
          <table:table-cell table:style-name="ce26" office:value-type="string" calcext:value-type="string">
            <text:p>grobid 0.3.4a + refseg-bcor-25 sans &lt;lb/&gt;</text:p>
          </table:table-cell>
          <table:table-cell table:number-columns-repeated="5" table:style-name="ce42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4.8" calcext:value-type="float">
            <text:p>64,8</text:p>
          </table:table-cell>
          <table:table-cell table:style-name="ce73" office:value-type="float" office:value="64.8" calcext:value-type="float">
            <text:p>64,8</text:p>
          </table:table-cell>
          <table:table-cell table:style-name="ce83" office:value-type="float" office:value="72.5" calcext:value-type="float">
            <text:p>72,5</text:p>
          </table:table-cell>
          <table:table-cell table:style-name="ce79" table:formula="of:=([.J32]+[.K32])/2" office:value-type="float" office:value="68.65" calcext:value-type="float">
            <text:p>68,7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1335/10211" office:value-type="percentage" office:value="0.13074135735971" calcext:value-type="percentage">
            <text:p>13,07%</text:p>
          </table:table-cell>
          <table:table-cell table:style-name="ce114" office:value-type="float" office:value="78354" calcext:value-type="float">
            <text:p>78 354</text:p>
          </table:table-cell>
          <table:table-cell table:style-name="ce114" office:value-type="float" office:value="5617" calcext:value-type="float">
            <text:p>5 617</text:p>
          </table:table-cell>
          <table:table-cell table:style-name="ce114" office:value-type="float" office:value="54764" calcext:value-type="float">
            <text:p>54 764</text:p>
          </table:table-cell>
          <table:table-cell table:style-name="ce114" office:value-type="float" office:value="139811" calcext:value-type="float">
            <text:p>139 811</text:p>
          </table:table-cell>
          <table:table-cell table:style-name="ce114" office:value-type="float" office:value="192921" calcext:value-type="float">
            <text:p>192 921</text:p>
          </table:table-cell>
          <table:table-cell table:style-name="ce114" office:value-type="float" office:value="53110" calcext:value-type="float">
            <text:p>53 110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10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 office:value-type="string" calcext:value-type="string">
            <text:p>l'absence de lb génère plus de bruit mais aussi plus de rappel</text:p>
          </table:table-cell>
          <table:table-cell table:style-name="ce50" office:value-type="string" calcext:value-type="string">
            <text:p>10kELS-s1</text:p>
          </table:table-cell>
          <table:table-cell table:style-name="ce18" office:value-type="string" calcext:value-type="string">
            <text:p>0:41:22.998</text:p>
          </table:table-cell>
          <table:table-cell table:style-name="ce174" office:value-type="string" calcext:value-type="string">
            <text:p>00:16 5 clients</text:p>
          </table:table-cell>
          <table:table-cell table:style-name="ce192" office:value-type="string" calcext:value-type="string">
            <text:p>/home/loth/refbib/analyses/coltrane/eval/s1-g034a.e-5_avec_refseg-bcor-25-flux_g033e-sans_lb/gb_eval_s1-g034a.e-5_refseg-bcor-25-flux_g033e-sans_lb.log</text:p>
          </table:table-cell>
          <table:table-cell table:number-columns-repeated="995"/>
        </table:table-row>
        <table:table-row table:style-name="ro6">
          <table:table-cell table:style-name="ce21" office:value-type="string" calcext:value-type="string">
            <text:p>26a</text:p>
          </table:table-cell>
          <table:table-cell table:style-name="ce26" office:value-type="string" calcext:value-type="string">
            <text:p>grobid 0.3.4a + seg-a-40 + refseg-bcor-25 +lb</text:p>
          </table:table-cell>
          <table:table-cell office:value-type="float" office:value="160" calcext:value-type="float">
            <text:p>160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4.7" calcext:value-type="float">
            <text:p>64,7</text:p>
          </table:table-cell>
          <table:table-cell table:style-name="ce73" office:value-type="float" office:value="64.7" calcext:value-type="float">
            <text:p>64,7</text:p>
          </table:table-cell>
          <table:table-cell table:style-name="ce83" office:value-type="float" office:value="73.4" calcext:value-type="float">
            <text:p>73,4</text:p>
          </table:table-cell>
          <table:table-cell table:style-name="ce79" table:formula="of:=([.J33]+[.K33])/2" office:value-type="float" office:value="69.05" calcext:value-type="float">
            <text:p>69,1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988/10211" office:value-type="percentage" office:value="0.0967583978062873" calcext:value-type="percentage">
            <text:p>9,68%</text:p>
          </table:table-cell>
          <table:table-cell table:style-name="ce114" office:value-type="float" office:value="77666" calcext:value-type="float">
            <text:p>77 666</text:p>
          </table:table-cell>
          <table:table-cell table:style-name="ce114" office:value-type="float" office:value="5641" calcext:value-type="float">
            <text:p>5 641</text:p>
          </table:table-cell>
          <table:table-cell table:style-name="ce114" office:value-type="float" office:value="54889" calcext:value-type="float">
            <text:p>54 889</text:p>
          </table:table-cell>
          <table:table-cell table:style-name="ce114" office:value-type="float" office:value="139539" calcext:value-type="float">
            <text:p>139 539</text:p>
          </table:table-cell>
          <table:table-cell table:style-name="ce114" office:value-type="float" office:value="190143" calcext:value-type="float">
            <text:p>190 143</text:p>
          </table:table-cell>
          <table:table-cell table:style-name="ce114" office:value-type="float" office:value="50604" calcext:value-type="float">
            <text:p>50 604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14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/>
          <table:table-cell table:style-name="ce50" office:value-type="string" calcext:value-type="string">
            <text:p>10kELS-s1</text:p>
          </table:table-cell>
          <table:table-cell table:style-name="ce18" office:value-type="string" calcext:value-type="string">
            <text:p>-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5_avec_seg-a-40_et_refseg-bcor-25-flux_g033e-avec_lb/gb_eval_s1-g034a.e-5_seg-a-40_et_refseg-bcor-25-flux_g033e-avec_lb.log</text:p>
          </table:table-cell>
          <table:table-cell table:number-columns-repeated="995"/>
        </table:table-row>
        <table:table-row table:style-name="ro6">
          <table:table-cell table:style-name="ce21" office:value-type="string" calcext:value-type="string">
            <text:p>26b</text:p>
          </table:table-cell>
          <table:table-cell table:style-name="ce26" office:value-type="string" calcext:value-type="string">
            <text:p>grobid 0.3.4a + seg-a-40 + refseg-bcor-25 -lb</text:p>
          </table:table-cell>
          <table:table-cell table:number-columns-repeated="5" table:style-name="ce42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5.9" calcext:value-type="float">
            <text:p>65,9</text:p>
          </table:table-cell>
          <table:table-cell table:style-name="ce74" office:value-type="float" office:value="65.9" calcext:value-type="float">
            <text:p>65,9</text:p>
          </table:table-cell>
          <table:table-cell table:style-name="ce83" office:value-type="float" office:value="72.4" calcext:value-type="float">
            <text:p>72,4</text:p>
          </table:table-cell>
          <table:table-cell table:style-name="ce98" table:formula="of:=([.J34]+[.K34])/2" office:value-type="float" office:value="69.15" calcext:value-type="float">
            <text:p>69,2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988/10211" office:value-type="percentage" office:value="0.0967583978062873" calcext:value-type="percentage">
            <text:p>9,68%</text:p>
          </table:table-cell>
          <table:table-cell table:style-name="ce114" office:value-type="float" office:value="79767" calcext:value-type="float">
            <text:p>79 767</text:p>
          </table:table-cell>
          <table:table-cell table:style-name="ce114" office:value-type="float" office:value="5695" calcext:value-type="float">
            <text:p>5 695</text:p>
          </table:table-cell>
          <table:table-cell table:style-name="ce118" office:value-type="float" office:value="55576" calcext:value-type="float">
            <text:p>55 576</text:p>
          </table:table-cell>
          <table:table-cell table:style-name="ce118" office:value-type="float" office:value="142094" calcext:value-type="float">
            <text:p>142 094</text:p>
          </table:table-cell>
          <table:table-cell table:style-name="ce114" office:value-type="float" office:value="196158" calcext:value-type="float">
            <text:p>196 158</text:p>
          </table:table-cell>
          <table:table-cell table:style-name="ce114" office:value-type="float" office:value="54064" calcext:value-type="float">
            <text:p>54 064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14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 office:value-type="string" calcext:value-type="string">
            <text:p>idem 25b bruit et rappel montent tous 2</text:p>
          </table:table-cell>
          <table:table-cell table:style-name="ce50" office:value-type="string" calcext:value-type="string">
            <text:p>10kELS-s1</text:p>
          </table:table-cell>
          <table:table-cell table:style-name="ce18" office:value-type="string" calcext:value-type="string">
            <text:p>-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5_avec_seg-a-40_et_refseg-bcor-25-flux_g033e-sans_lb/gb_eval_s1-g034a.e-5_seg-a-40_et_refseg-bcor-25-flux_g033e-sans_lb.log</text:p>
          </table:table-cell>
          <table:table-cell table:number-columns-repeated="995"/>
        </table:table-row>
        <table:table-row table:style-name="ro6">
          <table:table-cell table:style-name="ce18" office:value-type="float" office:value="27" calcext:value-type="float">
            <text:p>27</text:p>
          </table:table-cell>
          <table:table-cell table:style-name="ce26" office:value-type="string" calcext:value-type="string">
            <text:p>grobid 0.3.4a + seg-a + refseg-bcor+lb + cit-oricor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0" office:value-type="string" calcext:value-type="string">
            <text:p>4092<text:span text:style-name="T7"> « corrigées »</text:span>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4.5" calcext:value-type="float">
            <text:p>64,5</text:p>
          </table:table-cell>
          <table:table-cell table:style-name="ce73" office:value-type="float" office:value="64.5" calcext:value-type="float">
            <text:p>64,5</text:p>
          </table:table-cell>
          <table:table-cell table:style-name="ce83" office:value-type="float" office:value="73.2" calcext:value-type="float">
            <text:p>73,2</text:p>
          </table:table-cell>
          <table:table-cell table:style-name="ce79" table:formula="of:=([.J35]+[.K35])/2" office:value-type="float" office:value="68.85" calcext:value-type="float">
            <text:p>68,9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988/10211" office:value-type="percentage" office:value="0.0967583978062873" calcext:value-type="percentage">
            <text:p>9,68%</text:p>
          </table:table-cell>
          <table:table-cell table:style-name="ce114" office:value-type="float" office:value="77718" calcext:value-type="float">
            <text:p>77 718</text:p>
          </table:table-cell>
          <table:table-cell table:style-name="ce114" office:value-type="float" office:value="5611" calcext:value-type="float">
            <text:p>5 611</text:p>
          </table:table-cell>
          <table:table-cell table:style-name="ce114" office:value-type="float" office:value="54374" calcext:value-type="float">
            <text:p>54 374</text:p>
          </table:table-cell>
          <table:table-cell table:style-name="ce114" office:value-type="float" office:value="139077" calcext:value-type="float">
            <text:p>139 077</text:p>
          </table:table-cell>
          <table:table-cell table:style-name="ce114" office:value-type="float" office:value="190057" calcext:value-type="float">
            <text:p>190 057</text:p>
          </table:table-cell>
          <table:table-cell table:style-name="ce114" office:value-type="float" office:value="50980" calcext:value-type="float">
            <text:p>50 980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17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/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10:06:19.307 (9 cœurs)</text:p>
          </table:table-cell>
          <table:table-cell table:style-name="ce174" office:value-type="string" calcext:value-type="string">
            <text:p>idem</text:p>
          </table:table-cell>
          <table:table-cell table:style-name="ce192"/>
          <table:table-cell table:number-columns-repeated="995"/>
        </table:table-row>
        <table:table-row table:style-name="ro6" table:visibility="collapse">
          <table:table-cell table:style-name="ce18" office:value-type="string" calcext:value-type="string">
            <text:p>27b</text:p>
          </table:table-cell>
          <table:table-cell table:style-name="ce26" office:value-type="string" calcext:value-type="string">
            <text:p>grobid 0.3.4a + seg-a + refseg-bcor-lb + cit-oricor</text:p>
          </table:table-cell>
          <table:table-cell table:style-name="ce42" office:value-type="float" office:value="160" calcext:value-type="float">
            <text:p>16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50" office:value-type="float" office:value="357" calcext:value-type="float">
            <text:p>357</text:p>
          </table:table-cell>
          <table:table-cell table:style-name="ce50" office:value-type="string" calcext:value-type="string">
            <text:p>4092<text:span text:style-name="T7"> « corrigées »</text:span>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5.7" calcext:value-type="float">
            <text:p>65,7</text:p>
          </table:table-cell>
          <table:table-cell table:style-name="ce73" office:value-type="float" office:value="65.7" calcext:value-type="float">
            <text:p>65,7</text:p>
          </table:table-cell>
          <table:table-cell table:style-name="ce83" office:value-type="float" office:value="72.3" calcext:value-type="float">
            <text:p>72,3</text:p>
          </table:table-cell>
          <table:table-cell table:style-name="ce79" table:formula="of:=([.J36]+[.K36])/2" office:value-type="float" office:value="69" calcext:value-type="float">
            <text:p>69,0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989/10211" office:value-type="percentage" office:value="0.0968563314073058" calcext:value-type="percentage">
            <text:p>9,69%</text:p>
          </table:table-cell>
          <table:table-cell table:style-name="ce114" office:value-type="float" office:value="79851" calcext:value-type="float">
            <text:p>79 851</text:p>
          </table:table-cell>
          <table:table-cell table:style-name="ce114" office:value-type="float" office:value="5660" calcext:value-type="float">
            <text:p>5 660</text:p>
          </table:table-cell>
          <table:table-cell table:style-name="ce114" office:value-type="float" office:value="55073" calcext:value-type="float">
            <text:p>55 073</text:p>
          </table:table-cell>
          <table:table-cell table:style-name="ce114" office:value-type="float" office:value="141650" calcext:value-type="float">
            <text:p>141 650</text:p>
          </table:table-cell>
          <table:table-cell table:style-name="ce114" office:value-type="float" office:value="196054" calcext:value-type="float">
            <text:p>196 054</text:p>
          </table:table-cell>
          <table:table-cell table:style-name="ce114" office:value-type="float" office:value="54404" calcext:value-type="float">
            <text:p>54 404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17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 office:value-type="string" calcext:value-type="string">
            <text:p>microstructure des citations originelles « corrigée »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10:06:19.307 (9 cœurs)</text:p>
          </table:table-cell>
          <table:table-cell table:style-name="ce174" office:value-type="string" calcext:value-type="string">
            <text:p>idem</text:p>
          </table:table-cell>
          <table:table-cell table:style-name="ce192"/>
          <table:table-cell table:number-columns-repeated="995"/>
        </table:table-row>
        <table:table-row table:style-name="ro6">
          <table:table-cell table:style-name="ce22" office:value-type="float" office:value="28" calcext:value-type="float">
            <office:annotation office:display="true" draw:style-name="gr3" draw:text-style-name="P3" svg:width="4.12cm" svg:height="1.26cm" svg:x="10.845cm" svg:y="13.799cm" draw:caption-point-x="-9.282cm" draw:caption-point-y="7.176cm">
              <dc:creator>RL</dc:creator>
              <dc:date>2015-05-20T00:00:00</dc:date>
              <text:p text:style-name="P2"><text:span text:style-name="T1">28-30 tests sur la valeur epsilon, toutes choses égales par ailleurs</text:span></text:p>
            </office:annotation>
            <text:p>28</text:p>
          </table:table-cell>
          <table:table-cell table:style-name="ce32" office:value-type="string" calcext:value-type="string">
            <text:p>grobid 0.3.4a + seg-a + refseg-bcor+lb + cit-els32-4592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52" office:value-type="string" calcext:value-type="string">
            <text:p>-</text:p>
          </table:table-cell>
          <table:table-cell table:style-name="ce69" office:value-type="float" office:value="65.4" calcext:value-type="float">
            <text:p>65,4</text:p>
          </table:table-cell>
          <table:table-cell table:style-name="ce73" office:value-type="float" office:value="65.4" calcext:value-type="float">
            <text:p>65,4</text:p>
          </table:table-cell>
          <table:table-cell table:style-name="ce88" office:value-type="float" office:value="74.3" calcext:value-type="float">
            <text:p>74,3</text:p>
          </table:table-cell>
          <table:table-cell table:style-name="ce98" table:formula="of:=([.J37]+[.K37])/2" office:value-type="float" office:value="69.85" calcext:value-type="float">
            <text:p>69,9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992/10211" office:value-type="percentage" office:value="0.0971501322103614" calcext:value-type="percentage">
            <text:p>9,72%</text:p>
          </table:table-cell>
          <table:table-cell table:style-name="ce114" office:value-type="float" office:value="78477" calcext:value-type="float">
            <text:p>78 477</text:p>
          </table:table-cell>
          <table:table-cell table:style-name="ce114" office:value-type="float" office:value="5876" calcext:value-type="float">
            <text:p>5 876</text:p>
          </table:table-cell>
          <table:table-cell table:style-name="ce114" office:value-type="float" office:value="55363" calcext:value-type="float">
            <text:p>55 363</text:p>
          </table:table-cell>
          <table:table-cell table:style-name="ce114" office:value-type="float" office:value="141061" calcext:value-type="float">
            <text:p>141 061</text:p>
          </table:table-cell>
          <table:table-cell table:style-name="ce114" office:value-type="float" office:value="189979" calcext:value-type="float">
            <text:p>189 979</text:p>
          </table:table-cell>
          <table:table-cell table:style-name="ce118" office:value-type="float" office:value="48918" calcext:value-type="float">
            <text:p>48 918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20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 office:value-type="string" calcext:value-type="string">
            <text:p>500 citations supplémentaires et seg-a et refseg-bcor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12:30:58.446s (9 cœurs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5_avec_cit-els32-4592/gb_eval_s1-g034a.e-5_cit-els32-4592.log</text:p>
          </table:table-cell>
          <table:table-cell table:number-columns-repeated="995"/>
        </table:table-row>
        <table:table-row table:style-name="ro6">
          <table:table-cell table:style-name="ce22" office:value-type="float" office:value="29" calcext:value-type="float">
            <text:p>29</text:p>
          </table:table-cell>
          <table:table-cell table:style-name="ce26" office:value-type="string" calcext:value-type="string">
            <text:p>grobid 0.3.4a + seg-a + refseg-bcor+lb + cit-els32-4592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55" office:value-type="string" calcext:value-type="string">
            <text:p>10-4</text:p>
          </table:table-cell>
          <table:table-cell table:style-name="ce69" office:value-type="float" office:value="65.3" calcext:value-type="float">
            <text:p>65,3</text:p>
          </table:table-cell>
          <table:table-cell table:style-name="ce73" office:value-type="float" office:value="65.4" calcext:value-type="float">
            <text:p>65,4</text:p>
          </table:table-cell>
          <table:table-cell table:style-name="ce83" office:value-type="float" office:value="74.2" calcext:value-type="float">
            <text:p>74,2</text:p>
          </table:table-cell>
          <table:table-cell table:style-name="ce79" table:formula="of:=([.J38]+[.K38])/2" office:value-type="float" office:value="69.8" calcext:value-type="float">
            <text:p>69,8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990/10211" office:value-type="percentage" office:value="0.0969542650083243" calcext:value-type="percentage">
            <text:p>9,70%</text:p>
          </table:table-cell>
          <table:table-cell table:style-name="ce114" office:value-type="float" office:value="78603" calcext:value-type="float">
            <text:p>78 603</text:p>
          </table:table-cell>
          <table:table-cell table:style-name="ce114" office:value-type="float" office:value="5907" calcext:value-type="float">
            <text:p>5 907</text:p>
          </table:table-cell>
          <table:table-cell table:style-name="ce114" office:value-type="float" office:value="55059" calcext:value-type="float">
            <text:p>55 059</text:p>
          </table:table-cell>
          <table:table-cell table:style-name="ce114" office:value-type="float" office:value="140950" calcext:value-type="float">
            <text:p>140 950</text:p>
          </table:table-cell>
          <table:table-cell table:style-name="ce114" office:value-type="float" office:value="189966" calcext:value-type="float">
            <text:p>189 966</text:p>
          </table:table-cell>
          <table:table-cell table:style-name="ce114" office:value-type="float" office:value="49016" calcext:value-type="float">
            <text:p>49 016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20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 office:value-type="string" calcext:value-type="string">
            <text:p>idem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2:54:33 (9 CPU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4_avec_cit-els32-4592/gb_eval_s1-g034a.e-4_cit-els32-4592.log</text:p>
          </table:table-cell>
          <table:table-cell table:number-columns-repeated="995"/>
        </table:table-row>
        <table:table-row table:style-name="ro6">
          <table:table-cell table:style-name="ce22" office:value-type="float" office:value="30" calcext:value-type="float">
            <text:p>30</text:p>
          </table:table-cell>
          <table:table-cell table:style-name="ce26" office:value-type="string" calcext:value-type="string">
            <text:p>grobid 0.3.4a + seg-a + refseg-bcor+lb + cit-els32-4592</text:p>
          </table:table-cell>
          <table:table-cell table:number-columns-repeated="3" table:style-name="ce42" office:value-type="string" calcext:value-type="string">
            <text:p>-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55" office:value-type="string" calcext:value-type="string">
            <text:p>10-3</text:p>
          </table:table-cell>
          <table:table-cell table:style-name="ce69" office:value-type="float" office:value="65.3" calcext:value-type="float">
            <text:p>65,3</text:p>
          </table:table-cell>
          <table:table-cell table:style-name="ce73" office:value-type="float" office:value="65.3" calcext:value-type="float">
            <text:p>65,3</text:p>
          </table:table-cell>
          <table:table-cell table:style-name="ce83" office:value-type="float" office:value="74.1" calcext:value-type="float">
            <text:p>74,1</text:p>
          </table:table-cell>
          <table:table-cell table:style-name="ce79" table:formula="of:=([.J39]+[.K39])/2" office:value-type="float" office:value="69.7" calcext:value-type="float">
            <office:annotation draw:style-name="gr4" draw:text-style-name="P3" svg:width="8.459cm" svg:height="3.025cm" svg:x="24.8cm" svg:y="23.094cm" draw:caption-point-x="5.906cm" draw:caption-point-y="-1.216cm">
              <dc:creator>RL</dc:creator>
              <dc:date>2015-04-20T00:00:00</dc:date>
              <text:p text:style-name="P3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3"><text:span text:style-name="T1"/></text:p>
              <text:p text:style-name="P3"><text:span text:style-name="T1">Ensuite il suffit de repasser une fois en eps=10^-5 pour la version définitive.</text:span></text:p>
            </office:annotation>
            <text:p>69,7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987/10211" office:value-type="percentage" office:value="0.0966604642052688" calcext:value-type="percentage">
            <text:p>9,67%</text:p>
          </table:table-cell>
          <table:table-cell table:style-name="ce114" office:value-type="float" office:value="78567" calcext:value-type="float">
            <text:p>78 567</text:p>
          </table:table-cell>
          <table:table-cell table:style-name="ce114" office:value-type="float" office:value="5885" calcext:value-type="float">
            <text:p>5 885</text:p>
          </table:table-cell>
          <table:table-cell table:style-name="ce114" office:value-type="float" office:value="55035" calcext:value-type="float">
            <text:p>55 035</text:p>
          </table:table-cell>
          <table:table-cell table:style-name="ce114" office:value-type="float" office:value="140912" calcext:value-type="float">
            <text:p>140 912</text:p>
          </table:table-cell>
          <table:table-cell table:style-name="ce114" office:value-type="float" office:value="190062" calcext:value-type="float">
            <text:p>190 062</text:p>
          </table:table-cell>
          <table:table-cell table:style-name="ce114" office:value-type="float" office:value="49150" calcext:value-type="float">
            <text:p>49 150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20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 office:value-type="string" calcext:value-type="string">
            <text:p>idem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39:30 (9 CPU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3_avec_cit-els32-4592/gb_eval_s1-g034a.e-3_cit-els32-4592.log</text:p>
          </table:table-cell>
          <table:table-cell table:number-columns-repeated="995"/>
        </table:table-row>
        <table:table-row table:style-name="ro6">
          <table:table-cell table:style-name="ce18" office:value-type="float" office:value="31" calcext:value-type="float">
            <text:p>31</text:p>
          </table:table-cell>
          <table:table-cell table:style-name="ce26" office:value-type="string" calcext:value-type="string">
            <text:p>grobid 0.3.4a + seg-grossorag-nopr + refseg-bcor+lb + cit-els32-4592</text:p>
          </table:table-cell>
          <table:table-cell table:style-name="ce42" office:value-type="string" calcext:value-type="string">
            <text:p>478vrac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5" office:value-type="string" calcext:value-type="string">
            <text:p>10-4</text:p>
          </table:table-cell>
          <table:table-cell table:style-name="ce69" office:value-type="float" office:value="60.1" calcext:value-type="float">
            <text:p>60,1</text:p>
          </table:table-cell>
          <table:table-cell table:style-name="ce73" office:value-type="float" office:value="60.1" calcext:value-type="float">
            <text:p>60,1</text:p>
          </table:table-cell>
          <table:table-cell table:style-name="ce83" office:value-type="float" office:value="73.5" calcext:value-type="float">
            <text:p>73,5</text:p>
          </table:table-cell>
          <table:table-cell table:style-name="ce79" table:formula="of:=([.J40]+[.K40])/2" office:value-type="float" office:value="66.8" calcext:value-type="float">
            <office:annotation draw:style-name="gr4" draw:text-style-name="P3" svg:width="8.459cm" svg:height="3.025cm" svg:x="24.8cm" svg:y="23.546cm" draw:caption-point-x="5.906cm" draw:caption-point-y="-1.216cm">
              <dc:creator>RL</dc:creator>
              <dc:date>2015-04-20T00:00:00</dc:date>
              <text:p text:style-name="P3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3"><text:span text:style-name="T1"/></text:p>
              <text:p text:style-name="P3"><text:span text:style-name="T1">Ensuite il suffit de repasser une fois en eps=10^-5 pour la version définitive.</text:span></text:p>
            </office:annotation>
            <text:p>66,8</text:p>
          </table:table-cell>
          <table:table-cell table:style-name="ce106" office:value-type="percentage" office:value="0.0002" calcext:value-type="percentage">
            <text:p>0,02%</text:p>
          </table:table-cell>
          <table:table-cell table:style-name="ce106" table:formula="of:=3200/10211" office:value-type="percentage" office:value="0.31338752325923" calcext:value-type="percentage">
            <text:p>31,34%</text:p>
          </table:table-cell>
          <table:table-cell table:style-name="ce114" office:value-type="float" office:value="77464" calcext:value-type="float">
            <text:p>77 464</text:p>
          </table:table-cell>
          <table:table-cell table:style-name="ce114" office:value-type="float" office:value="5873" calcext:value-type="float">
            <text:p>5 873</text:p>
          </table:table-cell>
          <table:table-cell table:style-name="ce114" office:value-type="float" office:value="44907" calcext:value-type="float">
            <text:p>44 907</text:p>
          </table:table-cell>
          <table:table-cell table:style-name="ce114" office:value-type="float" office:value="129673" calcext:value-type="float">
            <text:p>129 673</text:p>
          </table:table-cell>
          <table:table-cell table:style-name="ce114" office:value-type="float" office:value="176336" calcext:value-type="float">
            <text:p>176 336</text:p>
          </table:table-cell>
          <table:table-cell table:style-name="ce114" office:value-type="float" office:value="46663" calcext:value-type="float">
            <text:p>46 663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27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 office:value-type="string" calcext:value-type="string">
            <office:annotation draw:style-name="gr2" draw:text-style-name="P3" svg:width="2.899cm" svg:height="1.26cm" svg:x="59.887cm" svg:y="20.82cm" draw:caption-point-x="-0.61cm" draw:caption-point-y="1.51cm">
              <dc:creator>RL</dc:creator>
              <dc:date>2015-04-27T00:00:00</dc:date>
              <text:p text:style-name="P3"><text:span text:style-name="T1">482 : <text:s/>(500 docs du sample 6 moins 18 à problèmes)</text:span></text:p>
            </office:annotation>
            <text:p>training SEG sur 500 docs elsevier ayant juste eu un ragreage (non relus)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7:16 (7 CPU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4_avec_seg-grossorag-482-nopr/gb_eval_s1-g034a.e-4_seg-grossorag-482-nopr.log</text:p>
          </table:table-cell>
          <table:table-cell table:number-columns-repeated="995"/>
        </table:table-row>
        <table:table-row table:style-name="ro6">
          <table:table-cell table:style-name="ce18" office:value-type="float" office:value="32" calcext:value-type="float">
            <text:p>32</text:p>
          </table:table-cell>
          <table:table-cell table:style-name="ce26" office:value-type="string" calcext:value-type="string">
            <text:p>grobid 0.3.4a + seg-grossorag + init+ refseg-bcor+lb + cit-els32-4592</text:p>
          </table:table-cell>
          <table:table-cell table:style-name="ce42" office:value-type="string" calcext:value-type="string">
            <office:annotation office:display="true" draw:style-name="gr5" draw:text-style-name="P3" svg:width="7.553cm" svg:height="0.824cm" svg:x="23.238cm" svg:y="14.145cm" draw:caption-point-x="-10.485cm" draw:caption-point-y="8.636cm">
              <dc:creator>RL</dc:creator>
              <dc:date>2015-05-20T00:00:00</dc:date>
              <text:p text:style-name="P2"><text:span text:style-name="T1">478 vrac + 120 initiaux de patrice (sans seg-a)</text:span></text:p>
            </office:annotation>
            <text:p>598vrac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9" office:value-type="float" office:value="65.9" calcext:value-type="float">
            <text:p>65,9</text:p>
          </table:table-cell>
          <table:table-cell table:style-name="ce75" office:value-type="float" office:value="66" calcext:value-type="float">
            <text:p>66,0</text:p>
          </table:table-cell>
          <table:table-cell table:style-name="ce83" office:value-type="float" office:value="73.7" calcext:value-type="float">
            <text:p>73,7</text:p>
          </table:table-cell>
          <table:table-cell table:style-name="ce98" table:formula="of:=([.J41]+[.K41])/2" office:value-type="float" office:value="69.85" calcext:value-type="float">
            <office:annotation draw:style-name="gr4" draw:text-style-name="P3" svg:width="8.459cm" svg:height="3.025cm" svg:x="24.8cm" svg:y="23.997cm" draw:caption-point-x="5.906cm" draw:caption-point-y="-1.216cm">
              <dc:creator>RL</dc:creator>
              <dc:date>2015-04-20T00:00:00</dc:date>
              <text:p text:style-name="P3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3"><text:span text:style-name="T1"/></text:p>
              <text:p text:style-name="P3"><text:span text:style-name="T1">Ensuite il suffit de repasser une fois en eps=10^-5 pour la version définitive.</text:span></text:p>
            </office:annotation>
            <text:p>69,9</text:p>
          </table:table-cell>
          <table:table-cell table:style-name="ce106" office:value-type="percentage" office:value="0.0002" calcext:value-type="percentage">
            <text:p>0,02%</text:p>
          </table:table-cell>
          <table:table-cell table:style-name="ce106" table:formula="of:=1444/10211" office:value-type="percentage" office:value="0.141416119870728" calcext:value-type="percentage">
            <text:p>14,14%</text:p>
          </table:table-cell>
          <table:table-cell table:style-name="ce114" office:value-type="float" office:value="81525" calcext:value-type="float">
            <text:p>81 525</text:p>
          </table:table-cell>
          <table:table-cell table:style-name="ce114" office:value-type="float" office:value="6117" calcext:value-type="float">
            <text:p>6 117</text:p>
          </table:table-cell>
          <table:table-cell table:style-name="ce114" office:value-type="float" office:value="53034" calcext:value-type="float">
            <text:p>53 034</text:p>
          </table:table-cell>
          <table:table-cell table:style-name="ce114" office:value-type="float" office:value="142245" calcext:value-type="float">
            <text:p>142 245</text:p>
          </table:table-cell>
          <table:table-cell table:style-name="ce114" office:value-type="float" office:value="193010" calcext:value-type="float">
            <text:p>193 010</text:p>
          </table:table-cell>
          <table:table-cell table:style-name="ce114" office:value-type="float" office:value="50765" calcext:value-type="float">
            <text:p>50 765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27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/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1:50:11 (7 CPU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4_avec_seg-grossorag-482/gb_eval_s1-g034a.e-4_seg-grossorag-482.log</text:p>
          </table:table-cell>
          <table:table-cell table:number-columns-repeated="995"/>
        </table:table-row>
        <table:table-row table:style-name="ro6">
          <table:table-cell table:style-name="ce18" office:value-type="float" office:value="33" calcext:value-type="float">
            <text:p>33</text:p>
          </table:table-cell>
          <table:table-cell table:style-name="ce26" office:value-type="string" calcext:value-type="string">
            <text:p>seg-listoA-noprevious (200 relus)</text:p>
          </table:table-cell>
          <table:table-cell office:value-type="float" office:value="200" calcext:value-type="float">
            <text:p>200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9" office:value-type="float" office:value="63.4" calcext:value-type="float">
            <text:p>63,4</text:p>
          </table:table-cell>
          <table:table-cell table:style-name="ce73" office:value-type="float" office:value="63.4" calcext:value-type="float">
            <text:p>63,4</text:p>
          </table:table-cell>
          <table:table-cell table:style-name="ce83" office:value-type="float" office:value="71.4" calcext:value-type="float">
            <text:p>71,4</text:p>
          </table:table-cell>
          <table:table-cell table:style-name="ce79" table:formula="of:=([.J42]+[.K42])/2" office:value-type="float" office:value="67.4" calcext:value-type="float">
            <office:annotation draw:style-name="gr4" draw:text-style-name="P3" svg:width="8.459cm" svg:height="3.025cm" svg:x="24.8cm" svg:y="24.449cm" draw:caption-point-x="5.906cm" draw:caption-point-y="-1.216cm">
              <dc:creator>RL</dc:creator>
              <dc:date>2015-04-20T00:00:00</dc:date>
              <text:p text:style-name="P3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3"><text:span text:style-name="T1"/></text:p>
              <text:p text:style-name="P3"><text:span text:style-name="T1">Ensuite il suffit de repasser une fois en eps=10^-5 pour la version définitive.</text:span></text:p>
            </office:annotation>
            <text:p>67,4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2" table:formula="of:=415/10211" office:value-type="percentage" office:value="0.0406424444226814" calcext:value-type="percentage">
            <office:annotation draw:style-name="gr2" draw:text-style-name="P3" svg:width="2.899cm" svg:height="2.319cm" svg:x="34.258cm" svg:y="21.723cm" draw:caption-point-x="-0.61cm" draw:caption-point-y="1.51cm">
              <dc:creator>RL</dc:creator>
              <dc:date>2015-05-19T00:00:00</dc:date>
              <text:p text:style-name="P3"><text:span text:style-name="T1">enlever les docs d'entraînement précédents baisse le rappel mais donne moins de docs vides ?</text:span></text:p>
            </office:annotation>
            <text:p>4,06%</text:p>
          </table:table-cell>
          <table:table-cell table:style-name="ce114" office:value-type="float" office:value="75820" calcext:value-type="float">
            <text:p>75 820</text:p>
          </table:table-cell>
          <table:table-cell table:style-name="ce114" office:value-type="float" office:value="5862" calcext:value-type="float">
            <text:p>5 862</text:p>
          </table:table-cell>
          <table:table-cell table:style-name="ce114" office:value-type="float" office:value="53638" calcext:value-type="float">
            <text:p>53 638</text:p>
          </table:table-cell>
          <table:table-cell table:style-name="ce114" office:value-type="float" office:value="136790" calcext:value-type="float">
            <text:p>136 790</text:p>
          </table:table-cell>
          <table:table-cell table:style-name="ce114" office:value-type="float" office:value="191454" calcext:value-type="float">
            <text:p>191 454</text:p>
          </table:table-cell>
          <table:table-cell table:style-name="ce114" office:value-type="float" office:value="54664" calcext:value-type="float">
            <text:p>54 664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28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/>
          <table:table-cell table:style-name="ce50" office:value-type="string" calcext:value-type="string">
            <text:p>10kELS-s1</text:p>
          </table:table-cell>
          <table:table-cell/>
          <table:table-cell table:style-name="ce174" office:value-type="string" calcext:value-type="string">
            <text:p>idem</text:p>
          </table:table-cell>
          <table:table-cell table:style-name="ce191" office:value-type="string" calcext:value-type="string">
            <text:p>~/refbib/analyses/coltrane/eval/s1-g034a.e-4_avec_seg-listo-200A-nopr/gb_eval_s1-g034a.e-4_seg-listo-200A-nopr.log</text:p>
          </table:table-cell>
          <table:table-cell table:number-columns-repeated="995"/>
        </table:table-row>
        <table:table-row table:style-name="ro6">
          <table:table-cell table:style-name="ce18" office:value-type="float" office:value="34" calcext:value-type="float">
            <text:p>34</text:p>
          </table:table-cell>
          <table:table-cell table:style-name="ce26" office:value-type="string" calcext:value-type="string">
            <text:p>seg-listoA-200A (avec seg-a-40 + init-120)</text:p>
          </table:table-cell>
          <table:table-cell table:style-name="ce43" office:value-type="float" office:value="360" calcext:value-type="float">
            <text:p>360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9" office:value-type="float" office:value="69.2" calcext:value-type="float">
            <text:p>69,2</text:p>
          </table:table-cell>
          <table:table-cell table:style-name="ce73" office:value-type="float" office:value="69.2" calcext:value-type="float">
            <text:p>69,2</text:p>
          </table:table-cell>
          <table:table-cell table:style-name="ce83" office:value-type="float" office:value="73.3" calcext:value-type="float">
            <text:p>73,3</text:p>
          </table:table-cell>
          <table:table-cell table:style-name="ce99" table:formula="of:=([.J43]+[.K43])/2" office:value-type="float" office:value="71.25" calcext:value-type="float">
            <text:p>71,3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632/10211" office:value-type="percentage" office:value="0.061894035843698" calcext:value-type="percentage">
            <text:p>6,19%</text:p>
          </table:table-cell>
          <table:table-cell table:style-name="ce114" office:value-type="float" office:value="83428" calcext:value-type="float">
            <text:p>83 428</text:p>
          </table:table-cell>
          <table:table-cell table:style-name="ce114" office:value-type="float" office:value="6382" calcext:value-type="float">
            <text:p>6 382</text:p>
          </table:table-cell>
          <table:table-cell table:style-name="ce114" office:value-type="float" office:value="57759" calcext:value-type="float">
            <text:p>57 759</text:p>
          </table:table-cell>
          <table:table-cell table:style-name="ce114" office:value-type="float" office:value="149173" calcext:value-type="float">
            <text:p>149 173</text:p>
          </table:table-cell>
          <table:table-cell table:style-name="ce114" office:value-type="float" office:value="203568" calcext:value-type="float">
            <text:p>203 568</text:p>
          </table:table-cell>
          <table:table-cell table:style-name="ce126" office:value-type="float" office:value="54395" calcext:value-type="float">
            <text:p>54 395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29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/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1:03:16 (7 CPU)</text:p>
          </table:table-cell>
          <table:table-cell table:style-name="ce174" office:value-type="string" calcext:value-type="string">
            <text:p>idem</text:p>
          </table:table-cell>
          <table:table-cell table:style-name="ce191" office:value-type="string" calcext:value-type="string">
            <text:p>~/refbib/analyses/coltrane/eval/s1-g034a.e-4_avec_seg-listo-200A/gb_eval_s1-g034a.e-4_seg-listo-200A.log</text:p>
          </table:table-cell>
          <table:table-cell table:number-columns-repeated="995"/>
        </table:table-row>
        <table:table-row table:style-name="ro6">
          <table:table-cell table:style-name="ce18" office:value-type="string" calcext:value-type="string">
            <text:p>35a</text:p>
          </table:table-cell>
          <table:table-cell table:style-name="ce26" office:value-type="string" calcext:value-type="string">
            <text:p>seg-grosto-478 (200 relus et 278 vrac rag nouvelle version + les previous)</text:p>
          </table:table-cell>
          <table:table-cell table:style-name="ce44" office:value-type="float" office:value="638" calcext:value-type="float">
            <text:p>638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5" office:value-type="string" calcext:value-type="string">
            <text:p>10-3</text:p>
          </table:table-cell>
          <table:table-cell table:style-name="ce69" office:value-type="float" office:value="69.6" calcext:value-type="float">
            <text:p>69,6</text:p>
          </table:table-cell>
          <table:table-cell table:style-name="ce73" office:value-type="float" office:value="69.7" calcext:value-type="float">
            <office:annotation draw:style-name="gr6" draw:text-style-name="P3" svg:width="3.615cm" svg:height="0.554cm" svg:x="24.16cm" svg:y="23.346cm" draw:caption-point-x="3.175cm" draw:caption-point-y="0.79cm">
              <dc:creator>RL</dc:creator>
              <dc:date>2015-04-30T00:00:00</dc:date>
              <text:p text:style-name="P3"><text:span text:style-name="T1">69,8 avec --unaccents</text:span></text:p>
            </office:annotation>
            <text:p>69,7</text:p>
          </table:table-cell>
          <table:table-cell table:style-name="ce83" office:value-type="float" office:value="73.4" calcext:value-type="float">
            <office:annotation draw:style-name="gr6" draw:text-style-name="P3" svg:width="3.497cm" svg:height="0.554cm" svg:x="29.501cm" svg:y="22.928cm" draw:caption-point-x="-0.238cm" draw:caption-point-y="1.208cm">
              <dc:creator>RL</dc:creator>
              <dc:date>2015-04-30T00:00:00</dc:date>
              <text:p text:style-name="P3"><text:span text:style-name="T1">73,6 avec -- unaccents</text:span></text:p>
            </office:annotation>
            <text:p>73,4</text:p>
          </table:table-cell>
          <table:table-cell table:style-name="ce99" table:formula="of:=([.J44]+[.K44])/2" office:value-type="float" office:value="71.55" calcext:value-type="float">
            <text:p>71,6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635/10211" office:value-type="percentage" office:value="0.0621878366467535" calcext:value-type="percentage">
            <text:p>6,22%</text:p>
          </table:table-cell>
          <table:table-cell table:style-name="ce114" office:value-type="float" office:value="84256" calcext:value-type="float">
            <text:p>84 256</text:p>
          </table:table-cell>
          <table:table-cell table:style-name="ce114" office:value-type="float" office:value="6448" calcext:value-type="float">
            <text:p>6 448</text:p>
          </table:table-cell>
          <table:table-cell table:style-name="ce114" office:value-type="float" office:value="57853" calcext:value-type="float">
            <text:p>57 853</text:p>
          </table:table-cell>
          <table:table-cell table:style-name="ce114" office:value-type="float" office:value="150218" calcext:value-type="float">
            <text:p>150 218</text:p>
          </table:table-cell>
          <table:table-cell table:style-name="ce114" office:value-type="float" office:value="204621" calcext:value-type="float">
            <text:p>204 621</text:p>
          </table:table-cell>
          <table:table-cell table:style-name="ce126" office:value-type="float" office:value="54403" calcext:value-type="float">
            <text:p>54 403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29-04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/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1:03:16 (7 CPU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3_avec_seg-grosto-478gb_eval_s1-g034a.e-3_seg-grosto-478.log</text:p>
          </table:table-cell>
          <table:table-cell table:number-columns-repeated="995"/>
        </table:table-row>
        <table:table-row table:style-name="ro6">
          <table:table-cell table:style-name="ce23" office:value-type="string" calcext:value-type="string">
            <text:p>35b</text:p>
          </table:table-cell>
          <table:table-cell table:style-name="ce33" office:value-type="string" calcext:value-type="string">
            <text:p>idem mesure avec errs OCR</text:p>
          </table:table-cell>
          <table:table-cell table:number-columns-repeated="5" table:style-name="ce45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9" office:value-type="float" office:value="70.3" calcext:value-type="float">
            <text:p>70,3</text:p>
          </table:table-cell>
          <table:table-cell table:style-name="ce76" office:value-type="float" office:value="70.3" calcext:value-type="float">
            <text:p>70,3</text:p>
          </table:table-cell>
          <table:table-cell table:style-name="ce83" office:value-type="float" office:value="74.1" calcext:value-type="float">
            <text:p>74,1</text:p>
          </table:table-cell>
          <table:table-cell table:style-name="ce79" table:formula="of:=([.J45]+[.K45])/2" office:value-type="float" office:value="72.2" calcext:value-type="float">
            <text:p>72,2</text:p>
          </table:table-cell>
          <table:table-cell table:style-name="ce107" table:formula="of:=2/10211" office:value-type="percentage" office:value="0.000195867202037019" calcext:value-type="percentage">
            <text:p>0,02%</text:p>
          </table:table-cell>
          <table:table-cell table:style-name="ce107" table:formula="of:=635/10211" office:value-type="percentage" office:value="0.0621878366467535" calcext:value-type="percentage">
            <text:p>6,22%</text:p>
          </table:table-cell>
          <table:table-cell table:style-name="ce115" office:value-type="float" office:value="86523" calcext:value-type="float">
            <text:p>86 523</text:p>
          </table:table-cell>
          <table:table-cell table:style-name="ce115" office:value-type="float" office:value="6155" calcext:value-type="float">
            <text:p>6 155</text:p>
          </table:table-cell>
          <table:table-cell table:style-name="ce115" office:value-type="float" office:value="57312" calcext:value-type="float">
            <text:p>57 312</text:p>
          </table:table-cell>
          <table:table-cell table:style-name="ce115" office:value-type="float" office:value="151695" calcext:value-type="float">
            <text:p>151 695</text:p>
          </table:table-cell>
          <table:table-cell table:style-name="ce115" office:value-type="float" office:value="204621" calcext:value-type="float">
            <text:p>204 621</text:p>
          </table:table-cell>
          <table:table-cell table:style-name="ce115" office:value-type="float" office:value="52926" calcext:value-type="float">
            <text:p>52 926</text:p>
          </table:table-cell>
          <table:table-cell table:style-name="ce115" office:value-type="float" office:value="215646" calcext:value-type="float">
            <text:p>215 646</text:p>
          </table:table-cell>
          <table:table-cell table:style-name="ce115" office:value-type="float" office:value="215702" calcext:value-type="float">
            <text:p>215 702</text:p>
          </table:table-cell>
          <table:table-cell table:style-name="ce83" office:value-type="string" calcext:value-type="string">
            <text:p>18-05</text:p>
          </table:table-cell>
          <table:table-cell table:style-name="ce146" office:value-type="string" calcext:value-type="string">
            <text:p>9e6c365df054c948bb2f396c17027f6aa125af8f</text:p>
          </table:table-cell>
          <table:table-cell table:style-name="ce156"/>
          <table:table-cell table:style-name="ce161" office:value-type="string" calcext:value-type="string">
            <text:p>10kELS-s1</text:p>
          </table:table-cell>
          <table:table-cell table:style-name="ce80" office:value-type="string" calcext:value-type="string">
            <text:p>-</text:p>
          </table:table-cell>
          <table:table-cell table:style-name="ce177" office:value-type="string" calcext:value-type="string">
            <text:p>idem</text:p>
          </table:table-cell>
          <table:table-cell table:style-name="ce193" office:value-type="string" calcext:value-type="string">
            <text:p>~/refbib/analyses/coltrane/eval/s1-g034a.e-3_avec_seg-grosto-478/gb_eval_ocrerrs2_simplepunct_s1-g034a.e-3_seg-grosto-478.shb</text:p>
          </table:table-cell>
          <table:table-cell table:style-name="ce197" table:number-columns-repeated="995"/>
        </table:table-row>
        <table:table-row table:style-name="ro6">
          <table:table-cell table:style-name="ce24" office:value-type="string" calcext:value-type="string">
            <text:p>35c</text:p>
          </table:table-cell>
          <table:table-cell table:style-name="ce34" office:value-type="string" calcext:value-type="string">
            <text:p>idem mesure sur les 10048 docs avec &lt;sb:ref&gt;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70" office:value-type="float" office:value="70.3" calcext:value-type="float">
            <text:p>70,3</text:p>
          </table:table-cell>
          <table:table-cell table:style-name="ce77" office:value-type="float" office:value="70.3" calcext:value-type="float">
            <text:p>70,3</text:p>
          </table:table-cell>
          <table:table-cell table:style-name="ce89" office:value-type="float" office:value="74.8" calcext:value-type="float">
            <text:p>74,8</text:p>
          </table:table-cell>
          <table:table-cell table:style-name="ce100" table:formula="of:=([.J46]+[.K46])/2" office:value-type="float" office:value="72.55" calcext:value-type="float">
            <text:p>72,6</text:p>
          </table:table-cell>
          <table:table-cell table:style-name="ce108" table:formula="of:=2/10211" office:value-type="percentage" office:value="0.000195867202037019" calcext:value-type="percentage">
            <text:p>0,02%</text:p>
          </table:table-cell>
          <table:table-cell table:style-name="ce108" table:formula="of:=573/10211" office:value-type="percentage" office:value="0.0561159533836059" calcext:value-type="percentage">
            <text:p>5,61%</text:p>
          </table:table-cell>
          <table:table-cell table:style-name="ce116" office:value-type="float" office:value="86523" calcext:value-type="float">
            <text:p>86 523</text:p>
          </table:table-cell>
          <table:table-cell table:style-name="ce116" office:value-type="float" office:value="6155" calcext:value-type="float">
            <text:p>6 155</text:p>
          </table:table-cell>
          <table:table-cell table:style-name="ce116" office:value-type="float" office:value="57312" calcext:value-type="float">
            <text:p>57 312</text:p>
          </table:table-cell>
          <table:table-cell table:style-name="ce116" office:value-type="float" office:value="151695" calcext:value-type="float">
            <text:p>151 695</text:p>
          </table:table-cell>
          <table:table-cell table:style-name="ce124" office:value-type="float" office:value="202935" calcext:value-type="float">
            <text:p>202 935</text:p>
          </table:table-cell>
          <table:table-cell table:style-name="ce124" office:value-type="float" office:value="51241" calcext:value-type="float">
            <text:p>51 241</text:p>
          </table:table-cell>
          <table:table-cell table:style-name="ce116" office:value-type="float" office:value="215646" calcext:value-type="float">
            <text:p>215 646</text:p>
          </table:table-cell>
          <table:table-cell table:style-name="ce116" office:value-type="float" office:value="215702" calcext:value-type="float">
            <text:p>215 702</text:p>
          </table:table-cell>
          <table:table-cell table:style-name="ce132" office:value-type="string" calcext:value-type="string">
            <text:p>19-05</text:p>
          </table:table-cell>
          <table:table-cell table:style-name="ce147" office:value-type="string" calcext:value-type="string">
            <text:p>9e6c365df054c948bb2f396c17027f6aa125af8f</text:p>
          </table:table-cell>
          <table:table-cell table:style-name="ce157" office:value-type="string" calcext:value-type="string">
            <text:p>enlever les 163 docs sans gold sb ne fait pas baisser le total gold car il est calculé sur les sb</text:p>
          </table:table-cell>
          <table:table-cell table:style-name="ce162" office:value-type="string" calcext:value-type="string">
            <text:p>10kELS-s1</text:p>
          </table:table-cell>
          <table:table-cell table:style-name="ce170" office:value-type="string" calcext:value-type="string">
            <text:p>-</text:p>
          </table:table-cell>
          <table:table-cell table:style-name="ce178" office:value-type="string" calcext:value-type="string">
            <text:p>idem</text:p>
          </table:table-cell>
          <table:table-cell table:style-name="ce194" office:value-type="string" calcext:value-type="string">
            <text:p>~/refbib/analyses/coltrane/eval/s1-g034a.e-3_avec_seg-grosto-478/gb_eval_ocrerrs2_simplepunct_assiette_avec_sb_seuls.shb</text:p>
          </table:table-cell>
          <table:table-cell table:number-columns-repeated="995"/>
        </table:table-row>
        <table:table-row table:style-name="ro6">
          <table:table-cell table:style-name="ce25" office:value-type="float" office:value="36" calcext:value-type="float">
            <text:p>36</text:p>
          </table:table-cell>
          <table:table-cell table:style-name="ce35" office:value-type="string" calcext:value-type="string">
            <text:p>names-oricor-11 sur la base de 35b</text:p>
          </table:table-cell>
          <table:table-cell table:number-columns-repeated="5" table:style-name="ce47" office:value-type="string" calcext:value-type="string">
            <text:p>-</text:p>
          </table:table-cell>
          <table:table-cell table:style-name="ce51" office:value-type="string" calcext:value-type="string">
            <text:p>10-5 <text:span text:style-name="T8">pour les names</text:span></text:p>
          </table:table-cell>
          <table:table-cell table:style-name="ce71" office:value-type="float" office:value="70.4" calcext:value-type="float">
            <text:p>70,4</text:p>
          </table:table-cell>
          <table:table-cell table:style-name="ce78" office:value-type="float" office:value="70.4" calcext:value-type="float">
            <text:p>70,4</text:p>
          </table:table-cell>
          <table:table-cell table:style-name="ce90" office:value-type="float" office:value="74.2" calcext:value-type="float">
            <text:p>74,2</text:p>
          </table:table-cell>
          <table:table-cell table:style-name="ce101" table:formula="of:=([.J47]+[.K47])/2" office:value-type="float" office:value="72.3" calcext:value-type="float">
            <text:p>72,3</text:p>
          </table:table-cell>
          <table:table-cell table:style-name="ce109" table:formula="of:=2/10211" office:value-type="percentage" office:value="0.000195867202037019" calcext:value-type="percentage">
            <text:p>0,02%</text:p>
          </table:table-cell>
          <table:table-cell table:style-name="ce109" table:formula="of:=635/10211" office:value-type="percentage" office:value="0.0621878366467535" calcext:value-type="percentage">
            <text:p>6,22%</text:p>
          </table:table-cell>
          <table:table-cell table:style-name="ce117" office:value-type="float" office:value="86522" calcext:value-type="float">
            <text:p>86 522</text:p>
          </table:table-cell>
          <table:table-cell table:style-name="ce117" office:value-type="float" office:value="6127" calcext:value-type="float">
            <text:p>6 127</text:p>
          </table:table-cell>
          <table:table-cell table:style-name="ce120" office:value-type="float" office:value="57452" calcext:value-type="float">
            <text:p>57 452</text:p>
          </table:table-cell>
          <table:table-cell table:style-name="ce122" office:value-type="float" office:value="151795" calcext:value-type="float">
            <text:p>151 795</text:p>
          </table:table-cell>
          <table:table-cell table:style-name="ce117" office:value-type="float" office:value="204621" calcext:value-type="float">
            <text:p>204 621</text:p>
          </table:table-cell>
          <table:table-cell table:style-name="ce122" office:value-type="float" office:value="52826" calcext:value-type="float">
            <text:p>52 826</text:p>
          </table:table-cell>
          <table:table-cell table:style-name="ce117" office:value-type="float" office:value="215646" calcext:value-type="float">
            <text:p>215 646</text:p>
          </table:table-cell>
          <table:table-cell table:style-name="ce117" office:value-type="float" office:value="215702" calcext:value-type="float">
            <text:p>215 702</text:p>
          </table:table-cell>
          <table:table-cell table:style-name="ce133" office:value-type="string" calcext:value-type="string">
            <text:p>28-05</text:p>
          </table:table-cell>
          <table:table-cell table:style-name="ce148" office:value-type="string" calcext:value-type="string">
            <text:p>9e6c365df054c948bb2f396c17027f6aa125af8f</text:p>
          </table:table-cell>
          <table:table-cell table:style-name="ce158" office:value-type="string" calcext:value-type="string">
            <text:p>names corrigés (11 docs init) (autres modèles idem 35b) : :armonisation firstname → forename et lastname → surname dans le corpus d'origine</text:p>
          </table:table-cell>
          <table:table-cell table:style-name="ce163" office:value-type="string" calcext:value-type="string">
            <text:p>10kELS-s1</text:p>
          </table:table-cell>
          <table:table-cell table:style-name="ce171" office:value-type="string" calcext:value-type="string">
            <text:p>23 (7 CPU)</text:p>
          </table:table-cell>
          <table:table-cell table:style-name="ce190" office:value-type="string" calcext:value-type="string">
            <text:p>idem</text:p>
          </table:table-cell>
          <table:table-cell table:style-name="ce195" office:value-type="string" calcext:value-type="string">
            <text:p>~/refbib/analyses/coltrane/eval/s1-g034a.e-5_avec_names-oricor-11/gb_eval_s1-g034a.e-5_names-oricor-11.shb</text:p>
          </table:table-cell>
          <table:table-cell table:style-name="ce35" table:number-columns-repeated="995"/>
        </table:table-row>
        <table:table-row table:style-name="ro6">
          <table:table-cell table:style-name="ce18" office:value-type="float" office:value="37" calcext:value-type="float">
            <text:p>37</text:p>
          </table:table-cell>
          <table:table-cell table:style-name="ce26" office:value-type="string" calcext:value-type="string">
            <text:p>cit-okxx1-380 <text:s/>(4042 bibs extraites de 380 docs vrac avec champs ~ok)</text:p>
          </table:table-cell>
          <table:table-cell table:number-columns-repeated="3" table:style-name="ce42" office:value-type="string" calcext:value-type="string">
            <text:p>-</text:p>
          </table:table-cell>
          <table:table-cell table:style-name="ce42" office:value-type="float" office:value="741" calcext:value-type="float">
            <office:annotation draw:style-name="gr7" draw:text-style-name="P3" svg:width="4.421cm" svg:height="0.907cm" svg:x="12.838cm" svg:y="24.432cm" draw:caption-point-x="6.651cm" draw:caption-point-y="1.51cm">
              <dc:creator>RL</dc:creator>
              <dc:date>2015-06-05T00:00:00</dc:date>
              <text:p text:style-name="P3"><text:span text:style-name="T1">769 avant dédoublonnage par rapport à cit-els-32</text:span></text:p>
            </office:annotation>
            <text:p>741</text:p>
          </table:table-cell>
          <table:table-cell table:style-name="ce42" office:value-type="float" office:value="8167" calcext:value-type="float">
            <office:annotation draw:style-name="gr7" draw:text-style-name="P3" svg:width="4.637cm" svg:height="0.907cm" svg:x="22.419cm" svg:y="24.432cm" draw:caption-point-x="-0.61cm" draw:caption-point-y="1.51cm">
              <dc:creator>RL</dc:creator>
              <dc:date>2015-06-05T00:00:00</dc:date>
              <text:p text:style-name="P3"><text:span text:style-name="T1">8635 avant dédoublonnage par rapport à cit-els-32</text:span></text:p>
            </office:annotation>
            <text:p>8167</text:p>
          </table:table-cell>
          <table:table-cell table:style-name="ce55" office:value-type="string" calcext:value-type="string">
            <text:p>10-3</text:p>
          </table:table-cell>
          <table:table-cell table:style-name="ce69" office:value-type="float" office:value="69.3" calcext:value-type="float">
            <text:p>69,3</text:p>
          </table:table-cell>
          <table:table-cell table:style-name="ce73" office:value-type="float" office:value="69.3" calcext:value-type="float">
            <office:annotation draw:style-name="gr2" draw:text-style-name="P3" svg:width="2.899cm" svg:height="0.907cm" svg:x="27.945cm" svg:y="24.432cm" draw:caption-point-x="-0.61cm" draw:caption-point-y="1.51cm">
              <dc:creator>RL</dc:creator>
              <dc:date>2015-06-04T00:00:00</dc:date>
              <text:p text:style-name="P3"><text:span text:style-name="T1">-1,1 par rapport à run 36</text:span></text:p>
            </office:annotation>
            <text:p>69,3</text:p>
          </table:table-cell>
          <table:table-cell table:style-name="ce83" office:value-type="float" office:value="74" calcext:value-type="float">
            <office:annotation draw:style-name="gr2" draw:text-style-name="P3" svg:width="2.899cm" svg:height="0.907cm" svg:x="29.873cm" svg:y="24.432cm" draw:caption-point-x="-0.61cm" draw:caption-point-y="1.51cm">
              <dc:creator>RL</dc:creator>
              <dc:date>2015-06-04T00:00:00</dc:date>
              <text:p text:style-name="P3"><text:span text:style-name="T1">-0,2 par rapport à run 36</text:span></text:p>
            </office:annotation>
            <text:p>74</text:p>
          </table:table-cell>
          <table:table-cell table:style-name="ce79" table:formula="of:=([.J48]+[.K48])/2" office:value-type="float" office:value="71.65" calcext:value-type="float">
            <text:p>71,7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638/10211" office:value-type="percentage" office:value="0.062481637449809" calcext:value-type="percentage">
            <text:p>6,25%</text:p>
          </table:table-cell>
          <table:table-cell table:style-name="ce114" office:value-type="float" office:value="86717" calcext:value-type="float">
            <text:p>86 717</text:p>
          </table:table-cell>
          <table:table-cell table:style-name="ce114" office:value-type="float" office:value="7045" calcext:value-type="float">
            <text:p>7 045</text:p>
          </table:table-cell>
          <table:table-cell table:style-name="ce114" office:value-type="float" office:value="54463" calcext:value-type="float">
            <text:p>54 463</text:p>
          </table:table-cell>
          <table:table-cell table:style-name="ce114" office:value-type="float" office:value="149376" calcext:value-type="float">
            <text:p>149 376</text:p>
          </table:table-cell>
          <table:table-cell table:style-name="ce114" office:value-type="float" office:value="201737" calcext:value-type="float">
            <text:p>201 737</text:p>
          </table:table-cell>
          <table:table-cell table:style-name="ce114" office:value-type="float" office:value="52361" calcext:value-type="float">
            <text:p>52 361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04-06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 office:value-type="string" calcext:value-type="string">
            <text:p>baseline = 36, mais 28 docs en commun avec cit-32 sont oblitérés : la version vrac remplace la version 'faite main' de cit-32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1:11:05 (7 CPU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3_avec_cit-xx1-380/gb_eval_s1-g034a.e-3_cit-xx1-380.shb</text:p>
          </table:table-cell>
          <table:table-cell table:number-columns-repeated="995"/>
        </table:table-row>
        <table:table-row table:style-name="ro6">
          <table:table-cell table:style-name="ce18" office:value-type="float" office:value="38" calcext:value-type="float">
            <text:p>38</text:p>
          </table:table-cell>
          <table:table-cell table:style-name="ce26" office:value-type="string" calcext:value-type="string">
            <text:p>cit-okx11-163 (1578 bibs extraites de 163 docs vrac avec aligne ok et champs ~ok)</text:p>
          </table:table-cell>
          <table:table-cell table:number-columns-repeated="3" table:style-name="ce42" office:value-type="string" calcext:value-type="string">
            <text:p>-</text:p>
          </table:table-cell>
          <table:table-cell table:style-name="ce42" office:value-type="float" office:value="524" calcext:value-type="float">
            <office:annotation draw:style-name="gr7" draw:text-style-name="P3" svg:width="4.421cm" svg:height="0.907cm" svg:x="12.689cm" svg:y="25.955cm" draw:caption-point-x="6.8cm" draw:caption-point-y="0.439cm">
              <dc:creator>RL</dc:creator>
              <dc:date>2015-06-05T00:00:00</dc:date>
              <text:p text:style-name="P3"><text:span text:style-name="T1">552 avant dédoublonnage par rapport à cit-els-32</text:span></text:p>
            </office:annotation>
            <text:p>524</text:p>
          </table:table-cell>
          <table:table-cell table:style-name="ce42" office:value-type="float" office:value="5704" calcext:value-type="float">
            <office:annotation draw:style-name="gr7" draw:text-style-name="P3" svg:width="4.662cm" svg:height="0.907cm" svg:x="22.591cm" svg:y="25.83cm" draw:caption-point-x="-0.782cm" draw:caption-point-y="0.564cm">
              <dc:creator>RL</dc:creator>
              <dc:date>2015-06-05T00:00:00</dc:date>
              <text:p text:style-name="P3"><text:span text:style-name="T1">6170 avant débdoublonnage par rapport à cit-32</text:span></text:p>
            </office:annotation>
            <text:p>5704</text:p>
          </table:table-cell>
          <table:table-cell table:style-name="ce55" office:value-type="string" calcext:value-type="string">
            <text:p>10-3</text:p>
          </table:table-cell>
          <table:table-cell table:style-name="ce69" office:value-type="float" office:value="70.2" calcext:value-type="float">
            <text:p>70,2</text:p>
          </table:table-cell>
          <table:table-cell table:style-name="ce73" office:value-type="float" office:value="70.2" calcext:value-type="float">
            <text:p>70,2</text:p>
          </table:table-cell>
          <table:table-cell table:style-name="ce83" office:value-type="float" office:value="74" calcext:value-type="float">
            <text:p>74</text:p>
          </table:table-cell>
          <table:table-cell table:style-name="ce79" table:formula="of:=([.J49]+[.K49])/2" office:value-type="float" office:value="72.1" calcext:value-type="float">
            <text:p>72,1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636/10211" office:value-type="percentage" office:value="0.062285770247772" calcext:value-type="percentage">
            <text:p>6,23%</text:p>
          </table:table-cell>
          <table:table-cell table:style-name="ce118" office:value-type="float" office:value="87016" calcext:value-type="float">
            <text:p>87 016</text:p>
          </table:table-cell>
          <table:table-cell table:style-name="ce114" office:value-type="float" office:value="6630" calcext:value-type="float">
            <text:p>6 630</text:p>
          </table:table-cell>
          <table:table-cell table:style-name="ce118" office:value-type="float" office:value="56150" calcext:value-type="float">
            <text:p>56 150</text:p>
          </table:table-cell>
          <table:table-cell table:style-name="ce114" office:value-type="float" office:value="151451" calcext:value-type="float">
            <text:p>151 451</text:p>
          </table:table-cell>
          <table:table-cell table:style-name="ce114" office:value-type="float" office:value="204675" calcext:value-type="float">
            <text:p>204 675</text:p>
          </table:table-cell>
          <table:table-cell table:style-name="ce114" office:value-type="float" office:value="53224" calcext:value-type="float">
            <text:p>53 224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04-06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 office:value-type="string" calcext:value-type="string">
            <text:p>baseline = 36, mais 28 docs en commun avec cit-32 sont oblitérés : la version vrac remplace la version 'faite main' de cit-32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45:25 <text:s/>(7 CPU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3_avec_cit-x11-380/gb_eval_s1-g034a.e-3_cit-x11-163.shb</text:p>
          </table:table-cell>
          <table:table-cell table:number-columns-repeated="995"/>
        </table:table-row>
        <table:table-row table:style-name="ro6">
          <table:table-cell table:style-name="ce18" office:value-type="float" office:value="39" calcext:value-type="float">
            <text:p>39</text:p>
          </table:table-cell>
          <table:table-cell table:style-name="ce26" office:value-type="string" calcext:value-type="string">
            <text:p>cit-ok111-120 (1188 bibs de 120 docs vrac avec seg ok, aligne ok et champs ~ok)</text:p>
          </table:table-cell>
          <table:table-cell table:number-columns-repeated="3" table:style-name="ce42" office:value-type="string" calcext:value-type="string">
            <text:p>-</text:p>
          </table:table-cell>
          <table:table-cell table:style-name="ce42" office:value-type="float" office:value="481" calcext:value-type="float">
            <office:annotation draw:style-name="gr7" draw:text-style-name="P3" svg:width="3.978cm" svg:height="0.907cm" svg:x="12.689cm" svg:y="27.726cm" draw:caption-point-x="6.8cm" draw:caption-point-y="-0.881cm">
              <dc:creator>RL</dc:creator>
              <dc:date>2015-06-05T00:00:00</dc:date>
              <text:p text:style-name="P3"><text:span text:style-name="T1">509 avant dédoublonnage par rapport à cit-els-32</text:span></text:p>
            </office:annotation>
            <text:p>481</text:p>
          </table:table-cell>
          <table:table-cell table:style-name="ce42" office:value-type="float" office:value="5314" calcext:value-type="float">
            <office:annotation draw:style-name="gr7" draw:text-style-name="P3" svg:width="4.712cm" svg:height="0.907cm" svg:x="20.67cm" svg:y="27.874cm" draw:caption-point-x="1.139cm" draw:caption-point-y="-1.029cm">
              <dc:creator>RL</dc:creator>
              <dc:date>2015-06-05T00:00:00</dc:date>
              <text:p text:style-name="P3"><text:span text:style-name="T1">5780 avant débdoublonnage par rapport à cit-32</text:span></text:p>
            </office:annotation>
            <text:p>5314</text:p>
          </table:table-cell>
          <table:table-cell table:style-name="ce55" office:value-type="string" calcext:value-type="string">
            <text:p>10-3</text:p>
          </table:table-cell>
          <table:table-cell table:style-name="ce69" office:value-type="float" office:value="70.6" calcext:value-type="float">
            <text:p>70,6</text:p>
          </table:table-cell>
          <table:table-cell table:style-name="ce79" office:value-type="float" office:value="70.6" calcext:value-type="float">
            <text:p>70,6</text:p>
          </table:table-cell>
          <table:table-cell table:style-name="ce79" office:value-type="float" office:value="74.4" calcext:value-type="float">
            <text:p>74,4</text:p>
          </table:table-cell>
          <table:table-cell table:style-name="ce79" table:formula="of:=([.J50]+[.K50])/2" office:value-type="float" office:value="72.5" calcext:value-type="float">
            <text:p>72,5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632/10211" office:value-type="percentage" office:value="0.061894035843698" calcext:value-type="percentage">
            <text:p>6,19%</text:p>
          </table:table-cell>
          <table:table-cell table:style-name="ce118" office:value-type="float" office:value="87129" calcext:value-type="float">
            <text:p>87 129</text:p>
          </table:table-cell>
          <table:table-cell table:style-name="ce114" office:value-type="float" office:value="6251" calcext:value-type="float">
            <text:p>6 251</text:p>
          </table:table-cell>
          <table:table-cell table:style-name="ce118" office:value-type="float" office:value="57118" calcext:value-type="float">
            <text:p>57 118</text:p>
          </table:table-cell>
          <table:table-cell table:style-name="ce114" office:value-type="float" office:value="152193" calcext:value-type="float">
            <text:p>152 193</text:p>
          </table:table-cell>
          <table:table-cell table:style-name="ce114" office:value-type="float" office:value="204657" calcext:value-type="float">
            <text:p>204 657</text:p>
          </table:table-cell>
          <table:table-cell table:style-name="ce114" office:value-type="float" office:value="52464" calcext:value-type="float">
            <text:p>52 464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05-06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 office:value-type="string" calcext:value-type="string">
            <text:p>baseline = 36, mais 28 docs en commun avec cit-32 sont oblitérés : la version vrac remplace la version 'faite main' de cit-32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41:29 <text:s/>(7 CPU)</text:p>
          </table:table-cell>
          <table:table-cell table:style-name="ce174" office:value-type="string" calcext:value-type="string">
            <text:p>idem</text:p>
          </table:table-cell>
          <table:table-cell table:style-name="ce192" office:value-type="string" calcext:value-type="string">
            <text:p>~/refbib/analyses/coltrane/eval/s1-g034a.e-3_avec_cit-111-380/gb_eval_s1-g034a.e-3_cit-111-120.shb</text:p>
          </table:table-cell>
          <table:table-cell table:number-columns-repeated="995"/>
        </table:table-row>
        <table:table-row table:style-name="ro6">
          <table:table-cell table:style-name="ce18" office:value-type="float" office:value="40" calcext:value-type="float">
            <text:p>40</text:p>
          </table:table-cell>
          <table:table-cell table:style-name="ce26" office:value-type="string" calcext:value-type="string">
            <text:p>cit-ok111-92 (1188 bibs de 120 docs vrac avec seg ok, aligne ok et champs ~ok)</text:p>
          </table:table-cell>
          <table:table-cell table:number-columns-repeated="3" table:style-name="ce42" office:value-type="string" calcext:value-type="string">
            <text:p>-</text:p>
          </table:table-cell>
          <table:table-cell table:style-name="ce42" office:value-type="float" office:value="481" calcext:value-type="float">
            <office:annotation draw:style-name="gr8" draw:text-style-name="P3" svg:width="3.978cm" svg:height="1.26cm" svg:x="12.689cm" svg:y="28.178cm" draw:caption-point-x="6.8cm" draw:caption-point-y="-0.881cm">
              <dc:creator>RL</dc:creator>
              <dc:date>2015-06-05T00:00:00</dc:date>
              <text:p text:style-name="P3"><text:span text:style-name="T1">les cit-els-32 remplacent les courants cit-ok111 en commun</text:span></text:p>
            </office:annotation>
            <text:p>481</text:p>
          </table:table-cell>
          <table:table-cell table:style-name="ce42" office:value-type="float" office:value="5314" calcext:value-type="float">
            <text:p>5314</text:p>
          </table:table-cell>
          <table:table-cell table:style-name="ce52" office:value-type="string" calcext:value-type="string">
            <text:p>10-5</text:p>
          </table:table-cell>
          <table:table-cell table:style-name="ce69" office:value-type="float" office:value="70.7" calcext:value-type="float">
            <text:p>70,7</text:p>
          </table:table-cell>
          <table:table-cell table:style-name="ce79" office:value-type="float" office:value="70.7" calcext:value-type="float">
            <text:p>70,7</text:p>
          </table:table-cell>
          <table:table-cell table:style-name="ce79" office:value-type="float" office:value="74.5" calcext:value-type="float">
            <text:p>74,5</text:p>
          </table:table-cell>
          <table:table-cell table:style-name="ce79" table:formula="of:=([.J51]+[.K51])/2" office:value-type="float" office:value="72.6" calcext:value-type="float">
            <text:p>72,6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633/10211" office:value-type="percentage" office:value="0.0619919694447165" calcext:value-type="percentage">
            <text:p>6,20%</text:p>
          </table:table-cell>
          <table:table-cell table:style-name="ce114" office:value-type="float" office:value="87507" calcext:value-type="float">
            <text:p>87 507</text:p>
          </table:table-cell>
          <table:table-cell table:style-name="ce114" office:value-type="float" office:value="6280" calcext:value-type="float">
            <text:p>6 280</text:p>
          </table:table-cell>
          <table:table-cell table:style-name="ce114" office:value-type="float" office:value="57051" calcext:value-type="float">
            <text:p>57 051</text:p>
          </table:table-cell>
          <table:table-cell table:style-name="ce114" office:value-type="float" office:value="152451" calcext:value-type="float">
            <text:p>152 451</text:p>
          </table:table-cell>
          <table:table-cell table:style-name="ce114" office:value-type="float" office:value="204541" calcext:value-type="float">
            <text:p>204 541</text:p>
          </table:table-cell>
          <table:table-cell table:style-name="ce114" office:value-type="float" office:value="52090" calcext:value-type="float">
            <text:p>52 090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05-06</text:p>
          </table:table-cell>
          <table:table-cell table:style-name="ce145" office:value-type="string" calcext:value-type="string">
            <text:p>9e6c365df054c948bb2f396c17027f6aa125af8f</text:p>
          </table:table-cell>
          <table:table-cell table:style-name="ce155" office:value-type="string" calcext:value-type="string">
            <text:p>baseline = 36, avec cit-32 préservés : la 'faite main' de cit-32 est là et écrase les vracs identiques (28 fichiers). Les 92 autres sont ajoutés.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14:20:49 (9 CPU)</text:p>
          </table:table-cell>
          <table:table-cell table:style-name="ce174" office:value-type="string" calcext:value-type="string">
            <text:p>idem</text:p>
          </table:table-cell>
          <table:table-cell table:style-name="ce196" office:value-type="string" calcext:value-type="string">
            <text:p>~/refbib/analyses/coltrane/eval/s1-g034a.e-5_avec_cit-111inter-92/gb_eval_s1-g034a.e-5_cit-111inter-92.shb</text:p>
          </table:table-cell>
          <table:table-cell table:number-columns-repeated="995"/>
        </table:table-row>
        <table:table-row table:style-name="ro6">
          <table:table-cell table:style-name="ce18" office:value-type="float" office:value="41" calcext:value-type="float">
            <text:p>41</text:p>
          </table:table-cell>
          <table:table-cell table:style-name="ce26" office:value-type="string" calcext:value-type="string">
            <text:p>refseg-lastcor-100 wprev (sur la base du run 39)</text:p>
          </table:table-cell>
          <table:table-cell table:style-name="ce42" office:value-type="string" calcext:value-type="string">
            <text:p>-</text:p>
          </table:table-cell>
          <table:table-cell office:value-type="float" office:value="142" calcext:value-type="float">
            <text:p>142</text:p>
          </table:table-cell>
          <table:table-cell office:value-type="float" office:value="3075" calcext:value-type="float">
            <text:p>3075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55" office:value-type="string" calcext:value-type="string">
            <text:p>10-3</text:p>
          </table:table-cell>
          <table:table-cell table:style-name="ce69" office:value-type="float" office:value="75.6" calcext:value-type="float">
            <text:p>75,6</text:p>
          </table:table-cell>
          <table:table-cell table:style-name="ce73" office:value-type="float" office:value="75.6" calcext:value-type="float">
            <text:p>75,6</text:p>
          </table:table-cell>
          <table:table-cell table:style-name="ce83" office:value-type="float" office:value="75.4" calcext:value-type="float">
            <text:p>75,4</text:p>
          </table:table-cell>
          <table:table-cell table:style-name="ce79" table:formula="of:=([.J52]+[.K52])/2" office:value-type="float" office:value="75.5" calcext:value-type="float">
            <text:p>75,5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 table:formula="of:=635/10211" office:value-type="percentage" office:value="0.0621878366467535" calcext:value-type="percentage">
            <text:p>6,22%</text:p>
          </table:table-cell>
          <table:table-cell table:style-name="ce119" office:value-type="float" office:value="94804" calcext:value-type="float">
            <text:p>94 804</text:p>
          </table:table-cell>
          <table:table-cell table:style-name="ce112" office:value-type="float" office:value="6057" calcext:value-type="float">
            <text:p>6 057</text:p>
          </table:table-cell>
          <table:table-cell table:style-name="ce119" office:value-type="float" office:value="61442" calcext:value-type="float">
            <text:p>61 442</text:p>
          </table:table-cell>
          <table:table-cell table:style-name="ce112" office:value-type="float" office:value="163125" calcext:value-type="float">
            <text:p>163 125</text:p>
          </table:table-cell>
          <table:table-cell table:style-name="ce119" office:value-type="float" office:value="216319" calcext:value-type="float">
            <text:p>216 319</text:p>
          </table:table-cell>
          <table:table-cell table:style-name="ce112" office:value-type="float" office:value="53194" calcext:value-type="float">
            <text:p>53 194</text:p>
          </table:table-cell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30" office:value-type="string" calcext:value-type="string">
            <text:p>05-06</text:p>
          </table:table-cell>
          <table:table-cell table:style-name="ce149"/>
          <table:table-cell table:style-name="ce26" office:value-type="string" calcext:value-type="string">
            <text:p>100 docs refseg corrigés main (parmi s6)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5:40 (7 CPU)</text:p>
          </table:table-cell>
          <table:table-cell table:style-name="ce174" office:value-type="string" calcext:value-type="string">
            <text:p>idem</text:p>
          </table:table-cell>
          <table:table-cell table:style-name="ce196" office:value-type="string" calcext:value-type="string">
            <text:p>~/refbib/analyses/coltrane/eval/s1-g034a.e-3_avec_refseg-lastcor-100/gb_eval_s1-g034a.e-3_refseg-lastcor-100.shb</text:p>
          </table:table-cell>
          <table:table-cell table:number-columns-repeated="995"/>
        </table:table-row>
        <table:table-row table:style-name="ro6">
          <table:table-cell table:style-name="ce18" office:value-type="float" office:value="42" calcext:value-type="float">
            <text:p>42</text:p>
          </table:table-cell>
          <table:table-cell table:style-name="ce26" office:value-type="string" calcext:value-type="string">
            <text:p>refseg-iopnat-160 wprev (sur la base du run 41)</text:p>
          </table:table-cell>
          <table:table-cell table:style-name="ce42" office:value-type="string" calcext:value-type="string">
            <text:p>-</text:p>
          </table:table-cell>
          <table:table-cell office:value-type="float" office:value="302" calcext:value-type="float">
            <text:p>302</text:p>
          </table:table-cell>
          <table:table-cell office:value-type="float" office:value="7022" calcext:value-type="float">
            <text:p>7022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55" office:value-type="string" calcext:value-type="string">
            <text:p>10-3</text:p>
          </table:table-cell>
          <table:table-cell table:style-name="ce69" office:value-type="float" office:value="74.4" calcext:value-type="float">
            <text:p>74,4</text:p>
          </table:table-cell>
          <table:table-cell table:style-name="ce73" office:value-type="float" office:value="74.4" calcext:value-type="float">
            <text:p>74,4</text:p>
          </table:table-cell>
          <table:table-cell table:style-name="ce83" office:value-type="float" office:value="75.9" calcext:value-type="float">
            <text:p>75,9</text:p>
          </table:table-cell>
          <table:table-cell table:style-name="ce79" table:formula="of:=([.J53]+[.K53])/2" office:value-type="float" office:value="75.15" calcext:value-type="float">
            <text:p>75,2</text:p>
          </table:table-cell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style-name="ce106"/>
          <table:table-cell table:style-name="ce114" table:number-columns-repeated="6"/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8" office:value-type="string" calcext:value-type="string">
            <text:p>08-06</text:p>
          </table:table-cell>
          <table:table-cell table:style-name="ce149"/>
          <table:table-cell table:style-name="ce26" office:value-type="string" calcext:value-type="string">
            <text:p>160 docs refseg générés auto</text:p>
          </table:table-cell>
          <table:table-cell table:style-name="ce50" office:value-type="string" calcext:value-type="string">
            <text:p>10kELS-s1</text:p>
          </table:table-cell>
          <table:table-cell table:style-name="ce42" office:value-type="string" calcext:value-type="string">
            <text:p>7:16 (7 CPU)</text:p>
          </table:table-cell>
          <table:table-cell table:style-name="ce174" office:value-type="string" calcext:value-type="string">
            <text:p>idem</text:p>
          </table:table-cell>
          <table:table-cell table:style-name="ce196" office:value-type="string" calcext:value-type="string">
            <text:p>~/refbib/analyses/coltrane/eval/s1-g034a.e-3_avec_refseg-iopnat-160/gb_eval_s1-g034a.e-3_refseg-iopnat-160.log</text:p>
          </table:table-cell>
          <table:table-cell table:number-columns-repeated="995"/>
        </table:table-row>
        <table:table-row table:style-name="ro6">
          <table:table-cell table:style-name="ce18" office:value-type="float" office:value="43" calcext:value-type="float">
            <text:p>43</text:p>
          </table:table-cell>
          <table:table-cell table:style-name="ce26" office:value-type="string" calcext:value-type="string">
            <text:p>seg-iopnat ???</text:p>
          </table:table-cell>
          <table:table-cell table:style-name="ce42" office:value-type="string" calcext:value-type="string">
            <text:p>XXX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55" office:value-type="string" calcext:value-type="string">
            <text:p>10-3</text:p>
          </table:table-cell>
          <table:table-cell table:number-columns-repeated="3"/>
          <table:table-cell table:style-name="ce79"/>
          <table:table-cell table:style-name="ce106" table:formula="of:=2/10211" office:value-type="percentage" office:value="0.000195867202037019" calcext:value-type="percentage">
            <text:p>0,02%</text:p>
          </table:table-cell>
          <table:table-cell table:number-columns-repeated="7"/>
          <table:table-cell table:style-name="ce114" office:value-type="float" office:value="215646" calcext:value-type="float">
            <text:p>215 646</text:p>
          </table:table-cell>
          <table:table-cell table:style-name="ce114" office:value-type="float" office:value="215702" calcext:value-type="float">
            <text:p>215 702</text:p>
          </table:table-cell>
          <table:table-cell table:style-name="ce18" office:value-type="string" calcext:value-type="string">
            <text:p>TODO</text:p>
          </table:table-cell>
          <table:table-cell table:style-name="ce149"/>
          <table:table-cell/>
          <table:table-cell table:style-name="ce50" office:value-type="string" calcext:value-type="string">
            <text:p>10kELS-s1</text:p>
          </table:table-cell>
          <table:table-cell/>
          <table:table-cell table:style-name="ce174" office:value-type="string" calcext:value-type="string">
            <text:p>idem</text:p>
          </table:table-cell>
          <table:table-cell table:number-columns-repeated="99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9"/>
          <table:table-cell table:style-name="ce79"/>
          <table:table-cell table:number-columns-repeated="1014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r N docs seg" table:style-name="ta1">
        <table:shapes>
          <draw:frame draw:z-index="0" draw:style-name="gr1" draw:text-style-name="P1" svg:width="18.029cm" svg:height="9.006cm" svg:x="19.106cm" svg:y="1.463cm">
            <draw:object draw:notify-on-update-of-ranges="'par N docs seg'.B2:'par N docs seg'.B10 'par N docs seg'.C1:'par N docs seg'.C1 'par N docs seg'.C2:'par N docs seg'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13" table:number-columns-repeated="9" table:default-cell-style-name="Default"/>
        <table:table-column table:style-name="co29" table:default-cell-style-name="Default"/>
        <table:table-column table:style-name="co13" table:number-columns-repeated="3" table:default-cell-style-name="Default"/>
        <table:table-row table:style-name="ro12">
          <table:table-cell table:style-name="ce198" office:value-type="string" calcext:value-type="string">
            <text:p>executable (gris = baseline)</text:p>
          </table:table-cell>
          <table:table-cell table:style-name="ce200" office:value-type="string" calcext:value-type="string">
            <text:p>Ndocs corpus seg</text:p>
          </table:table-cell>
          <table:table-cell table:style-name="ce198" office:value-type="string" calcext:value-type="string">
            <text:p>Rappel</text:p>
          </table:table-cell>
          <table:table-cell table:style-name="ce198" office:value-type="string" calcext:value-type="string">
            <text:p>Précision</text:p>
          </table:table-cell>
          <table:table-cell table:style-name="ce198" office:value-type="string" calcext:value-type="string">
            <text:p>taux docs xerr</text:p>
          </table:table-cell>
          <table:table-cell table:style-name="ce198" office:value-type="string" calcext:value-type="string">
            <text:p>taux docs vides</text:p>
          </table:table-cell>
          <table:table-cell table:number-columns-repeated="9"/>
        </table:table-row>
        <table:table-row table:style-name="ro7">
          <table:table-cell table:style-name="ce31" office:value-type="string" calcext:value-type="string">
            <text:p>Auparavant v 0.3.0 branche segm/cara</text:p>
          </table:table-cell>
          <table:table-cell table:style-name="ce200" office:value-type="float" office:value="-15" calcext:value-type="float">
            <text:p>-15</text:p>
          </table:table-cell>
          <table:table-cell table:style-name="ce202" office:value-type="float" office:value="63.3" calcext:value-type="float">
            <text:p>63,3</text:p>
          </table:table-cell>
          <table:table-cell table:style-name="ce82" office:value-type="float" office:value="67" calcext:value-type="float">
            <text:p>67</text:p>
          </table:table-cell>
          <table:table-cell table:style-name="ce198" table:number-columns-repeated="2"/>
          <table:table-cell table:number-columns-repeated="9"/>
        </table:table-row>
        <table:table-row table:style-name="ro7">
          <table:table-cell table:style-name="ce49" office:value-type="string" calcext:value-type="string">
            <text:p>grobid 0.3.3</text:p>
          </table:table-cell>
          <table:table-cell office:value-type="float" office:value="0" calcext:value-type="float">
            <text:p>0</text:p>
          </table:table-cell>
          <table:table-cell table:style-name="ce203" office:value-type="float" office:value="45.6" calcext:value-type="float">
            <text:p>45,6</text:p>
          </table:table-cell>
          <table:table-cell table:style-name="ce85" office:value-type="float" office:value="68.6" calcext:value-type="float">
            <text:p>68,6</text:p>
          </table:table-cell>
          <table:table-cell table:style-name="ce206" table:formula="of:=470/10211" office:value-type="percentage" office:value="0.0460287924786994" calcext:value-type="percentage">
            <text:p>4,60%</text:p>
          </table:table-cell>
          <table:table-cell table:style-name="ce206" table:formula="of:=2243/10211" office:value-type="percentage" office:value="0.219665067084517" calcext:value-type="percentage">
            <text:p>21,97%</text:p>
          </table:table-cell>
          <table:table-cell table:number-columns-repeated="9"/>
        </table:table-row>
        <table:table-row table:style-name="ro7">
          <table:table-cell table:style-name="ce20" office:value-type="string" calcext:value-type="string">
            <text:p>grobid 0.3.3b (= avec seg-b-18PL)</text:p>
          </table:table-cell>
          <table:table-cell office:value-type="float" office:value="18" calcext:value-type="float">
            <text:p>18</text:p>
          </table:table-cell>
          <table:table-cell table:style-name="ce80" office:value-type="float" office:value="49.8" calcext:value-type="float">
            <text:p>49,8</text:p>
          </table:table-cell>
          <table:table-cell table:style-name="ce84" office:value-type="float" office:value="69.7" calcext:value-type="float">
            <text:p>69,7</text:p>
          </table:table-cell>
          <table:table-cell table:style-name="ce207" table:formula="of:=429/10211" office:value-type="percentage" office:value="0.0420135148369406" calcext:value-type="percentage">
            <text:p>4,20%</text:p>
          </table:table-cell>
          <table:table-cell table:style-name="ce208" office:value-type="percentage" office:value="0.212124179806091" calcext:value-type="percentage">
            <text:p>21,21%</text:p>
          </table:table-cell>
          <table:table-cell table:number-columns-repeated="9"/>
        </table:table-row>
        <table:table-row table:style-name="ro7">
          <table:table-cell table:style-name="ce20" office:value-type="string" calcext:value-type="string">
            <text:p>grobid 0.3.3 + seg-a-40</text:p>
          </table:table-cell>
          <table:table-cell office:value-type="float" office:value="40" calcext:value-type="float">
            <text:p>40</text:p>
          </table:table-cell>
          <table:table-cell table:style-name="ce84" office:value-type="float" office:value="56.6" calcext:value-type="float">
            <text:p>56,6</text:p>
          </table:table-cell>
          <table:table-cell table:style-name="ce83" office:value-type="float" office:value="68.9" calcext:value-type="float">
            <text:p>68,9</text:p>
          </table:table-cell>
          <table:table-cell table:style-name="ce208" table:formula="of:=625/10211" office:value-type="percentage" office:value="0.0612085006365684" calcext:value-type="percentage">
            <text:p>6,12%</text:p>
          </table:table-cell>
          <table:table-cell table:style-name="ce209" office:value-type="percentage" office:value="0.11" calcext:value-type="percentage">
            <text:p>11,00%</text:p>
          </table:table-cell>
          <table:table-cell table:number-columns-repeated="9"/>
        </table:table-row>
        <table:table-row table:style-name="ro7">
          <table:table-cell table:style-name="ce20" office:value-type="string" calcext:value-type="string">
            <text:p>grobid 0.3.3c (= avec seg-c-40PL)</text:p>
          </table:table-cell>
          <table:table-cell office:value-type="float" office:value="40" calcext:value-type="float">
            <text:p>40</text:p>
          </table:table-cell>
          <table:table-cell table:style-name="ce80" office:value-type="float" office:value="55.8" calcext:value-type="float">
            <text:p>55,8</text:p>
          </table:table-cell>
          <table:table-cell table:style-name="ce80" office:value-type="float" office:value="69.4" calcext:value-type="float">
            <text:p>69,4</text:p>
          </table:table-cell>
          <table:table-cell table:style-name="ce208" table:formula="of:=616/10211" office:value-type="percentage" office:value="0.0603270982274018" calcext:value-type="percentage">
            <text:p>6,03%</text:p>
          </table:table-cell>
          <table:table-cell table:style-name="ce207" table:formula="of:=616/10211" office:value-type="percentage" office:value="0.0603270982274018" calcext:value-type="percentage">
            <text:p>6,03%</text:p>
          </table:table-cell>
          <table:table-cell table:number-columns-repeated="9"/>
        </table:table-row>
        <table:table-row table:style-name="ro7">
          <table:table-cell table:style-name="ce199" office:value-type="string" calcext:value-type="string">
            <text:p>grobid 0.3.3d (=avec seg-d-51PL)</text:p>
          </table:table-cell>
          <table:table-cell office:value-type="float" office:value="51" calcext:value-type="float">
            <text:p>51</text:p>
          </table:table-cell>
          <table:table-cell table:style-name="ce80" office:value-type="float" office:value="55.5" calcext:value-type="float">
            <text:p>55,5</text:p>
          </table:table-cell>
          <table:table-cell table:style-name="ce80" office:value-type="float" office:value="69.6" calcext:value-type="float">
            <text:p>69,6</text:p>
          </table:table-cell>
          <table:table-cell table:style-name="ce208" table:formula="of:=607/10211" office:value-type="percentage" office:value="0.0594456958182352" calcext:value-type="percentage">
            <text:p>5,94%</text:p>
          </table:table-cell>
          <table:table-cell table:style-name="ce209" table:formula="of:=1423/10211" office:value-type="percentage" office:value="0.139359514249339" calcext:value-type="percentage">
            <text:p>13,94%</text:p>
          </table:table-cell>
          <table:table-cell table:number-columns-repeated="9"/>
        </table:table-row>
        <table:table-row table:style-name="ro7">
          <table:table-cell table:style-name="ce20" office:value-type="string" calcext:value-type="string">
            <text:p>grobid 0.3.3c (mais avec seg-a+c)</text:p>
          </table:table-cell>
          <table:table-cell office:value-type="float" office:value="80" calcext:value-type="float">
            <text:p>80</text:p>
          </table:table-cell>
          <table:table-cell table:style-name="ce80" office:value-type="float" office:value="57.5" calcext:value-type="float">
            <text:p>57,5</text:p>
          </table:table-cell>
          <table:table-cell table:style-name="ce80" office:value-type="float" office:value="69.2" calcext:value-type="float">
            <text:p>69,2</text:p>
          </table:table-cell>
          <table:table-cell table:style-name="ce208" table:formula="of:=573/10211" office:value-type="percentage" office:value="0.0561159533836059" calcext:value-type="percentage">
            <text:p>5,61%</text:p>
          </table:table-cell>
          <table:table-cell table:style-name="ce207" table:formula="of:=1084/10211" office:value-type="percentage" office:value="0.106160023504064" calcext:value-type="percentage">
            <text:p>10,62%</text:p>
          </table:table-cell>
          <table:table-cell table:style-name="ce208"/>
          <table:table-cell table:style-name="ce209"/>
          <table:table-cell table:style-name="ce20"/>
          <table:table-cell table:style-name="ce211"/>
          <table:table-cell table:style-name="ce191"/>
          <table:table-cell table:style-name="ce20"/>
          <table:table-cell table:style-name="ce18"/>
          <table:table-cell table:style-name="ce174"/>
          <table:table-cell table:style-name="ce20"/>
        </table:table-row>
        <table:table-row table:style-name="ro7">
          <table:table-cell table:style-name="ce20" office:value-type="string" calcext:value-type="string">
            <text:p>grobid 0.3.3d (=avec seg-a+d)</text:p>
          </table:table-cell>
          <table:table-cell office:value-type="float" office:value="91" calcext:value-type="float">
            <text:p>91</text:p>
          </table:table-cell>
          <table:table-cell table:style-name="ce84" office:value-type="float" office:value="57.7" calcext:value-type="float">
            <text:p>57,7</text:p>
          </table:table-cell>
          <table:table-cell table:style-name="ce80" office:value-type="float" office:value="69.2" calcext:value-type="float">
            <text:p>69,2</text:p>
          </table:table-cell>
          <table:table-cell table:style-name="ce208" table:formula="of:=604/10211" office:value-type="percentage" office:value="0.0591518950151797" calcext:value-type="percentage">
            <text:p>5,92%</text:p>
          </table:table-cell>
          <table:table-cell table:style-name="ce207" table:formula="of:=1069/10211" office:value-type="percentage" office:value="0.104691019488787" calcext:value-type="percentage">
            <text:p>10,47%</text:p>
          </table:table-cell>
          <table:table-cell table:style-name="ce208"/>
          <table:table-cell table:style-name="ce209"/>
          <table:table-cell table:style-name="ce20"/>
          <table:table-cell table:style-name="ce211"/>
          <table:table-cell table:style-name="ce191"/>
          <table:table-cell table:style-name="ce20"/>
          <table:table-cell table:style-name="ce18"/>
          <table:table-cell table:style-name="ce174"/>
          <table:table-cell table:style-name="ce20"/>
        </table:table-row>
        <table:table-row table:style-name="ro7">
          <table:table-cell table:style-name="ce26" office:value-type="string" calcext:value-type="string">
            <text:p>Ensuite avec REFSEG</text:p>
          </table:table-cell>
          <table:table-cell table:style-name="ce200" office:value-type="float" office:value="106" calcext:value-type="float">
            <text:p>106</text:p>
          </table:table-cell>
          <table:table-cell table:style-name="ce204" office:value-type="float" office:value="61.8" calcext:value-type="float">
            <text:p>61,8</text:p>
          </table:table-cell>
          <table:table-cell table:style-name="ce86" office:value-type="float" office:value="62.2" calcext:value-type="float">
            <text:p>62,2</text:p>
          </table:table-cell>
          <table:table-cell table:number-columns-repeated="11"/>
        </table:table-row>
        <table:table-row table:style-name="ro7" table:number-rows-repeated="2">
          <table:table-cell table:number-columns-repeated="15"/>
        </table:table-row>
        <table:table-row table:style-name="ro7">
          <table:table-cell table:number-columns-repeated="2"/>
          <table:table-cell table:style-name="ce200" office:value-type="float" office:value="-20" calcext:value-type="float">
            <text:p>-20</text:p>
          </table:table-cell>
          <table:table-cell table:number-columns-repeated="12"/>
        </table:table-row>
        <table:table-row table:style-name="ro7">
          <table:table-cell table:number-columns-repeated="2"/>
          <table:table-cell table:style-name="ce39" office:value-type="float" office:value="40" calcext:value-type="float">
            <text:p>40</text:p>
          </table:table-cell>
          <table:table-cell table:formula="of:=[.C14]-40" office:value-type="float" office:value="0" calcext:value-type="float">
            <text:p>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" office:value-type="float" office:value="58" calcext:value-type="float">
            <text:p>58</text:p>
          </table:table-cell>
          <table:table-cell table:formula="of:=[.C15]-40" office:value-type="float" office:value="18" calcext:value-type="float">
            <text:p>18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" office:value-type="float" office:value="80" calcext:value-type="float">
            <text:p>80</text:p>
          </table:table-cell>
          <table:table-cell table:formula="of:=[.C16]-40" office:value-type="float" office:value="40" calcext:value-type="float">
            <text:p>4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" office:value-type="float" office:value="80" calcext:value-type="float">
            <text:p>80</text:p>
          </table:table-cell>
          <table:table-cell table:formula="of:=[.C17]-40" office:value-type="float" office:value="40" calcext:value-type="float">
            <text:p>4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" office:value-type="float" office:value="91" calcext:value-type="float">
            <text:p>91</text:p>
          </table:table-cell>
          <table:table-cell table:formula="of:=[.C18]-40" office:value-type="float" office:value="51" calcext:value-type="float">
            <text:p>5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" office:value-type="float" office:value="120" calcext:value-type="float">
            <text:p>120</text:p>
          </table:table-cell>
          <table:table-cell table:formula="of:=[.C19]-40" office:value-type="float" office:value="80" calcext:value-type="float">
            <text:p>8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" office:value-type="float" office:value="131" calcext:value-type="float">
            <text:p>131</text:p>
          </table:table-cell>
          <table:table-cell table:formula="of:=[.C20]-40" office:value-type="float" office:value="91" calcext:value-type="float">
            <text:p>9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200" office:value-type="float" office:value="170" calcext:value-type="float">
            <text:p>170</text:p>
          </table:table-cell>
          <table:table-cell table:number-columns-repeated="12"/>
        </table:table-row>
        <table:table-row table:style-name="ro7" table:number-rows-repeated="2">
          <table:table-cell table:number-columns-repeated="15"/>
        </table:table-row>
        <table:table-row table:style-name="ro6">
          <table:table-cell table:number-columns-repeated="15"/>
        </table:table-row>
        <table:table-row table:style-name="ro7" table:number-rows-repeated="2">
          <table:table-cell table:number-columns-repeated="15"/>
        </table:table-row>
        <table:table-row table:style-name="ro6">
          <table:table-cell table:style-name="ce128" office:value-type="string" calcext:value-type="string">
            <text:p>executable (gris = baseline)</text:p>
          </table:table-cell>
          <table:table-cell table:style-name="ce201" office:value-type="string" calcext:value-type="string">
            <text:p>Ndocs corpus seg</text:p>
          </table:table-cell>
          <table:table-cell table:style-name="ce128" office:value-type="string" calcext:value-type="string">
            <text:p>Rappel</text:p>
          </table:table-cell>
          <table:table-cell table:style-name="ce128" office:value-type="string" calcext:value-type="string">
            <text:p>Précision</text:p>
          </table:table-cell>
          <table:table-cell table:style-name="ce128" office:value-type="string" calcext:value-type="string">
            <text:p>taux docs xerr</text:p>
          </table:table-cell>
          <table:table-cell table:style-name="ce128" office:value-type="string" calcext:value-type="string">
            <text:p>taux docs vides</text:p>
          </table:table-cell>
          <table:table-cell table:number-columns-repeated="9"/>
        </table:table-row>
        <table:table-row table:style-name="ro7">
          <table:table-cell table:style-name="ce49" office:value-type="string" calcext:value-type="string">
            <text:p>grobid 0.3.0 branche segm</text:p>
          </table:table-cell>
          <table:table-cell table:style-name="ce39" office:value-type="float" office:value="36" calcext:value-type="float">
            <text:p>36</text:p>
          </table:table-cell>
          <table:table-cell table:style-name="ce85" office:value-type="string" calcext:value-type="string">
            <text:p>60.6</text:p>
          </table:table-cell>
          <table:table-cell table:style-name="ce85" office:value-type="string" calcext:value-type="string">
            <text:p>64.0</text:p>
          </table:table-cell>
          <table:table-cell table:style-name="ce206" table:formula="of:=503/10211" office:value-type="percentage" office:value="0.0492606013123103" calcext:value-type="percentage">
            <text:p>4,93%</text:p>
          </table:table-cell>
          <table:table-cell table:style-name="ce210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7">
          <table:table-cell table:style-name="ce49" office:value-type="string" calcext:value-type="string">
            <text:p>grobid 0.3.0 branche segm</text:p>
          </table:table-cell>
          <table:table-cell table:style-name="ce39" office:value-type="float" office:value="36" calcext:value-type="float">
            <text:p>36</text:p>
          </table:table-cell>
          <table:table-cell table:style-name="ce205" office:value-type="string" calcext:value-type="string">
            <text:p>63.3</text:p>
          </table:table-cell>
          <table:table-cell table:style-name="ce82" office:value-type="string" calcext:value-type="string">
            <text:p>67.0</text:p>
          </table:table-cell>
          <table:table-cell table:style-name="ce206" table:formula="of:=503/10211" office:value-type="percentage" office:value="0.0492606013123103" calcext:value-type="percentage">
            <text:p>4,93%</text:p>
          </table:table-cell>
          <table:table-cell table:style-name="ce210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7">
          <table:table-cell table:style-name="ce20" office:value-type="string" calcext:value-type="string">
            <text:p>grobid 0.3.0 branche segm + seg-a-40</text:p>
          </table:table-cell>
          <table:table-cell table:style-name="ce20" office:value-type="float" office:value="76" calcext:value-type="float">
            <text:p>76</text:p>
          </table:table-cell>
          <table:table-cell table:style-name="ce83" table:number-columns-repeated="2"/>
          <table:table-cell table:style-name="ce208" table:number-columns-repeated="2"/>
          <table:table-cell table:number-columns-repeated="9"/>
        </table:table-row>
      </table:table>
      <table:table table:name="montée en charge" table:style-name="ta1">
        <table:table-column table:style-name="co21" table:default-cell-style-name="ce4"/>
        <table:table-column table:style-name="co13" table:default-cell-style-name="ce180"/>
        <table:table-column table:style-name="co13" table:number-columns-repeated="5" table:default-cell-style-name="ce4"/>
        <table:table-column table:style-name="co22" table:default-cell-style-name="ce4"/>
        <table:table-column table:style-name="co22" table:default-cell-style-name="ce176"/>
        <table:table-column table:style-name="co13" table:number-columns-repeated="2" table:default-cell-style-name="ce4"/>
        <table:table-column table:style-name="co23" table:default-cell-style-name="ce4"/>
        <table:table-column table:style-name="co24" table:default-cell-style-name="ce4"/>
        <table:table-row table:style-name="ro8">
          <table:table-cell table:style-name="ce180" office:value-type="string" calcext:value-type="string">
            <text:p>executable + config</text:p>
          </table:table-cell>
          <table:table-cell office:value-type="string" calcext:value-type="string">
            <text:p>corpus</text:p>
          </table:table-cell>
          <table:table-cell table:style-name="ce180" office:value-type="string" calcext:value-type="string">
            <text:p>taille</text:p>
          </table:table-cell>
          <table:table-cell table:style-name="ce180" office:value-type="string" calcext:value-type="string">
            <text:p>eval</text:p>
          </table:table-cell>
          <table:table-cell table:style-name="ce183" office:value-type="string" calcext:value-type="string">
            <text:p>temps exec ?</text:p>
          </table:table-cell>
          <table:table-cell table:style-name="ce180" office:value-type="string" calcext:value-type="string">
            <text:p>Rappel</text:p>
          </table:table-cell>
          <table:table-cell table:style-name="ce180" office:value-type="string" calcext:value-type="string">
            <text:p>Précision</text:p>
          </table:table-cell>
          <table:table-cell table:style-name="ce186" office:value-type="string" calcext:value-type="string">
            <text:p>taux docs xerr</text:p>
          </table:table-cell>
          <table:table-cell table:style-name="ce186" office:value-type="string" calcext:value-type="string">
            <text:p>taux docs vides</text:p>
          </table:table-cell>
          <table:table-cell table:style-name="ce180" office:value-type="string" calcext:value-type="string">
            <text:p>date run</text:p>
          </table:table-cell>
          <table:table-cell table:style-name="ce180" office:value-type="string" calcext:value-type="string">
            <text:p>date éval</text:p>
          </table:table-cell>
          <table:table-cell table:style-name="ce188" office:value-type="string" calcext:value-type="string">
            <text:p>commit</text:p>
          </table:table-cell>
          <table:table-cell table:style-name="ce180" office:value-type="string" calcext:value-type="string">
            <text:p>remarques</text:p>
          </table:table-cell>
        </table:table-row>
        <table:table-row table:style-name="ro9">
          <table:table-cell table:style-name="ce181" table:number-columns-repeated="4"/>
          <table:table-cell table:style-name="ce184"/>
          <table:table-cell table:style-name="ce181" table:number-columns-repeated="6"/>
          <table:table-cell/>
          <table:table-cell table:style-name="ce181"/>
        </table:table-row>
        <table:table-row table:style-name="ro7">
          <table:table-cell office:value-type="string" calcext:value-type="string">
            <text:p>grobid 0.3.3 standard</text:p>
          </table:table-cell>
          <table:table-cell table:style-name="ce154" office:value-type="string" calcext:value-type="string" table:number-columns-spanned="3" table:number-rows-spanned="1">
            <text:p>extrait 50k parmi 230k balisés sur 292k lancés</text:p>
          </table:table-cell>
          <table:covered-table-cell table:number-columns-repeated="2"/>
          <table:table-cell office:value-type="string" calcext:value-type="string">
            <text:p>~ 2j</text:p>
          </table:table-cell>
          <table:table-cell table:style-name="ce63" office:value-type="string" calcext:value-type="string">
            <text:p>44.9</text:p>
          </table:table-cell>
          <table:table-cell table:style-name="ce63" office:value-type="string" calcext:value-type="string">
            <text:p>69.3</text:p>
          </table:table-cell>
          <table:table-cell table:style-name="ce176" table:formula="of:=9080/49371" office:value-type="percentage" office:value="0.18391363350955" calcext:value-type="percentage">
            <text:p>18,39%</text:p>
          </table:table-cell>
          <table:table-cell table:formula="of:=9931/49371" office:value-type="percentage" office:value="0.201150472949707" calcext:value-type="percentage">
            <text:p>20,12%</text:p>
          </table:table-cell>
          <table:table-cell table:number-columns-repeated="2" office:value-type="string" calcext:value-type="string">
            <text:p>15-02</text:p>
          </table:table-cell>
          <table:table-cell table:style-name="ce189" office:value-type="string" calcext:value-type="string">
            <text:p>e839f823cfb31e17f5396eefaff550c46d6a1875</text:p>
          </table:table-cell>
          <table:table-cell office:value-type="string" calcext:value-type="string">
            <text:p>interrompu par suspension fs sur les VM après 230k docs / 292k</text:p>
          </table:table-cell>
        </table:table-row>
        <table:table-row table:style-name="ro7">
          <table:table-cell table:style-name="ce182" office:value-type="string" calcext:value-type="string">
            <text:p>grobid 0.3.3c (avec seg-a+c)</text:p>
          </table:table-cell>
          <table:table-cell table:style-name="ce131" office:value-type="string" calcext:value-type="string">
            <text:p>ELS sans refs XML</text:p>
          </table:table-cell>
          <table:table-cell office:value-type="string" calcext:value-type="string">
            <text:p>2,4Mdocs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187" office:value-type="percentage" office:value="0.000000066795108093271" calcext:value-type="percentage">
            <text:p>0,000007%</text:p>
          </table:table-cell>
          <table:table-cell office:value-type="percentage" office:value="0.725" calcext:value-type="percentage">
            <text:p>72,50%</text:p>
          </table:table-cell>
          <table:table-cell office:value-type="string" calcext:value-type="string">
            <text:p>05-03</text:p>
          </table:table-cell>
          <table:table-cell office:value-type="string" calcext:value-type="string">
            <text:p>-</text:p>
          </table:table-cell>
          <table:table-cell table:style-name="ce179" office:value-type="string" calcext:value-type="string">
            <text:p>e848d0ebf61e6dc612a33264a11f5f0aa3713080</text:p>
          </table:table-cell>
          <table:table-cell/>
        </table:table-row>
        <table:table-row table:style-name="ro7">
          <table:table-cell/>
          <table:table-cell table:style-name="ce4"/>
          <table:table-cell table:number-columns-repeated="2"/>
          <table:table-cell table:style-name="ce185" office:value-type="date" office:date-value="2015-03-04T19:23:00" calcext:value-type="date">
            <text:p>04/03/15 19:23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85" office:value-type="date" office:date-value="2015-03-06T05:42:00" calcext:value-type="date">
            <text:p>06/03/15 05:42</text:p>
          </table:table-cell>
          <table:table-cell table:number-columns-repeated="3"/>
          <table:table-cell table:style-name="ce4"/>
          <table:table-cell table:number-columns-repeated="4"/>
        </table:table-row>
      </table:table>
      <table:named-expressions/>
      <table:database-ranges>
        <table:database-range table:name="__Anonymous_Sheet_DB__0" table:target-range-address="chronologique.A26:chronologique.AC39" table:contains-header="false">
          <table:sort>
            <table:sort-by table:field-number="14" table:data-type="automatic"/>
          </table:sort>
        </table:database-range>
        <table:database-range table:name="__Anonymous_Sheet_DB__1" table:target-range-address="'par N docs seg'.A1:'par N docs seg'.F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8" number:min-integer-digits="1"/>
      <number:text>%</number:text>
    </number:percentage-style>
    <number:percentage-style style:name="N109">
      <number:number number:decimal-places="10" number:min-integer-digits="1"/>
      <number:text>%</number:text>
    </number:percentage-style>
    <number:percentage-style style:name="N110">
      <number:number number:decimal-places="6" number:min-integer-digits="1"/>
      <number:text>%</number:text>
    </number:percentage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="Calibri" fo:font-family="Calibri" style:font-style-name="Norm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left="0.681cm" fo:margin-right="0.346cm" fo:background-color="transparent" style:scale-to="5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 style:data-style-name="N2" text:time-value="15:52:32.117342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4:59:34.264449601</meta:creation-date>
    <dc:title>Stats résultats gb (lignes refbibs reco)</dc:title>
    <meta:editing-duration>P6DT19H24M33S</meta:editing-duration>
    <meta:editing-cycles>405</meta:editing-cycles>
    <meta:generator>LibreOffice/4.2.8.2$Linux_X86_64 LibreOffice_project/420m0$Build-2</meta:generator>
    <meta:initial-creator>Romain Loth</meta:initial-creator>
    <dc:date>2015-06-26T15:54:51.582899545</dc:date>
    <dc:creator>Romain Loth</dc:creator>
    <meta:printed-by>Romain Loth</meta:printed-by>
    <meta:print-date>2015-03-27T10:33:09.523835290</meta:print-date>
    <meta:document-statistic meta:table-count="3" meta:cell-count="1544" meta:object-count="2"/>
    <meta:template xlink:type="simple" xlink:actuate="onRequest" xlink:title="calc_avec_calibri" xlink:href="../../.config/libreoffice/4/user/template/calc_avec_calibri.ots" meta:date="2015-02-10T14:59:33.7972098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family="Calibri" style:font-style-name="Gras" fo:font-size="14pt" fo:font-weight="bold" style:font-size-asian="9pt" style:font-size-complex="9pt"/>
    </style:style>
    <style:style style:name="ch5" style:family="chart" style:data-style-name="N0">
      <style:chart-properties chart:display-label="true" chart:logarithmic="false" chart:minimum="45" chart:maximum="65" chart:reverse-direction="false" text:line-break="false" chart:link-data-style-to-source="true" chart:axis-position="0"/>
      <style:graphic-properties svg:stroke-color="#b3b3b3"/>
      <style:text-properties fo:font-family="Calibri" style:font-style-name="Normal" fo:font-size="12pt" style:font-size-asian="10pt" style:font-size-complex="10pt"/>
    </style:style>
    <style:style style:name="ch6" style:family="chart">
      <style:chart-properties style:rotation-angle="90"/>
      <style:text-properties fo:font-family="Calibri" style:font-style-name="Gras"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right" chart:symbol-width="0.25cm" chart:symbol-height="0.25cm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cm" svg:height="9.007cm" xlink:href=".." xlink:type="simple" chart:class="chart:scatter" chart:style-name="ch1">
        <chart:plot-area chart:style-name="ch2" table:cell-range-address="'par N docs seg'.B2:'par N docs seg'.C10 'par N docs seg'.C1:'par N docs seg'.C1" chart:data-source-has-labels="row" svg:x="1.636cm" svg:y="0.18cm" svg:width="16.034cm" svg:height="7.401cm">
          <chartooo:coordinate-region svg:x="1.874cm" svg:y="0.393cm" svg:width="15.516cm" svg:height="6.541cm"/>
          <chart:axis chart:dimension="x" chart:name="primary-x" chart:style-name="ch3">
            <chart:title svg:x="5.055cm" svg:y="7.967cm" chart:style-name="ch4">
              <text:p>Ndocs ajoutés au corpus train segmentation</text:p>
            </chart:title>
          </chart:axis>
          <chart:axis chart:dimension="y" chart:name="primary-y" chart:style-name="ch5">
            <chart:title svg:x="0.604cm" svg:y="4.427cm" chart:style-name="ch6">
              <text:p>Rappel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par N docs seg'.C2:'par N docs seg'.C10" chart:label-cell-address="'par N docs seg'.C1:'par N docs seg'.C1" chart:class="chart:scatter">
            <chart:domain table:cell-range-address="'par N docs seg'.B2:'par N docs seg'.B10"/>
            <chart:data-point chart:style-name="ch10"/>
            <chart:data-point chart:repeated="7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Rappel</text:p>
                <draw:g>
                  <svg:desc>'par N docs seg'.C1:'par N docs se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">
                <text:p>-15</text:p>
                <draw:g>
                  <svg:desc>'par N docs seg'.B2:'par N docs seg'.B10</svg:desc>
                </draw:g>
              </table:table-cell>
              <table:table-cell office:value-type="float" office:value="63.3">
                <text:p>63.3</text:p>
                <draw:g>
                  <svg:desc>'par N docs seg'.C2:'par N docs seg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">
                <text:p>106</text:p>
              </table:table-cell>
              <table:table-cell office:value-type="float" office:value="61.8">
                <text:p>6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minimum="40" chart:maximum="9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787cm" svg:height="14.704cm" xlink:href=".." xlink:type="simple" chart:class="chart:line" chart:style-name="ch1">
        <chart:legend chart:legend-position="end" svg:x="28.014cm" svg:y="6.555cm" style:legend-expansion="high" chart:style-name="ch2"/>
        <chart:plot-area chart:style-name="ch3" table:cell-range-address="chronologique.J1:chronologique.L56" chart:data-source-has-labels="row" svg:x="0.615cm" svg:y="0.294cm" svg:width="26.784cm" svg:height="14.116cm">
          <chartooo:coordinate-region svg:x="1.527cm" svg:y="0.294cm" svg:width="25.686cm" svg:height="13.4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hronologique.J2:chronologique.J56" chart:label-cell-address="chronologique.J1:chronologique.J1" chart:class="chart:line">
            <chart:data-point chart:repeated="54"/>
          </chart:series>
          <chart:series chart:style-name="ch8" chart:values-cell-range-address="chronologique.K2:chronologique.K56" chart:label-cell-address="chronologique.K1:chronologique.K1" chart:class="chart:line">
            <chart:data-point chart:repeated="54"/>
          </chart:series>
          <chart:series chart:style-name="ch9" chart:values-cell-range-address="chronologique.L2:chronologique.L56" chart:label-cell-address="chronologique.L1:chronologique.L1" chart:class="chart:line"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ppel</text:p>
                <draw:g>
                  <svg:desc>chronologique.J1:chronologique.J1</svg:desc>
                </draw:g>
              </table:table-cell>
              <table:table-cell office:value-type="string">
                <text:p>Précision</text:p>
                <draw:g>
                  <svg:desc>chronologique.K1:chronologique.K1</svg:desc>
                </draw:g>
              </table:table-cell>
              <table:table-cell office:value-type="string">
                <text:p>F-score</text:p>
                <draw:g>
                  <svg:desc>chronologique.L1:chronologiqu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7529369222353">
                <text:p>45.7529369222353</text:p>
                <draw:g>
                  <svg:desc>chronologique.J2:chronologique.J56</svg:desc>
                </draw:g>
              </table:table-cell>
              <table:table-cell office:value-type="float" office:value="59.2">
                <text:p>59.2</text:p>
                <draw:g>
                  <svg:desc>chronologique.K2:chronologique.K56</svg:desc>
                </draw:g>
              </table:table-cell>
              <table:table-cell office:value-type="float" office:value="52.4764684611177">
                <text:p>52.4764684611177</text:p>
                <draw:g>
                  <svg:desc>chronologique.L2:chronologique.L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0583490185534">
                <text:p>57.0583490185534</text:p>
              </table:table-cell>
              <table:table-cell office:value-type="float" office:value="64">
                <text:p>64</text:p>
              </table:table-cell>
              <table:table-cell office:value-type="float" office:value="60.5291745092767">
                <text:p>60.5291745092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6920751777916">
                <text:p>59.6920751777916</text:p>
              </table:table-cell>
              <table:table-cell office:value-type="float" office:value="67">
                <text:p>67</text:p>
              </table:table-cell>
              <table:table-cell office:value-type="float" office:value="63.3460375888958">
                <text:p>63.3460375888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7574616832482">
                <text:p>57.7574616832482</text:p>
              </table:table-cell>
              <table:table-cell office:value-type="float" office:value="67.4">
                <text:p>67.4</text:p>
              </table:table-cell>
              <table:table-cell office:value-type="float" office:value="62.5787308416241">
                <text:p>62.5787308416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3728106368972">
                <text:p>42.3728106368972</text:p>
              </table:table-cell>
              <table:table-cell office:value-type="float" office:value="68.6">
                <text:p>68.6</text:p>
              </table:table-cell>
              <table:table-cell office:value-type="float" office:value="55.4864053184486">
                <text:p>55.4864053184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904822393858">
                <text:p>51.4904822393858</text:p>
              </table:table-cell>
              <table:table-cell office:value-type="float" office:value="68.9">
                <text:p>68.9</text:p>
              </table:table-cell>
              <table:table-cell office:value-type="float" office:value="60.1952411196929">
                <text:p>60.1952411196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5582145738102">
                <text:p>46.5582145738102</text:p>
              </table:table-cell>
              <table:table-cell office:value-type="float" office:value="69.7">
                <text:p>69.7</text:p>
              </table:table-cell>
              <table:table-cell office:value-type="float" office:value="58.1291072869051">
                <text:p>58.1291072869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7209019851462">
                <text:p>50.7209019851462</text:p>
              </table:table-cell>
              <table:table-cell office:value-type="float" office:value="69.4">
                <text:p>69.4</text:p>
              </table:table-cell>
              <table:table-cell office:value-type="float" office:value="60.0604509925731">
                <text:p>60.0604509925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3634458651287">
                <text:p>52.3634458651287</text:p>
              </table:table-cell>
              <table:table-cell office:value-type="float" office:value="69.2">
                <text:p>69.2</text:p>
              </table:table-cell>
              <table:table-cell office:value-type="float" office:value="60.7817229325644">
                <text:p>60.7817229325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442276844906">
                <text:p>30.0442276844906</text:p>
              </table:table-cell>
              <table:table-cell office:value-type="float" office:value="54.4">
                <text:p>54.4</text:p>
              </table:table-cell>
              <table:table-cell office:value-type="float" office:value="42.2221138422453">
                <text:p>42.2221138422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69.1">
                <text:p>69.1</text:p>
              </table:table-cell>
              <table:table-cell office:value-type="float" office:value="34.55">
                <text:p>34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9.6">
                <text:p>69.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69.2">
                <text:p>69.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002753799223">
                <text:p>53.002753799223</text:p>
              </table:table-cell>
              <table:table-cell office:value-type="float" office:value="60.9">
                <text:p>60.9</text:p>
              </table:table-cell>
              <table:table-cell office:value-type="float" office:value="56.9513768996115">
                <text:p>56.9513768996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1821123587171">
                <text:p>59.1821123587171</text:p>
              </table:table-cell>
              <table:table-cell office:value-type="float" office:value="62.2">
                <text:p>62.2</text:p>
              </table:table-cell>
              <table:table-cell office:value-type="float" office:value="60.6910561793586">
                <text:p>60.6910561793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7379903756108">
                <text:p>57.7379903756108</text:p>
              </table:table-cell>
              <table:table-cell office:value-type="float" office:value="66.9">
                <text:p>66.9</text:p>
              </table:table-cell>
              <table:table-cell office:value-type="float" office:value="62.3189951878054">
                <text:p>62.3189951878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2915225635367">
                <text:p>59.2915225635367</text:p>
              </table:table-cell>
              <table:table-cell office:value-type="float" office:value="62.2">
                <text:p>62.2</text:p>
              </table:table-cell>
              <table:table-cell office:value-type="float" office:value="60.7457612817684">
                <text:p>60.7457612817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1316260396288">
                <text:p>54.1316260396288</text:p>
              </table:table-cell>
              <table:table-cell office:value-type="float" office:value="67.9">
                <text:p>67.9</text:p>
              </table:table-cell>
              <table:table-cell office:value-type="float" office:value="61.0158130198144">
                <text:p>61.0158130198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7083198115919">
                <text:p>57.7083198115919</text:p>
              </table:table-cell>
              <table:table-cell office:value-type="float" office:value="69.4">
                <text:p>69.4</text:p>
              </table:table-cell>
              <table:table-cell office:value-type="float" office:value="63.554159905796">
                <text:p>63.554159905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7926862059693">
                <text:p>58.7926862059693</text:p>
              </table:table-cell>
              <table:table-cell office:value-type="float" office:value="69.5">
                <text:p>69.5</text:p>
              </table:table-cell>
              <table:table-cell office:value-type="float" office:value="64.1463431029847">
                <text:p>64.1463431029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2243094639827">
                <text:p>58.2243094639827</text:p>
              </table:table-cell>
              <table:table-cell office:value-type="float" office:value="72.6">
                <text:p>72.6</text:p>
              </table:table-cell>
              <table:table-cell office:value-type="float" office:value="65.4121547319914">
                <text:p>65.4121547319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541867947446">
                <text:p>59.541867947446</text:p>
              </table:table-cell>
              <table:table-cell office:value-type="float" office:value="72.1">
                <text:p>72.1</text:p>
              </table:table-cell>
              <table:table-cell office:value-type="float" office:value="65.820933973723">
                <text:p>65.820933973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6419968289585">
                <text:p>60.6419968289585</text:p>
              </table:table-cell>
              <table:table-cell office:value-type="float" office:value="71.9">
                <text:p>71.9</text:p>
              </table:table-cell>
              <table:table-cell office:value-type="float" office:value="66.2709984144792">
                <text:p>66.27099841447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.8">
                <text:p>60.8</text:p>
              </table:table-cell>
              <table:table-cell office:value-type="float" office:value="72.1">
                <text:p>72.1</text:p>
              </table:table-cell>
              <table:table-cell office:value-type="float" office:value="66.45">
                <text:p>66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.8">
                <text:p>62.8</text:p>
              </table:table-cell>
              <table:table-cell office:value-type="float" office:value="69.8">
                <text:p>69.8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.7">
                <text:p>63.7</text:p>
              </table:table-cell>
              <table:table-cell office:value-type="float" office:value="70">
                <text:p>70</text:p>
              </table:table-cell>
              <table:table-cell office:value-type="float" office:value="66.85">
                <text:p>66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6">
                <text:p>63.6</text:p>
              </table:table-cell>
              <table:table-cell office:value-type="float" office:value="73.5">
                <text:p>73.5</text:p>
              </table:table-cell>
              <table:table-cell office:value-type="float" office:value="68.55">
                <text:p>68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.8">
                <text:p>64.8</text:p>
              </table:table-cell>
              <table:table-cell office:value-type="float" office:value="72.5">
                <text:p>72.5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.7">
                <text:p>64.7</text:p>
              </table:table-cell>
              <table:table-cell office:value-type="float" office:value="73.4">
                <text:p>73.4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.9">
                <text:p>65.9</text:p>
              </table:table-cell>
              <table:table-cell office:value-type="float" office:value="72.4">
                <text:p>72.4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.5">
                <text:p>64.5</text:p>
              </table:table-cell>
              <table:table-cell office:value-type="float" office:value="73.2">
                <text:p>73.2</text:p>
              </table:table-cell>
              <table:table-cell office:value-type="float" office:value="68.85">
                <text:p>68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4">
                <text:p>65.4</text:p>
              </table:table-cell>
              <table:table-cell office:value-type="float" office:value="74.3">
                <text:p>74.3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4">
                <text:p>65.4</text:p>
              </table:table-cell>
              <table:table-cell office:value-type="float" office:value="74.2">
                <text:p>74.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.3">
                <text:p>65.3</text:p>
              </table:table-cell>
              <table:table-cell office:value-type="float" office:value="74.1">
                <text:p>74.1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.1">
                <text:p>60.1</text:p>
              </table:table-cell>
              <table:table-cell office:value-type="float" office:value="73.5">
                <text:p>73.5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73.7">
                <text:p>73.7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.4">
                <text:p>63.4</text:p>
              </table:table-cell>
              <table:table-cell office:value-type="float" office:value="71.4">
                <text:p>71.4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2">
                <text:p>69.2</text:p>
              </table:table-cell>
              <table:table-cell office:value-type="float" office:value="73.3">
                <text:p>73.3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.7">
                <text:p>69.7</text:p>
              </table:table-cell>
              <table:table-cell office:value-type="float" office:value="73.4">
                <text:p>73.4</text:p>
              </table:table-cell>
              <table:table-cell office:value-type="float" office:value="71.55">
                <text:p>71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.3">
                <text:p>70.3</text:p>
              </table:table-cell>
              <table:table-cell office:value-type="float" office:value="74.1">
                <text:p>74.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.3">
                <text:p>70.3</text:p>
              </table:table-cell>
              <table:table-cell office:value-type="float" office:value="74.8">
                <text:p>74.8</text:p>
              </table:table-cell>
              <table:table-cell office:value-type="float" office:value="72.55">
                <text:p>72.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.4">
                <text:p>70.4</text:p>
              </table:table-cell>
              <table:table-cell office:value-type="float" office:value="74.2">
                <text:p>74.2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.3">
                <text:p>69.3</text:p>
              </table:table-cell>
              <table:table-cell office:value-type="float" office:value="74">
                <text:p>74</text:p>
              </table:table-cell>
              <table:table-cell office:value-type="float" office:value="71.65">
                <text:p>71.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.2">
                <text:p>70.2</text:p>
              </table:table-cell>
              <table:table-cell office:value-type="float" office:value="74">
                <text:p>74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.6">
                <text:p>70.6</text:p>
              </table:table-cell>
              <table:table-cell office:value-type="float" office:value="74.4">
                <text:p>74.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.7">
                <text:p>70.7</text:p>
              </table:table-cell>
              <table:table-cell office:value-type="float" office:value="74.5">
                <text:p>74.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.6">
                <text:p>75.6</text:p>
              </table:table-cell>
              <table:table-cell office:value-type="float" office:value="75.4">
                <text:p>75.4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.4">
                <text:p>74.4</text:p>
              </table:table-cell>
              <table:table-cell office:value-type="float" office:value="75.9">
                <text:p>75.9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